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end" style:justify-single-word="false" fo:text-indent="0.1965in" style:auto-text-indent="false"/>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text-properties fo:language="ru" fo:country="RU"/>
    </style:style>
    <style:style style:name="P103" style:family="paragraph" style:parent-style-name="Text_20_body">
      <loext:graphic-properties draw:fill="solid" draw:fill-color="#eeeeee" draw:opacity="100%"/>
      <style:paragraph-properties fo:background-color="#eeeeee"/>
      <style:text-properties fo:language="ru" fo:country="RU"/>
    </style:style>
    <style:style style:name="P10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5" style:family="paragraph" style:parent-style-name="Text_20_body">
      <style:text-properties fo:language="en" fo:country="US"/>
    </style:style>
    <style:style style:name="P106" style:family="paragraph" style:parent-style-name="Text_20_body">
      <loext:graphic-properties draw:fill="solid" draw:fill-color="#eeeeee" draw:opacity="100%"/>
      <style:paragraph-properties fo:background-color="#eeeeee"/>
    </style:style>
    <style:style style:name="P107" style:family="paragraph" style:parent-style-name="First_20_line_20_indent">
      <loext:graphic-properties draw:fill="solid" draw:fill-color="#eeeeee" draw:opacity="100%"/>
      <style:paragraph-properties fo:background-color="#eeeeee"/>
      <style:text-properties fo:language="ru" fo:country="RU"/>
    </style:style>
    <style:style style:name="P108"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9" style:family="paragraph" style:parent-style-name="Text_20_body">
      <style:paragraph-properties fo:margin-left="0in" fo:margin-right="0in" fo:text-align="justify" style:justify-single-word="false" fo:text-indent="0in" style:auto-text-indent="false"/>
    </style:style>
    <style:style style:name="P110" style:family="paragraph" style:parent-style-name="Text_20_body">
      <style:paragraph-properties fo:margin-left="0in" fo:margin-right="0in" fo:text-align="justify" style:justify-single-word="false" fo:text-indent="0in" style:auto-text-indent="false"/>
      <style:text-properties fo:color="#800000"/>
    </style:style>
    <style:style style:name="P111"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2" style:family="paragraph" style:parent-style-name="Text_20_body">
      <style:paragraph-properties fo:margin-left="0in" fo:margin-right="0in" fo:text-align="justify" style:justify-single-word="false" fo:text-indent="0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text-align="center"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4" style:family="paragraph" style:parent-style-name="Footnote">
      <style:paragraph-properties fo:margin-left="0in" fo:margin-right="0in" fo:text-indent="0in" style:auto-text-indent="false"/>
      <style:text-properties fo:language="en" fo:country="US"/>
    </style:style>
    <style:style style:name="P125" style:family="paragraph" style:parent-style-name="Footnote">
      <style:text-properties fo:language="en" fo:country="US"/>
    </style:style>
    <style:style style:name="P126" style:family="paragraph" style:parent-style-name="Footnote">
      <style:text-properties fo:language="ru" fo:country="RU"/>
    </style:style>
    <style:style style:name="P127" style:family="paragraph" style:parent-style-name="Footnote">
      <style:text-properties style:use-window-font-color="true"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6" style:family="paragraph" style:parent-style-name="Standard">
      <style:text-properties fo:font-style="italic" style:font-style-asian="italic" style:font-style-complex="italic"/>
    </style:style>
    <style:style style:name="P137" style:family="paragraph" style:parent-style-name="Text_20_body" style:list-style-name="L1">
      <style:paragraph-properties fo:text-align="justify" style:justify-single-word="false"/>
    </style:style>
    <style:style style:name="P138" style:family="paragraph" style:parent-style-name="Text_20_body" style:list-style-name="L1">
      <style:paragraph-properties fo:text-align="justify" style:justify-single-word="false"/>
      <style:text-properties fo:language="ru" fo:country="RU"/>
    </style:style>
    <style:style style:name="P139" style:family="paragraph" style:parent-style-name="Text_20_body" style:list-style-name="L2">
      <style:paragraph-properties fo:text-align="justify" style:justify-single-word="false"/>
      <style:text-properties fo:language="ru" fo:country="RU"/>
    </style:style>
    <style:style style:name="P14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cedb7"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07b4"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17b69"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491698"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07b4" officeooo:paragraph-rsid="001e07b4"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07b4" officeooo:paragraph-rsid="001e5b5b"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07b4" officeooo:paragraph-rsid="001fcbdb"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07b4" officeooo:paragraph-rsid="004bdd8e"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e07b4" officeooo:paragraph-rsid="004cda81"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officeooo:rsid="001e07b4" officeooo:paragraph-rsid="004bdd8e"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cbdb" officeooo:paragraph-rsid="00239a0b"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91698" officeooo:paragraph-rsid="004bdd8e"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bdd8e" officeooo:paragraph-rsid="004bdd8e"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4cda81" officeooo:paragraph-rsid="004cda81"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officeooo:paragraph-rsid="00491698"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4bdd8e" style:font-style-asian="normal" style:font-style-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4bdd8e"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4bdd8e" style:font-style-asian="italic" style:font-style-complex="italic"/>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6790f" officeooo:paragraph-rsid="0036790f" fo:background-color="transparent" style:font-style-asian="normal" style:font-weight-asian="normal" style:font-style-complex="normal" style:font-weight-complex="normal"/>
    </style:style>
    <style:style style:name="P165" style:family="paragraph" style:parent-style-name="Text_20_body">
      <style:paragraph-properties fo:margin-left="0in" fo:margin-right="0in" fo:text-align="justify" style:justify-single-word="false" fo:text-indent="0.1965in" style:auto-text-indent="false"/>
      <style:text-properties officeooo:paragraph-rsid="002ada3e"/>
    </style:style>
    <style:style style:name="P16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16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16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6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48900" officeooo:paragraph-rsid="00448900" style:font-style-asian="normal" style:font-style-complex="normal"/>
    </style:style>
    <style:style style:name="P17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48900" officeooo:paragraph-rsid="0045e4f6" style:font-style-asian="normal" style:font-style-complex="normal"/>
    </style:style>
    <style:style style:name="P17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officeooo:rsid="004af1f3" officeooo:paragraph-rsid="004af1f3" style:font-style-asian="italic" style:font-style-complex="italic"/>
    </style:style>
    <style:style style:name="P172"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3"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7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6" style:family="paragraph" style:parent-style-name="Heading_20_1">
      <loext:graphic-properties draw:fill="solid" draw:fill-color="#eeeeee" draw:opacity="100%"/>
      <style:paragraph-properties fo:background-color="#eeeeee"/>
    </style:style>
    <style:style style:name="P177" style:family="paragraph" style:parent-style-name="Heading_20_1">
      <style:paragraph-properties fo:margin-left="0in" fo:margin-right="0in" fo:text-align="center" style:justify-single-word="false" fo:text-indent="0.1965in" style:auto-text-indent="false"/>
    </style:style>
    <style:style style:name="P178" style:family="paragraph" style:parent-style-name="Heading_20_2">
      <style:text-properties fo:language="en" fo:country="US"/>
    </style:style>
    <style:style style:name="P179" style:family="paragraph" style:parent-style-name="Heading_20_2">
      <style:text-properties fo:language="ru" fo:country="RU"/>
    </style:style>
    <style:style style:name="P180" style:family="paragraph" style:parent-style-name="Heading_20_2">
      <loext:graphic-properties draw:fill="solid" draw:fill-color="#eeeeee" draw:opacity="100%"/>
      <style:paragraph-properties fo:background-color="#eeeeee"/>
      <style:text-properties fo:language="ru" fo:country="RU"/>
    </style:style>
    <style:style style:name="P181" style:family="paragraph" style:parent-style-name="Heading_20_2">
      <loext:graphic-properties draw:fill="solid" draw:fill-color="#eeeeee" draw:opacity="100%"/>
      <style:paragraph-properties fo:background-color="#eeeeee"/>
    </style:style>
    <style:style style:name="P18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78edc"/>
    </style:style>
    <style:style style:name="T10" style:family="text">
      <style:text-properties fo:language="ru" fo:country="RU" officeooo:rsid="002ada3e"/>
    </style:style>
    <style:style style:name="T11" style:family="text">
      <style:text-properties fo:language="ru" fo:country="RU" officeooo:rsid="0031ae8c"/>
    </style:style>
    <style:style style:name="T12" style:family="text">
      <style:text-properties fo:language="ru" fo:country="RU" officeooo:rsid="0045e4f6"/>
    </style:style>
    <style:style style:name="T13" style:family="text">
      <style:text-properties fo:language="ru" fo:country="RU" officeooo:rsid="0045ed36"/>
    </style:style>
    <style:style style:name="T14" style:family="text">
      <style:text-properties fo:language="ru" fo:country="RU" officeooo:rsid="00473e31"/>
    </style:style>
    <style:style style:name="T15" style:family="text">
      <style:text-properties fo:language="ru" fo:country="RU" officeooo:rsid="004bdd8e"/>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fo:background-color="transparent" loext:char-shading-value="0" style:font-style-asian="italic" style:font-style-complex="italic"/>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officeooo:rsid="001dca87"/>
    </style:style>
    <style:style style:name="T23" style:family="text">
      <style:text-properties fo:language="en" fo:country="US" officeooo:rsid="001e07b4"/>
    </style:style>
    <style:style style:name="T24" style:family="text">
      <style:text-properties fo:language="en" fo:country="US" officeooo:rsid="002f0d15"/>
    </style:style>
    <style:style style:name="T25" style:family="text">
      <style:text-properties fo:language="en" fo:country="US" officeooo:rsid="004cda81"/>
    </style:style>
    <style:style style:name="T26" style:family="text">
      <style:text-properties fo:color="#ff3333"/>
    </style:style>
    <style:style style:name="T27" style:family="text">
      <style:text-properties fo:color="#ff3333" fo:language="ru" fo:country="RU"/>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color="#6666ff" fo:language="ru" fo:country="RU"/>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fo:background-color="transparent" loext:char-shading-value="0" style:font-style-asian="normal" style:font-style-complex="normal"/>
    </style:style>
    <style:style style:name="T34" style:family="text">
      <style:text-properties fo:color="#800000" fo:language="ru" fo:country="RU" fo:font-style="normal" style:font-style-asian="normal" style:font-style-complex="normal"/>
    </style:style>
    <style:style style:name="T35" style:family="text">
      <style:text-properties fo:color="#800000" fo:language="ru" fo:country="RU" fo:background-color="transparent" loext:char-shading-value="0"/>
    </style:style>
    <style:style style:name="T36" style:family="text">
      <style:text-properties fo:color="#800000" fo:language="ru" fo:country="RU" officeooo:rsid="0037a81b"/>
    </style:style>
    <style:style style:name="T37" style:family="text">
      <style:text-properties fo:color="#800000" fo:language="ru" fo:country="RU" officeooo:rsid="0044371c"/>
    </style:style>
    <style:style style:name="T38" style:family="text">
      <style:text-properties fo:color="#800000" fo:language="ru" fo:country="RU" officeooo:rsid="00448900"/>
    </style:style>
    <style:style style:name="T39" style:family="text">
      <style:text-properties fo:color="#800000" fo:language="ru" fo:country="RU" officeooo:rsid="00478f6a"/>
    </style:style>
    <style:style style:name="T40" style:family="text">
      <style:text-properties fo:color="#800000" fo:language="en" fo:country="US"/>
    </style:style>
    <style:style style:name="T41" style:family="text">
      <style:text-properties fo:color="#ff6600"/>
    </style:style>
    <style:style style:name="T42" style:family="text">
      <style:text-properties fo:color="#ff6600" fo:language="ru" fo:country="RU"/>
    </style:style>
    <style:style style:name="T43" style:family="text">
      <style:text-properties fo:font-weight="bold" style:font-weight-asian="bold" style:font-weight-complex="bold"/>
    </style:style>
    <style:style style:name="T44" style:family="text">
      <style:text-properties fo:font-weight="bold" fo:background-color="transparent" loext:char-shading-value="0" style:font-weight-asian="bold" style:font-weight-complex="bold"/>
    </style:style>
    <style:style style:name="T45" style:family="text">
      <style:text-properties style:use-window-font-color="true"/>
    </style:style>
    <style:style style:name="T46" style:family="text">
      <style:text-properties style:use-window-font-color="true" fo:language="ru" fo:country="RU"/>
    </style:style>
    <style:style style:name="T47" style:family="text">
      <style:text-properties style:use-window-font-color="true" fo:language="ru" fo:country="RU" fo:font-style="normal" style:font-style-asian="normal" style:font-style-complex="normal"/>
    </style:style>
    <style:style style:name="T48" style:family="text">
      <style:text-properties style:use-window-font-color="true" fo:language="ru" fo:country="RU" fo:font-style="normal" officeooo:rsid="0031ae8c" style:font-style-asian="normal" style:font-style-complex="normal"/>
    </style:style>
    <style:style style:name="T49" style:family="text">
      <style:text-properties style:use-window-font-color="true" fo:language="ru" fo:country="RU" fo:font-style="normal" fo:font-weight="normal" style:font-style-asian="normal" style:font-weight-asian="normal" style:font-style-complex="normal" style:font-weight-complex="normal"/>
    </style:style>
    <style:style style:name="T5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ru" fo:country="RU" fo:font-style="normal" fo:font-weight="normal" officeooo:rsid="002ada3e" fo:background-color="transparent" loext:char-shading-value="0" style:font-style-asian="normal" style:font-weight-asian="normal" style:font-style-complex="normal" style:font-weight-complex="normal"/>
    </style:style>
    <style:style style:name="T52" style:family="text">
      <style:text-properties style:use-window-font-color="true" fo:language="ru" fo:country="RU" fo:font-style="italic" style:font-style-asian="italic" style:font-style-complex="italic"/>
    </style:style>
    <style:style style:name="T53" style:family="text">
      <style:text-properties style:use-window-font-color="true" fo:language="ru" fo:country="RU" fo:font-style="italic" fo:font-weight="normal" style:font-style-asian="italic" style:font-weight-asian="normal" style:font-style-complex="italic" style:font-weight-complex="normal"/>
    </style:style>
    <style:style style:name="T54" style:family="text">
      <style:text-properties style:use-window-font-color="true" fo:language="ru" fo:country="RU" fo:font-weight="normal" style:font-weight-asian="normal" style:font-weight-complex="normal"/>
    </style:style>
    <style:style style:name="T55" style:family="text">
      <style:text-properties style:use-window-font-color="true" fo:language="ru" fo:country="RU" fo:background-color="transparent" loext:char-shading-value="0"/>
    </style:style>
    <style:style style:name="T56" style:family="text">
      <style:text-properties style:use-window-font-color="true" fo:language="en" fo:country="US"/>
    </style:style>
    <style:style style:name="T57" style:family="text">
      <style:text-properties style:use-window-font-color="true" fo:language="en" fo:country="US" fo:font-style="normal" style:font-style-asian="normal" style:font-style-complex="normal"/>
    </style:style>
    <style:style style:name="T58" style:family="text">
      <style:text-properties style:use-window-font-color="true" fo:language="en" fo:country="US" fo:font-style="normal" fo:background-color="transparent" loext:char-shading-value="0" style:font-style-asian="normal" style:font-style-complex="normal"/>
    </style:style>
    <style:style style:name="T59" style:family="text">
      <style:text-properties style:use-window-font-color="true" fo:language="en" fo:country="US" fo:font-style="normal" fo:font-weight="normal" style:font-style-asian="normal" style:font-weight-asian="normal" style:font-style-complex="normal" style:font-weight-complex="normal"/>
    </style:style>
    <style:style style:name="T6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1" style:family="text">
      <style:text-properties style:use-window-font-color="true" fo:language="en" fo:country="US" fo:font-weight="normal" style:font-weight-asian="normal" style:font-weight-complex="normal"/>
    </style:style>
    <style:style style:name="T62" style:family="text">
      <style:text-properties style:use-window-font-color="true" fo:font-style="normal" style:font-style-asian="normal" style:font-style-complex="normal"/>
    </style:style>
    <style:style style:name="T63" style:family="text">
      <style:text-properties style:use-window-font-color="true" fo:font-style="normal" fo:background-color="transparent" loext:char-shading-value="0" style:font-style-asian="normal" style:font-style-complex="normal"/>
    </style:style>
    <style:style style:name="T64" style:family="text">
      <style:text-properties style:use-window-font-color="true" fo:font-style="normal" fo:font-weight="normal" style:font-style-asian="normal" style:font-weight-asian="normal" style:font-style-complex="normal" style:font-weight-complex="normal"/>
    </style:style>
    <style:style style:name="T65" style:family="text">
      <style:text-properties style:use-window-font-color="true" fo:font-style="italic" fo:font-weight="normal" style:font-style-asian="italic" style:font-weight-asian="normal" style:font-style-complex="italic" style:font-weight-complex="normal"/>
    </style:style>
    <style:style style:name="T66" style:family="text">
      <style:text-properties style:use-window-font-color="true" fo:background-color="transparent" loext:char-shading-value="0"/>
    </style:style>
    <style:style style:name="T67" style:family="text">
      <style:text-properties fo:background-color="transparent" loext:char-shading-value="0"/>
    </style:style>
    <style:style style:name="T68" style:family="text">
      <style:text-properties style:text-position="super 58%"/>
    </style:style>
    <style:style style:name="T69" style:family="text">
      <style:text-properties fo:color="#c5000b"/>
    </style:style>
    <style:style style:name="T70" style:family="text">
      <style:text-properties fo:language="fr" fo:country="FR"/>
    </style:style>
    <style:style style:name="T71" style:family="text">
      <style:text-properties fo:color="#0000ff"/>
    </style:style>
    <style:style style:name="T72" style:family="text">
      <style:text-properties fo:color="#3333ff"/>
    </style:style>
    <style:style style:name="T73" style:family="text">
      <style:text-properties fo:color="#3333ff" fo:language="en" fo:country="US"/>
    </style:style>
    <style:style style:name="T74" style:family="text">
      <style:text-properties fo:font-style="normal" style:font-style-asian="normal" style:font-style-complex="normal"/>
    </style:style>
    <style:style style:name="T75" style:family="text">
      <style:text-properties fo:color="#0066ff"/>
    </style:style>
    <style:style style:name="T76" style:family="text">
      <style:text-properties fo:color="#0066ff" fo:language="en" fo:country="US" fo:font-style="normal" fo:background-color="transparent" loext:char-shading-value="0" style:font-style-asian="normal" style:font-style-complex="normal"/>
    </style:style>
    <style:style style:name="T77" style:family="text">
      <style:text-properties fo:background-color="#ffff00" loext:char-shading-value="0"/>
    </style:style>
    <style:style style:name="T78" style:family="text">
      <style:text-properties fo:color="#00ccff"/>
    </style:style>
    <style:style style:name="T79" style:family="text">
      <style:text-properties fo:font-weight="normal" style:font-weight-asian="normal" style:font-weight-complex="normal"/>
    </style:style>
    <style:style style:name="T80" style:family="text">
      <style:text-properties fo:color="#0066cc"/>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language="uk" fo:country="UA" officeooo:rsid="00188c9d"/>
    </style:style>
    <style:style style:name="T86" style:family="text">
      <style:text-properties fo:color="#ff0000"/>
    </style:style>
    <style:style style:name="T87" style:family="text">
      <style:text-properties officeooo:rsid="001a382e"/>
    </style:style>
    <style:style style:name="T88" style:family="text">
      <style:text-properties officeooo:rsid="001c05eb"/>
    </style:style>
    <style:style style:name="T89" style:family="text">
      <style:text-properties officeooo:rsid="001cedb7"/>
    </style:style>
    <style:style style:name="T90" style:family="text">
      <style:text-properties officeooo:rsid="001dca87"/>
    </style:style>
    <style:style style:name="T91" style:family="text">
      <style:text-properties officeooo:rsid="001e5b5b"/>
    </style:style>
    <style:style style:name="T92" style:family="text">
      <style:text-properties officeooo:rsid="00227550"/>
    </style:style>
    <style:style style:name="T93" style:family="text">
      <style:text-properties officeooo:rsid="00239a0b"/>
    </style:style>
    <style:style style:name="T94" style:family="text">
      <style:text-properties officeooo:rsid="00253d26"/>
    </style:style>
    <style:style style:name="T95" style:family="text">
      <style:text-properties officeooo:rsid="00260c57"/>
    </style:style>
    <style:style style:name="T96" style:family="text">
      <style:text-properties officeooo:rsid="0027aca7"/>
    </style:style>
    <style:style style:name="T97" style:family="text">
      <style:text-properties officeooo:rsid="002ec2e0"/>
    </style:style>
    <style:style style:name="T98" style:family="text">
      <style:text-properties officeooo:rsid="002f0d15"/>
    </style:style>
    <style:style style:name="T99" style:family="text">
      <style:text-properties officeooo:rsid="0031ae8c"/>
    </style:style>
    <style:style style:name="T100" style:family="text">
      <style:text-properties officeooo:rsid="00330698"/>
    </style:style>
    <style:style style:name="T101" style:family="text">
      <style:text-properties officeooo:rsid="0034820d"/>
    </style:style>
    <style:style style:name="T102" style:family="text">
      <style:text-properties officeooo:rsid="003f60a2"/>
    </style:style>
    <style:style style:name="T103" style:family="text">
      <style:text-properties officeooo:rsid="004146d8"/>
    </style:style>
    <style:style style:name="T104" style:family="text">
      <style:text-properties officeooo:rsid="00491698"/>
    </style:style>
    <style:style style:name="T105" style:family="text">
      <style:text-properties officeooo:rsid="004bdd8e"/>
    </style:style>
    <style:style style:name="T106" style:family="text">
      <style:text-properties officeooo:rsid="004cda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2">Обмен ( <text:a xlink:type="simple" xlink:href="https://darkpony.ru/obmen/" text:style-name="Internet_20_link" text:visited-style-name="Visited_20_Internet_20_Link">https://darkpony.ru/obmen/</text:a> )</text:p>
      <text:p text:style-name="P105">Fallout Equestria</text:p>
      <text:p text:style-name="P102">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848549497453558515" text:style-name="L1">
        <text:list-item>
          <text:p text:style-name="P137">добавить детектив <text:span text:style-name="T1">(реализовано)</text:span>+ магические уроки/трактаты Старсвирла (реализовано)</text:p>
        </text:list-item>
        <text:list-item>
          <text:p text:style-name="P138">Терра несколько раз пытается убить Макса (один раз — в аквапарке). Несколько раз Макса спасает Селестия (даёт приказы Нексусу)</text:p>
        </text:list-item>
        <text:list-item>
          <text:p text:style-name="P138">Книги:</text:p>
        </text:list-item>
      </text:list>
      <text:list xml:id="list4038728350528244014" text:style-name="L2">
        <text:list-item>
          <text:p text:style-name="P139">«Великие грифоны прошлого» - из канона (5<text:span text:style-name="T16">s8e)</text:span></text:p>
        </text:list-item>
        <text:list-item>
          <text:p text:style-name="P139">«Высшие заклинания в повседневном использовании: от песчинки до дворца»</text:p>
        </text:list-item>
        <text:list-item>
          <text:p text:style-name="P140">«Малоизвестные аспекты магии трансформаций»</text:p>
        </text:list-item>
        <text:list-item>
          <text:p text:style-name="P13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9">Дасти Вейфарер «Зебрианская культура, быт и фольклор»</text:p>
        </text:list-item>
        <text:list-item>
          <text:p text:style-name="P139">«Краткая история Эквестрии»</text:p>
        </text:list-item>
        <text:list-item>
          <text:p text:style-name="P139">«Шедевры архитектуры Эквестрии» с разделом о Кантерлотском Королевском Дворце</text:p>
        </text:list-item>
        <text:list-item>
          <text:p text:style-name="P139">«Великие дела и великие чары». Страница 893: …</text:p>
        </text:list-item>
        <text:list-item>
          <text:p text:style-name="P139">«Природа Проклятий» - обмен</text:p>
        </text:list-item>
        <text:list-item>
          <text:p text:style-name="P139">«<text:span text:style-name="T67">Магия для Чайников</text:span>» - обмен</text:p>
        </text:list-item>
        <text:list-item>
          <text:p text:style-name="P139">«Энциклопедия Арканум» - обмен</text:p>
        </text:list-item>
        <text:list-item>
          <text:p text:style-name="P139">«О Гейсах» - обмен</text:p>
        </text:list-item>
        <text:list-item>
          <text:p text:style-name="P139">«<text:span text:style-name="T77">Тайны Тайных Наук</text:span>» - обмен</text:p>
        </text:list-item>
        <text:list-item>
          <text:p text:style-name="P140"><text:soft-page-break/>«Основы Заклятий» - обмен</text:p>
        </text:list-item>
        <text:list-item>
          <text:p text:style-name="P13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560623497211878363"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Кроме Дискорда, старше сестёр ещё старейшина драконов</text:p>
        </text:list-item>
        <text:list-item>
          <text:p text:style-name="P141"><text:soft-page-break/>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0">Искусственный интеллект. Создан Владом и Максом. Разработан для управления корпорациями.</text:p>
      <text:h text:style-name="Heading_20_3" text:outline-level="3">Норф</text:h>
      <text:p text:style-name="P10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6">(2500 ?)</text:span>. Страдает о скуки.</text:p>
      <text:h text:style-name="Heading_20_3" text:outline-level="3">Луна</text:h>
      <text:p text:style-name="P10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9">Единорог. Холост, молод, мечтателен. Живёт в Кантерлоте. В свободное время рисует облака.</text:p>
      <text:h text:style-name="Heading_20_3" text:outline-level="3">Алекс</text:h>
      <text:p text:style-name="P109">Менеджер проектов, над одним из которых (Нексус) работает Макс.</text:p>
      <text:h text:style-name="Heading_20_3" text:outline-level="3"><text:soft-page-break/>Ростик</text:h>
      <text:p text:style-name="P109">Лидер команды тестировщиков</text:p>
      <text:h text:style-name="Heading_20_3" text:outline-level="3">Стас</text:h>
      <text:p text:style-name="P109">Программист-новичок в команде Макса.</text:p>
      <text:h text:style-name="Heading_20_3" text:outline-level="3">Рома</text:h>
      <text:p text:style-name="P109">Программист в команде UI-программистов</text:p>
      <text:h text:style-name="Heading_20_3" text:outline-level="3">Анджела</text:h>
      <text:p text:style-name="P109">Сисадмин. Флиртует с Максом.</text:p>
      <text:p text:style-name="P109"/>
      <text:h text:style-name="Heading_20_2" text:outline-level="2">Положения</text:h>
      <text:p text:style-name="P10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78" text:outline-level="2">1. Терра</text:h>
      <text:p text:style-name="P27">музыка - кондовая электронная, холодная и отчаянная (Electronics “Disappointed”)</text:p>
      <text:p text:style-name="P111">&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3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8"><text:note text:id="ftn1" text:note-class="footnote"><text:note-citation>1</text:note-citation><text:note-body><text:p text:style-name="P12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4">В уголке <text:span text:style-name="T16">RnD-</text:span><text:span text:style-name="T1">зоны</text:span><text:span text:style-name="T1"><text:note text:id="ftn3" text:note-class="footnote"><text:note-citation>3</text:note-citation><text:note-body><text:p text:style-name="P12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6">UI</text:span>-программистов.</text:p>
      <text:p text:style-name="P20">&lt;<text:span text:style-name="T32">Добавить сцену со Стасом</text:span>&gt;</text:p>
      <text:p text:style-name="P44">Я повесил куртку на спинку кресла и включил комп.</text:p>
      <text:p text:style-name="P4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4">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2"><text:span text:style-name="T16">&gt;\</text:span>Привет, Н<text:span text:style-name="T1">эш.</text:span> Это Макс.</text:p>
      <text:p text:style-name="P72"><text:span text:style-name="T16">&lt;\</text:span>Привет Макс. <text:span text:style-name="T1">Рад тебя видеть. Где ты отсутствовал три дня?</text:span></text:p>
      <text:p text:style-name="P72"><text:span text:style-name="T16">&gt;\</text:span><text:span text:style-name="T1">Неважно.</text:span><text:span text:style-name="T16"> </text:span>Выдай <text:span text:style-name="T1">общую </text:span>диагностику <text:span text:style-name="T1">на экран</text:span> в сжатом формате.</text:p>
      <text:p text:style-name="P25"/>
      <text:p text:style-name="P44">Так, что тут у нас? По логам видно, что <text:s/>три последних запроса вызвали сбои в работе кластера и заставили перегрузиться один из хостов.</text:p>
      <text:p text:style-name="P44"><text:soft-page-break/>Введём-ка парочку <text:span text:style-name="T1">простейших</text:span> вопросов <text:span text:style-name="T1">для разминки</text:span>.</text:p>
      <text:p text:style-name="P44"/>
      <text:p text:style-name="P72"><text:span text:style-name="T16">&gt;\</text:span>Как называется наш проект?</text:p>
      <text:p text:style-name="P72"><text:span text:style-name="T16">&lt;\</text:span>Дайсон.</text:p>
      <text:p text:style-name="P72"><text:span text:style-name="T16">&gt;\</text:span>Сколько тебе лет?</text:p>
      <text:p text:style-name="P72"><text:span text:style-name="T16">&lt;\</text:span>Два года с начала запуска кластера.</text:p>
      <text:p text:style-name="P72"><text:span text:style-name="T16">&gt;\</text:span>Какой сейчас год?</text:p>
      <text:p text:style-name="P72"><text:span text:style-name="T16">&gt;\</text:span>202<text:span text:style-name="T1">1</text:span>-й.</text:p>
      <text:p text:style-name="P26"/>
      <text:p text:style-name="P44">Так, на закрытые словарные вопросы ответы есть <text:span text:style-name="T1">—</text:span> значит, речевой транслятор и база знаний в порядке.</text:p>
      <text:p text:style-name="P44">Проверим бизнес-логику на тестовой задачке.</text:p>
      <text:p text:style-name="P43"/>
      <text:p text:style-name="P72"><text:span text:style-name="T16">&gt;\</text:span>Н<text:span text:style-name="T1">эш</text:span>, отключи память <text:span text:style-name="T1">заданий</text:span> за последнюю неделю.</text:p>
      <text:p text:style-name="P72"><text:span text:style-name="T16">&lt;\</text:span>Выполнено.</text:p>
      <text:p text:style-name="P72"><text:span text:style-name="T1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2"><text:span text:style-name="T16">&lt;\</text:span><text:span text:style-name="T1">Тебя понял. Читаю задачу...</text:span></text:p>
      <text:p text:style-name="P7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3">Ограничени<text:span text:style-name="T1">е 1:</text:span><text:span text:style-name="T16"> </text:span><text:span text:style-name="T1">нельзя</text:span> подать в суд на компанию Б и ждать результатов, так как за время разбирательства компания А обанкротится.</text:p>
      <text:p text:style-name="P73">Ограничени<text:span text:style-name="T1">е 2: решение должно находиться в правовых рамках уголовного и административного кодекса.</text:span></text:p>
      <text:p text:style-name="P73">Задание:<text:span text:style-name="T1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3"><text:span text:style-name="T16">&lt;\</text:span><text:span text:style-name="T1">Выполняю задачу</text:span>...</text:p>
      <text:p text:style-name="P73"><text:span text:style-name="T16">&lt;\</text:span>...</text:p>
      <text:p text:style-name="P73"><text:span text:style-name="T16">&lt;\</text:span>Решение:</text:p>
      <text:p text:style-name="P73"><text:span text:style-name="T1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3"><text:span text:style-name="T1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6">:47.bmf»</text:span></text:p>
      <text:p text:style-name="P25"/>
      <text:p text:style-name="P34">&lt;<text:span text:style-name="T1">как-то говённо. Улучшить</text:span>&gt;</text:p>
      <text:p text:style-name="P44">Хм, не понял? Ч<text:span text:style-name="T1">ё</text:span> за хрень?</text:p>
      <text:p text:style-name="P44"/>
      <text:p text:style-name="P72"><text:span text:style-name="T16">&gt;</text:span>\<text:span text:style-name="T1">Нэш</text:span>, почему ты используешь жёсткие настройки <text:span text:style-name="T1">для решения задачи</text:span>?</text:p>
      <text:p text:style-name="P72"><text:span text:style-name="T16">&lt;\</text:span>Настройки правильные, <text:span text:style-name="T1">Макс</text:span>.</text:p>
      <text:p text:style-name="P26"/>
      <text:p text:style-name="P44">Хм. Кто-то из релиз-команды лажанулся <text:span text:style-name="T1">с бизнес-настройками</text:span><text:span text:style-name="T16">?</text:span> Ладно, <text:span text:style-name="T1">это не моё дело, на стабильность работы это не влияет. П</text:span>роехали.</text:p>
      <text:p text:style-name="P44"><text:span text:style-name="T1">Ч</text:span>то у нас с аналитикой?</text:p>
      <text:p text:style-name="P16"/>
      <text:p text:style-name="P72"><text:span text:style-name="T16">&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6"/>
      <text:p text:style-name="P44">Вместо ответа Нексус выплюнул в консоль длинную строку букв и служебных символов, среди которых бросилась в глаза строка “<text:span text:style-name="T43">incompartible interface Analytics v.0.93 beta</text:span>”</text:p>
      <text:p text:style-name="P44">Ага, уже теплее.</text:p>
      <text:p text:style-name="P44"/>
      <text:p text:style-name="P72"><text:span text:style-name="T16">&gt;</text:span>\<text:span text:style-name="T1">Нэш</text:span>, выдай <text:span text:style-name="T1">краткую </text:span>диагностику модулей <text:span text:style-name="T1">аналитики</text:span></text:p>
      <text:p text:style-name="P44"/>
      <text:p text:style-name="P44">Йо! </text:p>
      <text:p text:style-name="P44">Видеокамеры молча наблюдают за поднятым вверх <text:span text:style-name="T1">большим пальцем</text:span>.</text:p>
      <text:p text:style-name="P44">Всё понятно. Версия аналитического модуля устарела и стала несовместимой с последним релизом кибермозга. </text:p>
      <text:p text:style-name="P44">Набираю номер прожект-мэнеджера.</text:p>
      <text:p text:style-name="P44"><text:span text:style-name="T16">–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4"><text:span text:style-name="T16">– </text:span>Окей. Спасибо, Макс. <text:span text:style-name="T1">Выручил.</text:span></text:p>
      <text:p text:style-name="P4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text:soft-page-break/>– Но эти установки работают не в тестовом кластере, а на продакшене.</text:p>
      <text:p text:style-name="P9">– Забей, это не наше дело.</text:p>
      <text:p text:style-name="P44"><text:span text:style-name="T1">– </text:span>Ааа, понятно. Ну ладно, у меня всё. <text:span text:style-name="T1">Отбой</text:span>!</text:p>
      <text:p text:style-name="P45"><text:span text:style-name="T1">– Отбой</text:span>. <text:span text:style-name="T1">Ещё раз спасибо, что помог. Жаль, что ты ушёл</text:span><text:span text:style-name="T16">.</text:span></text:p>
      <text:p text:style-name="P82">Гудки.</text:p>
      <text:p text:style-name="P44"><text:span text:style-name="T1">У</text:span>ходя попрощался с охранником, <text:span text:style-name="T1">увлечённо исследующим тему садо-мазо</text:span>.</text:p>
      <text:p text:style-name="P44">Всё, свободен. Хотя <text:s/><text:span text:style-name="T1">воскресенье</text:span> уже испорчен<text:span text:style-name="T1">о</text:span>.</text:p>
      <text:p text:style-name="P44"/>
      <text:p text:style-name="P113">***</text:p>
      <text:p text:style-name="P113"/>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5">Junior — <text:span text:style-name="T1">младший программист.</text:span></text:p></text:note-body></text:note></text:span><text:span text:style-name="T1">, а оглянуться не успел — и уже лидер проекта, входящего в </text:span><text:span text:style-name="T1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31">Bionic-Hill’а</text:span>. <text:span text:style-name="T1">Разноцветное искрение снежинок в мягком свете фонарей</text:span> создавал<text:span text:style-name="T1">о</text:span> атмосферу <text:span text:style-name="T8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6">&lt;</text:span><text:span text:style-name="T80">мелодия из Донни Дарко</text:span><text:span text:style-name="T16">&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6">&lt;</text:span><text:span text:style-name="T32">месяц</text:span><text:span text:style-name="T16">&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67">ворил </text:span><text:span text:style-name="T2">—</text:span><text:span text:style-name="T6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6">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7">А у нас получается... </text:span><text:span text:style-name="T2">–</text:span><text:span text:style-name="T6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5">AI <text:span text:style-name="T2">– </text:span><text:span text:style-name="T6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9">субъекта</text:span>, способного направлять ход событий, в <text:span text:style-name="T9">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6">2. </text:span>Дом, любимый дом</text:h>
      <text:p text:style-name="P75">Музыка быстрая, тревожная, надорваная и печальная (Pet Shop Boys “So Hard” ?)</text:p>
      <text:p text:style-name="P29"/>
      <text:p text:style-name="P110"><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71">&lt;<text:span text:style-name="T1">Описание полёта через Эогипп. Удивлённый взгляд Анакорна</text:span>&gt;</text:p>
      <text:p text:style-name="P4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4">Единорог поднял голову.</text:p>
      <text:p text:style-name="P44"><text:span text:style-name="T16">–</text:span> Она очнула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7">, </text:span><text:span text:style-name="T2">а от валиума таких глюков у меня ни разу не было</text:span><text:span text:style-name="T6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45">…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6">облака.&lt;</text:span><text:span text:style-name="T32">Описание получше. Подземелье</text:span><text:span text:style-name="T1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6">проводник</text:span>??? А?!! Ахахахахахаха! <text:span text:style-name="T1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6"><text:span text:style-name="T1">–</text:span> Такая <text:span text:style-name="T2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6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5">верх</text:span>…</text:p>
      <text:p text:style-name="P5">Тут м<text:span text:style-name="T16">еня, </text:span>наконец,<text:span text:style-name="T16"> стошнило. Буквально вывернуло наизнанку: из носа текло, в глазах стояли слёзы. </text:span></text:p>
      <text:p text:style-name="P5"><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5">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6">Спи, сестра моя родная,<text:line-break/>Спи. Усни.<text:line-break/>Крыльями тебя укрою,<text:line-break/>Спи. Усни.</text:p><text:p text:style-name="P126"><text:tab/>В чаще тёмной волки воют,<text:line-break/>Спи. Усни.</text:p><text:p text:style-name="P126"><text:tab/>В мрачном замке духи ноют,<text:line-break/>Спи. Усни.</text:p><text:p text:style-name="P126"><text:tab/>Сказки вечность нам читает,<text:line-break/>Спи. Усни.<text:line-break/>День осенний угасает,<text:line-break/>Спи. Усни.<text:line-break/>Помни только в сне глубоком,</text:p><text:p text:style-name="P12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6">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5">,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5"><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6">–</text:span> ТЫ!!! ТЫ!..</text:p>
      <text:p text:style-name="P5"><text:span text:style-name="T16">–</text:span> Да, я!!! <text:span text:style-name="T16">–</text:span> Дискорд подбоченился и с вызовом посмотрел на разъярённую аликорницу. <text:span text:style-name="T16">–</text:span> Можешь скинуть меня в болото, можешь превратить обратно в камень, &lt;<text:span text:style-name="T3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oft-page-break/><text:span text:style-name="T16">3. </text:span>Кантерлот</text:h>
      <text:p text:style-name="P76">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6663860222085692254"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text:span></text:p><text:p text:style-name="P124"><text:s/>Сколько страниц сегодня нахреначили?</text:p><text:p text:style-name="P125">– <text:span text:style-name="T1">Восемь, учитель!</text:span></text:p><text:p text:style-name="P125">– Отлично. Надиктую ещё две и сбегаешь за кофе.</text:p></text:note-body></text:note></text:span></text:p>
        </text:list-item>
      </text:list>
      <text:p text:style-name="P7"/>
      <text:p text:style-name="P11">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4"><text:soft-page-break/>Дискорд исчез. Последний раз драконикуса видели, когда он на своей маленькой и юркой колеснице удалялся в сторону Жеребячьих<text:span text:style-name="T31"> </text:span>гор.</text:p>
      <text:p text:style-name="P7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 </text:p>
      <text:p text:style-name="P7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4"><text:span text:style-name="T16">Ну, понятно, в элитном придворцовом квартале, который представляет из себя </text:span><text:span text:style-name="T1">верхний город</text:span><text:span text:style-name="T16">, цены кусаются. Надо топать вниз, на окраину. Но, блин, корявые пальцы внесли свою коррективу в шопинг-план!</text:span></text:p>
      <text:p text:style-name="P74"><text:span text:style-name="T16">Как раз на спуске в нижний </text:span><text:span text:style-name="T1">город</text:span><text:span text:style-name="T1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text:soft-page-break/>–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5">парящие платформы.</text:span> Но дворцовым бюрократам необязательно ж знать, КАК я их уничтожаю, хе-хе! Некоторые из <text:span text:style-name="T45">платформ </text:span>уничтожаются путём <text:span text:style-name="T1">усиленного</text:span> износа, будучи частью экспериментальных колесниц! “Лорен” я сделал на базе <text:span text:style-name="T45">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45">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6">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6">4. </text:span>Библиотека</text:h>
      <text:p text:style-name="P18">&lt;<text:span text:style-name="T71">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5">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46">На трактат упала тень.</text:p>
      <text:p text:style-name="P47">– Эй, нельзя ли не заслонять …</text:p>
      <text:p text:style-name="P47">Я поперхнулся словом, упёршись носом в покрытую белой шерстью грудь. Селестия оступила, извиняясь.</text:p>
      <text:p text:style-name="P47">– Извини за беспокойство. Просто стало интересно, что ты так увлечённо читаешь? Стража докладывала, что ты днюешь и ночуешь в библиотеке.</text:p>
      <text:p text:style-name="P46"><text:span text:style-name="T16">За прошедшие дни я уже привык и к магии, и к разумным эквиноподобным и даже </text:span><text:span text:style-name="T1">к вегетарианскому рациону</text:span><text:span text:style-name="T16">. Но вид перебинтованной аликорницы, представшей передо мной в неком подобии экзоскелета, лишил меня дара речи.</text:span></text:p>
      <text:p text:style-name="P47">– Эээ…</text:p>
      <text:p text:style-name="P4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7">Она потянулась за спину, сжала зубами зажим, и, после негромкого щелчка, экзоскелет “разошёлся” в стороны.</text:p>
      <text:p text:style-name="P47">– Вот, так лучше. – улыбнулась она, вышагивая из него. – Доктор Плантаго Майор был уверен, что я не дотянусь до замка.</text:p>
      <text:p text:style-name="P47">– Насколько я знаю, тебе было прописано два месяца постельного режима. Сейчас и недели не прошло...</text:p>
      <text:p text:style-name="P47">– Не волнуйся, аликорны куда крепче единорогов, по стандартам которых меня лечат.</text:p>
      <text:p text:style-name="P4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6">Она, почувствовав мой взгляд, подняла нос <text:span text:style-name="T1">из</text:span> книги и <text:s/>посмотрела на меня, насторожив уши.</text:p>
      <text:p text:style-name="P46"><text:span text:style-name="T1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8">– А по-моему, ты не…</text:p>
      <text:p text:style-name="P46"><text:span text:style-name="T17">– Так, я попрошу! – перебила меня венценосная кобыла. – Давай, ты не будешь лезть в мои дела, а я не буду</text:span><text:span text:style-name="T5">… эээ… ммм…</text:span></text:p>
      <text:p text:style-name="P48">– Не будешь что?</text:p>
      <text:p text:style-name="P55">Селестия нахмурилась и угрожающе подняла крылья.</text:p>
      <text:p text:style-name="P55"><text:span text:style-name="T16">– </text:span>Не забывай, человек, я — могущественный маг и правитель Эквестрии. Ко мне нужно относиться с должным уважением!</text:p>
      <text:p text:style-name="P55"><text:span text:style-name="T16">– </text:span>А то что? Превратишь в жабу? Сошлёшь на Луну? Убьёшь нахер?</text:p>
      <text:p text:style-name="P55">Аликорница сникла. Уши её опустились.</text:p>
      <text:p text:style-name="P55"><text:span text:style-name="T16">– </text:span>Макс, не надо... Ты же знаешь, я этого не сделаю.</text:p>
      <text:p text:style-name="P55"><text:soft-page-break/><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8">– О, небо! Я забыла распорядиться насчёт тебя! Какая же я тупая! Макс, извини, пожалуйста!</text:p>
      <text:p text:style-name="P55"><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55"><text:span text:style-name="T16">Аликорница уселась н</text:span>а пол <text:span text:style-name="T16">и прижала копыто к груди.</text:span></text:p>
      <text:p text:style-name="P48">– Да будет так! Сим заявляю, что отныне и впредь буду общаться с тобой на равных, человек Макс. Слово Селестии!</text:p>
      <text:p text:style-name="P55">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16">– Лады! Вот видишь, нам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55"><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16">– </text:span>Вот, читай отсюда. <text:span text:style-name="T16">– а</text:span>ликорница подчеркнула абзац копытом.</text:p>
      <text:p text:style-name="P55"/>
      <text:p text:style-name="P57">***</text:p>
      <text:p text:style-name="P57"/>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text:soft-page-break/>&lt;<text:span text:style-name="T31">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8">– Теперь ты понимаешь, почему мы не ожидали увидеть тебя? Мы, вообще-то, вызывали сверхаликорна…</text:p>
      <text:p text:style-name="P48">Я повернулся к Селестии.</text:p>
      <text:p text:style-name="P4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8">Аликорница отвернулась.</text:p>
      <text:p text:style-name="P48">– Это очень чувствительная тема. – сказала она после недолгой заминки. – <text:s/>Постыдная для нас.</text:p>
      <text:p text:style-name="P48">– Какая тема?</text:p>
      <text:p text:style-name="P48">Селестия повернулась, но старалась избегать меня взглядом.</text:p>
      <text:p text:style-name="P48">– Магия.</text:p>
      <text:p text:style-name="P48">– Что?</text:p>
      <text:p text:style-name="P4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8">Я посмотрел на аликорницу. Та старательно делала вид, что интересуется состоянием лака на копыте.</text:p>
      <text:p text:style-name="P48">– То есть, вы почувствовали ослабление своих магических способностей, и решили, что миру приходит конец?</text:p>
      <text:p text:style-name="P4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8">– Ээээ… ммм… А вы пробовали обратиться к врачу? – начал я как можно мягче.</text:p>
      <text:p text:style-name="P48">БАЦ!</text:p>
      <text:p text:style-name="P4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8">– Это бесполезно… Он не верит мне. У меня нет времени его переубедить.</text:p>
      <text:p text:style-name="P48">Потом она обратилась ко мне.</text:p>
      <text:p text:style-name="P48">– <text:s/>Извини. Сорвалась. Мне очень стыдно. Последнее время всё идёт наперекосяк, совсем не так, как мы планировали.</text:p>
      <text:p text:style-name="P4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8"><text:span text:style-name="T1">– Зачем? </text:span>– спросил я. – Что это за театр, твоё… Ваше Высочество? Во-первых, я не давал своё согласие на чтение моих мыслей. Во-вторых…</text:p>
      <text:p text:style-name="P48">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8">Аликорница <text:span text:style-name="T1">прислушалась, </text:span>всполошилась и стала носиться по читальному залу с загнанным видом.</text:p>
      <text:p text:style-name="P48">– <text:s/><text:span text:style-name="T1">Дискордовы</text:span> яйца! Они нашли меня!</text:p>
      <text:p text:style-name="P4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8">– <text:s/>Ты! Чего! Делаешь! Твоё, <text:span text:style-name="T1">блин,</text:span> высочество!!! – <text:s/>я едва уберёг <text:span text:style-name="T1">своё </text:span>естество от острого рога.</text:p>
      <text:p text:style-name="P48"><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8">– Помоги! Мне самой не закрыть замок, – <text:s/>обратилась аликорница ко мне, тщётно пытаясь охватить зубами раскрытую защёлку.</text:p>
      <text:p text:style-name="P4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8">– <text:s/><text:span text:style-name="T1">Я</text:span> помогу! – <text:s/>Селестия изогнула шею и стала зубами сжимать защёлку.</text:p>
      <text:p text:style-name="P48">ШЛОП!</text:p>
      <text:p text:style-name="P4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8">–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8"><text:span text:style-name="T1">– Занавес. </text:span>– <text:s/><text:span text:style-name="T1">подытожил я.</text:span></text:p>
      <text:p text:style-name="P48"/>
      <text:h text:style-name="P179" text:outline-level="2"><text:span text:style-name="T16">5. </text:span>Индиго</text:h>
      <text:p text:style-name="P48"/>
      <text:p text:style-name="P4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text:soft-page-break/>–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фиолетово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онечно! Скажи ей, что у меня сегодня день рождения, и я очень сильно огорчи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 Постой-постой, не части. Твой отец, случайно, не Хорст Мэдтроттер?</text:p>
      <text:p text:style-name="P55">– Агась. А ты откуд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5">Я остался сидеть в полнейшем замешательстве. </text:p>
      <text:p text:style-name="P55"/>
      <text:p text:style-name="P57">***</text:p>
      <text:p text:style-name="P55">&lt;<text:span text:style-name="T71">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text:soft-page-break/>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5"/>
      <text:p text:style-name="P55">Селестия встала, потянувшись по-кошачьи, и направилась к выходу. У двери он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5"><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5">–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Ты говорила, он от древности вообще сбрендил.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text:soft-page-break/>Селестия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text:p>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text:soft-page-break/>– Вроде да. Хотя, по-моему, дело уже не в муравьях.</text:p>
      <text:p text:style-name="P55">– По-моему, тоже. – рассмеялась аликорница. – Продолжай...</text:p>
      <text:p text:style-name="P55"/>
      <text:h text:style-name="P178" text:outline-level="2">6. Стыд</text:h>
      <text:p text:style-name="P55"/>
      <text:p text:style-name="P63">~~~ Завтра на семь в библиотеке ~~~</text:p>
      <text:p text:style-name="P63"/>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5">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text:soft-page-break/></text:p>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text:soft-page-break/>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5">– А как ты сама помнишь о том заклинании, если оно стёрто из бытия? – резонно подметил я.</text:p>
      <text:p text:style-name="P55"><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72">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text:soft-page-break/>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7">—</text:span> осень, за осенью <text:span text:style-name="T47">—</text:span> зима. <text:s/>Если пошёл дождь, должно быть мокро, если выпал снег <text:span text:style-name="T47">—</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постой,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pan text:style-name="T16">–</text:span> Да, Ваше Высочество, <text:span text:style-name="T16">–</text:span> гонец потупил взгляд, глаза его забегали, <text:span text:style-name="T16">–</text:span> по состоянию здоровья.</text:p>
      <text:p text:style-name="P46">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м… Они… м-м-м… не больны… в некотором смысле… <text:span text:style-name="T16">–</text:span> гонец изо всех сил ковырял копытом <text:s/>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7">старший. </text:span><text:span text:style-name="T2">–</text:span><text:span text:style-name="T6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7">—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16">— умение делегировать полномочия. Вечером того же дня я села за письменный стол.</text:span></text:p>
      <text:p text:style-name="P48">“<text:span text:style-name="T2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6">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16">—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lt;<text:span text:style-name="T26">Селли !!!</text:span>&gt;. Если хочешь.</text:p>
      <text:p text:style-name="P55">– Хорошо. До встречи, Селли.</text:p>
      <text:p text:style-name="P55">– До встречи, Макс.</text:p>
      <text:p text:style-name="P55"/>
      <text:h text:style-name="Heading_20_2" text:outline-level="2"><text:span text:style-name="T1">8</text:span>. <text:span text:style-name="T16">40-6</text:span></text:h>
      <text:p text:style-name="P77">Mark Knopfler — Hill Farmers Blues — или на следующую главу (прощание)</text:p>
      <text:p text:style-name="P55"/>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1">Истончения </text:span>(быть может, к счастью). Всё, что я могу <text:span text:style-name="T16">— оставить тебе напутствие.</text:span></text:p>
      <text:p text:style-name="P63"><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63">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48"><text:soft-page-break/>…</text:p>
      <text:p text:style-name="P48"/>
      <text:p text:style-name="P55">Тоже мне, философ выискался, Диоген копытный! Вот не люблю, когда всякие "гуру" с глубокомысленным видом порют чушь. Эквестрия <text:span text:style-name="T18">—</text:span> сказочная страна, пони <text:span text:style-name="T18">— </text:span><text:span text:style-name="T16">прекрасные создания, порядки тут з</text:span>амечательные<text:span text:style-name="T16">! Чисто, культурно, вежливо. Дворецкий </text:span><text:span text:style-name="T18">—</text:span><text:span text:style-name="T1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Макс.</text:p>
      <text:p text:style-name="P1">Я захлопнул трактат<text:span text:style-name="T1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pan text:style-name="T16">–</text:span> Я проведу вас, человек Мак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4"> </text:span><text:span text:style-name="T57">— вся архитектура явно </text:span><text:span text:style-name="T47">была </text:span><text:span text:style-name="T57">заточена под крылатых. Таких, для которых приземлиться на балкон в тронном зале или уйти через портик на крыше</text:span><text:span text:style-name="T74"> </text:span><text:span text:style-name="T57">— обычное дело. </text:span><text:span text:style-name="T74">Хорошо, что ежедневные посещения каретной мастерской подняли мой тонус, изрядно посаженный сидячим образом жизни.</text:span></text:p>
      <text:p text:style-name="P1"><text:span text:style-name="T7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7">Каменный пол комнаты был покрыт розовым ковром с длиннейшим ворсом.</text:span><text:span text:style-name="T57"> </text:span><text:span text:style-name="T47">Его центр занимал высокий </text:span><text:span text:style-name="T57">кругл</text:span><text:span text:style-name="T47">ый</text:span><text:span text:style-name="T57"> </text:span><text:span text:style-name="T47">футон</text:span><text:span text:style-name="T57"> </text:span><text:span text:style-name="T47">с</text:span><text:span text:style-name="T57"> велик</text:span><text:span text:style-name="T47">им</text:span><text:span text:style-name="T57"> множество</text:span><text:span text:style-name="T47">м</text:span><text:span text:style-name="T5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8">– Рада тебя видеть, Макс. – знакомый силуэт на балконе повернулся в мою сторону. Гардины раздвинулись и Селестия вошла в комнату.</text:p>
      <text:p text:style-name="P48"><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8">Аликорница смотрела на меня из под чёлки с фирменной саркастической улыбочкой.</text:p>
      <text:p text:style-name="P48">– <text:span text:style-name="T1">Такое впечатление, что ты увидел не меня, а василиска! Отомри!</text:span></text:p>
      <text:p text:style-name="P55">Я выдохнул.</text:p>
      <text:p text:style-name="P48">– <text:span text:style-name="T1">Как ты это делаешь? Я видел тебя и раньше, но ты никогда не была такой... Такой...</text:span></text:p>
      <text:p text:style-name="P4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8">–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8">– <text:span text:style-name="T1">О каких подпольщиках ты говоришь? В Эквестрии зреет революция?</text:span></text:p>
      <text:p text:style-name="P48">Селестия подошла к фонтанчику и начала набирать воду в серебряный чайник.</text:p>
      <text:p text:style-name="P4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8"><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8">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8"><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8"><text:span text:style-name="T1">–</text:span> Мы же договорились! Тия! Не хватало мне ещё слышать официоз у себя дома. Его в моей жизни и так хватает.</text:p>
      <text:p text:style-name="P48">Она открыла шкафчик и, потянув зубами золотой шнурок, вытащила чёрный с золотом пакетик.</text:p>
      <text:p text:style-name="P48"><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8">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8"><text:span text:style-name="T1">–</text:span> Не стой столбом, Макс! Об тебя можно взгляд поцарапать!</text:p>
      <text:p text:style-name="P48">Я присел на краешек. Она немного придвинулась ко мне и смешливо сощурилась.</text:p>
      <text:p text:style-name="P48"><text:span text:style-name="T1">–</text:span> Ты не против, если мы продолжим знакомство? Я хотела пригласить тебя на чай ещё вчера, но землетрясение…</text:p>
      <text:p text:style-name="P4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8">Тия виновато сморщила нос.</text:p>
      <text:p text:style-name="P4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8">Я молчал, раздумывая, чтобы такое остроумное ляпнуть в ответ, когда аликорница шутливо ткнула меня копытом в плечо. </text:p>
      <text:p text:style-name="P48"><text:span text:style-name="T1">–</text:span> Ну же, Макс, ты как деревянный! Расслабься! Можно подумать, тебя никогда раньше не приглашали на свидания!</text:p>
      <text:p text:style-name="P48">От неожиданности я повалился на ложе.</text:p>
      <text:p text:style-name="P48"><text:span text:style-name="T1">–</text:span> Эй, полегче! Ты пихаешься, как бульдозер!</text:p>
      <text:p text:style-name="P4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8">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8"><text:soft-page-break/><text:span text:style-name="T1">–</text:span> Ты чего??? <text:span text:style-name="T1">–</text:span> я непонимающе уставился на аликорницу.</text:p>
      <text:p text:style-name="P4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7">Мне печалиться не стоит</text:p><text:p text:style-name="P127">Жизнь прекрасна и ярка</text:p><text:p text:style-name="P127">Телом молода, душою —</text:p><text:p text:style-name="P127">Как дракон морской мудра</text:p><text:p text:style-name="P127"/><text:p text:style-name="P127">Я видала взлёт империй,</text:p><text:p text:style-name="P127">Я жила среди легенд,</text:p><text:p text:style-name="P127">Древней магии мистерий</text:p><text:p text:style-name="P127">Я прилежнейший студент</text:p><text:p text:style-name="P127"/><text:p text:style-name="P127">Обожаема народом,</text:p><text:p text:style-name="P127">Уважаема врагом,</text:p><text:p text:style-name="P127">Но друзей моих немного,</text:p><text:p text:style-name="P127">Гложет душу холодом</text:p><text:p text:style-name="P127"/><text:p text:style-name="P127">Одинока и печальна,</text:p><text:p text:style-name="P127">Недоступна и строга,</text:p><text:p text:style-name="P127">Потеряла изначальный</text:p><text:p text:style-name="P127">Смысл жизни навсегда</text:p><text:p text:style-name="P127"/><text:p text:style-name="P127">Жизнь моя теперь публична,</text:p><text:p text:style-name="P127">Жизнь моя теперь для всех,</text:p><text:p text:style-name="P127">В этом — горе, в этом — счастье,</text:p><text:p text:style-name="P127">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8">Аликорница поводила носом над чашками и заметила:</text:p>
      <text:p text:style-name="P4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8">Я трогал пальцем ноги воду, сидя на бортике бассейна, когда дверь открылась и внутрь сунулся нос аликорницы.</text:p>
      <text:p text:style-name="P48">– Тебе в чай класть мёд или сахар? – спросила она, невинно наблюдая за моими тщётными попытками прикрыться.</text:p>
      <text:p text:style-name="P48">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8">– Ты бы предупреждала, прежде чем войти, что ли? – просипел я. </text:p>
      <text:p text:style-name="P4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8">– Мёд. Или сахар. На твоё усмотрение.</text:p>
      <text:p text:style-name="P48">– Как скажешь. – нос Тии скрылся за дверью.</text:p>
      <text:p text:style-name="P48"><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8">– О, ты уже?</text:p>
      <text:p text:style-name="P48">Аликорница поставила на поднос чашки и плетёнку с бубликами и подошла с ним к тюфяку.</text:p>
      <text:p text:style-name="P48">– А почему ты опустила жалюзи на окне в ванной? Оттуда такой прекрасный вид!</text:p>
      <text:p text:style-name="P4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8"><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Тия. <text:span text:style-name="T16">– С</text:span>пасибо, мнет хоть инвалидное кресло не пририсовали!</text:p>
      <text:p text:style-name="P4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8">–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8">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8">Я повернулся к Тие. Мне пришлось осторожно напрягать мускулы шеи, чтобы они случайно не отвернули голову нафиг.</text:p>
      <text:p text:style-name="P48">– Это просто бомба! Я чувствую себя богом! Кажется, я понял секрет вашей силы и долголетия: вы пьёте эту траву каждый день.</text:p>
      <text:p text:style-name="P48">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Копыто легло мне на плечо и мягко повалило на постель. Тия легла рядом и тепло дунула мне в ухо.</text:p>
      <text:p text:style-name="P48">– <text:span text:style-name="T1">Ты готов познакомиться поближе? Совсем близко?</text:span></text:p>
      <text:p text:style-name="P4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6"><text:span text:style-name="T16">–</text:span> Иногда хочется забыться, <text:span text:style-name="T16">–</text:span> перехватила мой взгляд аликорница, <text:span text:style-name="T1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6"><text:span text:style-name="T16">–</text:span> А водку у вас принято пить?</text:p>
      <text:p text:style-name="P46"><text:span text:style-name="T16">–</text:span> Некоторые употребляют. Но правительница Эквестрии, пьющая <text:span text:style-name="T1">яблочную </text:span>водку <text:span text:style-name="T1">—</text:span> это уже черезчур. <text:span text:style-name="T16">–</text:span> засмеялась Селестия.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55"><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16">– Я несказанно рада, что, наконец-то, могу назвать тебя своим другом. </text:span>– мурлыкнула Тия. – <text:span text:style-name="T16">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16">– Это ты называешь “дружбой”? – с </text:span>улыбкой хмыкнул<text:span text:style-name="T16"> я. – </text:span>Мне нравится твоё чувство юмора.</text:p>
      <text:p text:style-name="P55">Аликорница нахмурилась.</text:p>
      <text:p text:style-name="P55"><text:span text:style-name="T16">–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16">– </text:span>Нет, что ты, Тия, не мели ерунды! Я всем доволен, я просто в восторге. Мне вообще кажется, что я попал в рай,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6">— не друг, я — нечто большее. Я тебя </text:span>лю...</text:p>
      <text:p text:style-name="P55">Копыто аликорницы закрыло мне рот прежде чем я успел договорить заветное слово.</text:p>
      <text:p text:style-name="P48">– Макс, не надо! – умоляюще произнесла аликорница. – Не продолжай! Пожалуйста!</text:p>
      <text:p text:style-name="P48">Слова встали у меня поперёк горла. Я медленно отодвинул копыто от лица и потрясённо уставился на неё.</text:p>
      <text:p text:style-name="P48">– Но почему? – в конце-концов выдавил я. – Что не так? Это из-за того, что я — человек?</text:p>
      <text:p text:style-name="P48">Тия виновато закусила губу и отвернулась.</text:p>
      <text:p text:style-name="P4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8"><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8">– Макс… Я не смогу сделать тебя бессмертным… Мне очень жаль… Извини…</text:p>
      <text:p text:style-name="P4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8">Слёзы злости душили меня, но я сдержался.</text:p>
      <text:p text:style-name="P48">– Охренеть. – сказал я холодно. – А я прям напрашивался!</text:p>
      <text:p text:style-name="P48">Одиночество, отступившее перед мягким, но настойчивым натиском аликорницы в последние <text:span text:style-name="T1">дни</text:span>, снова сковало душу стужей.</text:p>
      <text:p text:style-name="P4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8">“...пожалуйста, останься...”</text:p>
      <text:p text:style-name="P48">Где этот чёртов носок?</text:p>
      <text:p text:style-name="P48">“...пойми, это эффект лазурного вина...”</text:p>
      <text:p text:style-name="P48">Джинсы узкие, блядь! На мокрое тело хрен натянешь...</text:p>
      <text:p text:style-name="P48">“...ох, я глупая...”</text:p>
      <text:p text:style-name="P48">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8">–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8"/>
      <text:p text:style-name="P57">***</text:p>
      <text:p text:style-name="P4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57">– </text:span><text:span text:style-name="T47">Говорят, в Додж-сити почти не осталось жителей. В местном депо перестали обслуживать паровозы из-за отсутствия рабочих. Старик </text:span><text:span text:style-name="T57">–</text:span><text:span text:style-name="T4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57">– </text:span><text:span text:style-name="T62">А из Пинто Крика уже месяц нет новостей...</text:span></text:p>
      <text:p text:style-name="P5"><text:span text:style-name="T57">– </text:span><text:span text:style-name="T6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4"><text:span text:style-name="T62">– </text:span>“<text:span text:style-name="T1">Что я могу сделать, чтобы вернуть всё назад?</text:span>”</text:p>
      <text:p text:style-name="P14"><text:span text:style-name="T62">– </text:span><text:span text:style-name="T47">Так и сказала?</text:span></text:p>
      <text:p text:style-name="P1"><text:span text:style-name="T57">– </text:span><text:span text:style-name="T47">Да, </text:span><text:span text:style-name="T49">Фэнси</text:span><text:span text:style-name="T4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62">– </text:span><text:span text:style-name="T47">Что бы это значило, Флер?</text:span></text:p>
      <text:p text:style-name="P14"><text:span text:style-name="T62">– </text:span><text:span text:style-name="T47">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5">…</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кольты!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6">–</text:span> Ты? <text:span text:style-name="T16">–</text:span> повернулась она ко мне.</text:p>
      <text:p text:style-name="P47">– Привет, Селестия. – подчёркнуто нейтрально обратился я. – Как дела?</text:p>
      <text:p text:style-name="P47">– Привет… Макс. <text:s/>Не очень, мягко говоря.</text:p>
      <text:p text:style-name="P46"><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4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6">–</text:span> Пятьдесят шесть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6">–</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6">— </text:span><text:span text:style-name="T4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6">–</text:span> А почему вы не поселитесь в более пригодном для земледелия месте?</text:p>
      <text:p text:style-name="P47">–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7">Селестия подошла к фонтанчику, обмакнула в него копыто и провела им по лбу.</text:p>
      <text:p text:style-name="P4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7">Я сделал вид, что не заметил полунамёка в последнем предложении. Выяснять отношения и мириться мне не хотелось.</text:p>
      <text:p text:style-name="P47">– Порадовать, к сожалению, нечем. Твой приятель, Норфолк Каррус, исчез. Судя по всему, во сне.</text:p>
      <text:p text:style-name="P47">– И Норф? О-о-о, нет!</text:p>
      <text:p text:style-name="P47">Селестия в отчаянии села на пол, прижав копыто к виску и опустошенно качая головой.</text:p>
      <text:p text:style-name="P4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7">Аликорница подняла голову и <text:span text:style-name="T1">удручённо</text:span> посмотрела на меня.</text:p>
      <text:p text:style-name="P4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7">– Может, спросишь Луну, куда деваются пони? Сон по её части.</text:p>
      <text:p text:style-name="P46"><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7">– Может, мне поговорить с ней?</text:p>
      <text:p text:style-name="P46"><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48">– Ну ок. Тогда она обрадуется следующей новости: я ухожу.</text:p>
      <text:p text:style-name="P48">Селестия еле заметно дрогнула ушами. Она отвернулась и молча смотрела в окно, не выказывая эмоций.</text:p>
      <text:p text:style-name="P48"><text:soft-page-break/>Я продолжил.</text:p>
      <text:p text:style-name="P4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8">Поза аликорницы стала чуть менее скованной. На грани слышимости я уловил её вздох. Она наконец повернулась ко мне и слабо улыбнулась.</text:p>
      <text:p text:style-name="P4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8">– А в мешочке что?</text:p>
      <text:p text:style-name="P4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8">Я хотел было оскорбиться такой опекой со стороны аликорницы, но, глянув в её глаза, передумал.</text:p>
      <text:p text:style-name="P48">– Твоё высочество<text:span text:style-name="T1">, ты, вообще, спишь по ночам? У тебя глаза красные, как у кролика-альбиноса.</text:span></text:p>
      <text:p text:style-name="P4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8">–<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8"/>
      <text:p text:style-name="P1"><text:span text:style-name="T58">&lt;</text:span><text:span text:style-name="T76">Mark Knopfler - </text:span><text:span text:style-name="T75">Hill Farmer's Blues</text:span><text:span text:style-name="T58">&gt;</text:span></text:p>
      <text:p text:style-name="P50">***</text:p>
      <text:p text:style-name="P48"/>
      <text:p text:style-name="P5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4">–<text:span text:style-name="T1"> Но магия есть и сейчас, мам!</text:span></text:p>
      <text:p text:style-name="P5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5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4">–<text:span text:style-name="T1"> Весь мир как Вечнодикий лес?</text:span></text:p>
      <text:p text:style-name="P6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5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4"><text:span text:style-name="T1">– Конечно, мам! «День горящего очага» </text:span>— <text:span text:style-name="T1">верно?</text:span></text:p>
      <text:p text:style-name="P63">–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6">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83">мино</text:span>тавра?</text:p>
      <text:p text:style-name="P63">– <text:s/>Тебя я забрать ему не дам. А в дядю не тыкай копытом, это невежливо! Спи уже, мой маленький!</text:p>
      <text:p text:style-name="P63">– Поцелуй меня на ночь, мам!</text:p>
      <text:p text:style-name="P63"><text:soft-page-break/>– Конечно, мой хороший...</text:p>
      <text:p text:style-name="P63"/>
      <text:p text:style-name="P48">Вагоны убаюкивающе перестукивались по рельсам, унося меня прочь от Кантерлота. Я перевернулся на другой бок и провалился в сон.</text:p>
      <text:p text:style-name="P79">&lt;https://www.youtube.com/watch?v=Py9SDdYGFrQ&gt;</text:p>
      <text:h text:style-name="Heading_20_2" text:outline-level="2">10. Понивилль</text:h>
      <text:p text:style-name="P48"/>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6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8">–<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57">–</text:span><text:span text:style-name="T47"> Эй, верзила, поосторожнее, лягать тя в </text:span><text:span text:style-name="T48">пузо</text:span><text:span text:style-name="T47">! Куда прёшься-то?</text:span></text:p>
      <text:p text:style-name="P14"><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8">– Ты что, как-тя-там, впервые на базаре? Так таращишься по сторонам, как будто морковку с картохой впервые в жизни увидел.</text:p>
      <text:p text:style-name="P4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8">Я перегнулся через прилавок, стараясь рассмотреть кьютимарку кобылки. </text:p>
      <text:p text:style-name="P4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8">Так и есть! На крупе кобылки красовались три яблока. Вот только, блин, как её звали-то?</text:p>
      <text:p text:style-name="P48">– <text:s/>Прошу прощения, Аппл... Эппл... Эпплхэт?</text:p>
      <text:p text:style-name="P48">– Ща залеплю оплеуху. – мрачно процедила пони. – Мало того, что таращится, как василиск, так ещё и издевается!</text:p>
      <text:p text:style-name="P48">– Да ладно тебе, Эй-Джей! Вполне милое имя. – хихикнул дракончик с кукурузой, проходя мимо.</text:p>
      <text:p text:style-name="P48">Ага, вот!</text:p>
      <text:p text:style-name="P48">– Извините меня пожалуйста, Эй-Джей, просто мне показалось, что вы напоминаете одну мою знакомую.</text:p>
      <text:p text:style-name="P48">– Эй-Джей я для друзей! – сварливо заметила поняха, – А для всех остальных — тебя тоже! — Эпплджек.</text:p>
      <text:p text:style-name="P48">Блин, опять облажался. Как-то хреново начинается знакомство с Понивиллем.</text:p>
      <text:p text:style-name="P48">– Понял. А меня зовут Макс. Приятно было познакомиться, Эпплджек.</text:p>
      <text:p text:style-name="P48">Я повернулся было уходить.</text:p>
      <text:p text:style-name="P48">– Э-э-э… Макс?</text:p>
      <text:p text:style-name="P48">– Да? – я повернулся обратно.</text:p>
      <text:p text:style-name="P48">Поняха водила копытом по прилавку. Надвинутая на лоб шляпа скрывала выражение мордочки. </text:p>
      <text:p text:style-name="P4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8">Я вернулся к прилавку.</text:p>
      <text:p text:style-name="P4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8">– Сколько стоят вот эти? – указал я на пирамидку красных яблок размером с треть арбуза каждое.</text:p>
      <text:p text:style-name="P48">– Ред Делишес? Две серебряшки.</text:p>
      <text:p text:style-name="P48">– Куча?</text:p>
      <text:p text:style-name="P48">– Ну ты даёшь! – хмыкнула Эпплджек. – Даже не смешно.</text:p>
      <text:p text:style-name="P48">– Неужели штука?</text:p>
      <text:p text:style-name="P48"><text:soft-page-break/>Поняшка выпрыгнула из-за прилавка и смерила меня долгим взглядом.</text:p>
      <text:p text:style-name="P4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8">Я улыбнулся и кивнул в ответ. Ситуация начала выправляться.</text:p>
      <text:p text:style-name="P48">–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8">– А сколько стоит вот это? – указал я на небольшую прикрытую от солнца мешковиной баночку с содержимым удивительной радужной расцветки.</text:p>
      <text:p text:style-name="P4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8">Поняшка набрала ложечку джема и предложила мне. </text:p>
      <text:p text:style-name="P4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8">– Это просто восхитительно! Чудесно! Никогда такого не пробовал! И даже представить не мог, что такая вкуснотень существует!</text:p>
      <text:p text:style-name="P48">Эпплджек просто расцвела от моих дифирамбов.</text:p>
      <text:p text:style-name="P48">– Тебе, сахарок, как гостю города, сделаю скидку. Забирай за шестьдесят. Раньше меньше чем золотой не отдавала.</text:p>
      <text:p text:style-name="P48">Расплачиваясь, я спросил:</text:p>
      <text:p text:style-name="P48">– Ты, случаем, не знаешь, как пройти к городской библиотеке?</text:p>
      <text:p text:style-name="P48">Эпплджек, вскинув копыто ко лбу, запричитала:</text:p>
      <text:p text:style-name="P48">– Эх, на пять минут со Спайком разминулся! Он бы тебя провёл куда надо. Да что там, я б и сама провела, если бы могла оставить прилавок. <text:s/>Вот <text:span text:style-name="T11">д</text:span>искорд! Без проводника ты точно заблудишься!</text:p>
      <text:p text:style-name="P48">Тут Эпплджек прервалась и что есть силы замахала кому-то:</text:p>
      <text:p text:style-name="P48">– Рэр! Эй! Рэр! Давай к нам!</text:p>
      <text:p text:style-name="P48">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8"><text:soft-page-break/>– Эпплджек! Сколько можно повторять: модельер, а не рукодельница! Проведу, конечно. – устало произнесла Рэрити.</text:p>
      <text:p text:style-name="P48">– А какая разница? – беспечно махнула копытом Эпплджек, не обращая внимание на нахмурившуюся единорожку. – Шмотки — они и в Эппллузе шмотки.</text:p>
      <text:p text:style-name="P48">– Разница, как если бы тебя вместо огородницы назвали… ммм… <text:s/>реднеком. Пойдёмте, Макс.</text:p>
      <text:p text:style-name="P4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8">– Огородница!.. Ишь, чего выдумала! По мне, так уж лучше “реднек”, чем “огородница”! – слышалось бурчание Эпплджек нам вдогонку.</text:p>
      <text:p text:style-name="P48">Единорожка с серьёзным видом завела меня за угол и только после этого звонко расхохоталась.</text:p>
      <text:p text:style-name="P48">– Я думал, вы друзья. – заметил я.</text:p>
      <text:p text:style-name="P4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8">– Буду только рад. Сам бы предложил, да не успел.</text:p>
      <text:p text:style-name="P4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8">– Не сомневаюсь. Мы в конце-концов неплохо поладили и она даже сделала мне скидку на вольт-яблочн<text:span text:style-name="T1">ый</text:span> джем.</text:p>
      <text:p text:style-name="P48">– А почём продала, если не секрет?</text:p>
      <text:p text:style-name="P48">– За шестьдесят бит.</text:p>
      <text:p text:style-name="P4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8">Единорожка чуть не подпрыгивала от любопытства. Заметив мою отвалившуюся челюсть, она вновь рассмеялась.</text:p>
      <text:p text:style-name="P4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8"><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8">– От недосыпа. – перебил я Рэрити. – Красные от недосыпа глаза я не спутаю ни с чем. Сам такие двадцать лет наблюдал в зеркале.</text:p>
      <text:p text:style-name="P4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8">Мы остановились перед деревом.</text:p>
      <text:p text:style-name="P48">Даже не так. </text:p>
      <text:p text:style-name="P48">Мы остановились перед ДЕРЕВОМ! </text:p>
      <text:p text:style-name="P4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8">–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8">Единорожка удалилась, оставив <text:span text:style-name="T1">после себя лёгкий запах жасмина.</text:span></text:p>
      <text:p text:style-name="P48"/>
      <text:h text:style-name="Heading_20_2" text:outline-level="2"><text:soft-page-break/>11. Библиотека Золотого Дуба</text:h>
      <text:p text:style-name="P48"/>
      <text:p text:style-name="P48">– Э-э-э… Добрый день?</text:p>
      <text:p text:style-name="P4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8">Йопт! Ещё один Шерлок Холмс на мою голову!</text:p>
      <text:p text:style-name="P48">– Извиняюсь за нескромность, а откуда тебе про меня известно?</text:p>
      <text:p text:style-name="P1"><text:span text:style-name="T5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7">под твоим руководством</text:span><text:span text:style-name="T57">. Подожди немного, я отсистематизирую нужную информацию и расскажу тебе, насколько далеко смогла продвинуться.</text:span></text:p>
      <text:p text:style-name="P46">“Вот неугомонная” <text:span text:style-name="T1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8">Твайлайт аж затопала на месте.</text:p>
      <text:p text:style-name="P48">–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8">...</text:p>
      <text:p text:style-name="P48">– И оборудовать подвал библиотеки бронекапсулой для безопасных испытаний!</text:p>
      <text:p text:style-name="P4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8"><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9">***</text:p>
      <text:p text:style-name="P48"/>
      <text:p text:style-name="P114"><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листок назад, перевернув его обратно.</text:p>
      <text:p text:style-name="P55">– Электростимулятор гипоталамуса. Драконий. В комплекте с усиленной больничной койкой и набором фиксаторов.</text:p>
      <text:p text:style-name="P55">–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а что, если…</text:span></text:p>
      <text:p text:style-name="P55"><text:span text:style-name="T16">–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5"><text:soft-page-break/>–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8"/>
      <text:p text:style-name="P4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8">Со слов Луны, оболочка реальности истончилась и начала прорываться. И первой она начала рваться во снах, где она и так тонка.</text:p>
      <text:p text:style-name="P48">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его френдкольта».</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1">— далеко 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5"/>
      <text:p text:style-name="P5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6">— максимум двух пони, </text:span>после чего мне придётся восстанавливаться около месяца<text:span text:style-name="T16">.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55">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text:soft-page-break/>– В сейфе, я в курсе.</text:p>
      <text:p text:style-name="P63"/>
      <text:p text:style-name="P65">***</text:p>
      <text:p text:style-name="P76">&lt;Seal — Amazing <text:span text:style-name="T1">(T</text:span><text:span text:style-name="T16">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1">— солнце. Моё солнце.</text:span><text:span text:style-name="T7">»</text:span></text:p>
      <text:p text:style-name="P12">Я остановилась перед дверью. Четыре ярда брони отделяли меня от Эквестрии. Четыре ярда и двадцать пять лет.</text:p>
      <text:p text:style-name="P22"><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Снаружи вставало солнце. <text:span text:style-name="T31">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3">***</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text:span text:style-name="T105">Фига</text:span>се... Человеки рулят...» <text:span text:style-name="T20">—</text:span><text:span text:style-name="T21"> </text:span><text:span text:style-name="T79">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78">d.notive — Talking Flight</text:span>&gt;</text:p>
      <text:p text:style-name="P63">Дата: 12.04.1003 А.С.</text:p>
      <text:p text:style-name="P63">Эксперимент: заклинание Воплощения Индрэ</text:p>
      <text:p text:style-name="P63">Испытуемая: Рэрити</text:p>
      <text:p text:style-name="P63">Синопсис: запись сна со слов испытуемой</text:p>
      <text:p text:style-name="P63">Замечания: замечаний нет</text:p>
      <text:p text:style-name="P63"/>
      <text:p text:style-name="P1"><text:span text:style-name="T47">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5">уходящую</text:span> из сферы вдаль.</text:p>
      <text:p text:style-name="P1">Пони отстранённо трусили в <text:span text:style-name="T15">пространстве</text:span>, приближаясь к большому <text:span text:style-name="T15">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65">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0">Изображение начало рябить и таять в моих глазах. Последнее, что я помню </text:span><text:span text:style-name="T51">— высокая светлая фигура с длинным рогом, занимающая своё место в очереди...</text:span></text:p>
      <text:p text:style-name="P1"/>
      <text:p text:style-name="P22">Примечания: <text:span text:style-name="T61">чёрный экран?</text:span></text:p>
      <text:p text:style-name="P22"><text:span text:style-name="T61"/></text:p>
      <text:p text:style-name="P160">***</text:p>
      <text:p text:style-name="P161"/>
      <text:p text:style-name="P162">Дата: 12.04.1003 А.С.</text:p>
      <text:p text:style-name="P162">Эксперимент: заклинание Воплощения Индрэ</text:p>
      <text:p text:style-name="P162">Испытуемая: Пинки Пай</text:p>
      <text:p text:style-name="P162">Синопсис: описание пробуждения испытуемой</text:p>
      <text:p text:style-name="P162">Замечания: испытуемая отказалась дать описание сна.</text:p>
      <text:p text:style-name="P162"/>
      <text:p text:style-name="P1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162"/>
      <text:p text:style-name="P162">Примечания: через месяц волосы Пинки пришли в обычное состояние, хотя при встрече с Рэйнбоу Дэш она по прежнему прячет глаза.</text:p>
      <text:p text:style-name="P162"/>
      <text:p text:style-name="P65">***</text:p>
      <text:p text:style-name="P63"/>
      <text:p text:style-name="P63">Дата: 12.04.1003 А.С.</text:p>
      <text:p text:style-name="P63">Эксперимент: заклинание Воплощения Индрэ</text:p>
      <text:p text:style-name="P63">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text:soft-page-break/>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3">***</text:p>
      <text:p text:style-name="P1"/>
      <text:p text:style-name="P22">Сим повелеваем прекратить дальнейшие эксперименты<text:span text:style-name="T45">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0"/>
      <text:h text:style-name="Heading_20_2" text:outline-level="2">12. День сурка</text:h>
      <text:p text:style-name="P14">&lt;<text:span text:style-name="T72">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text:soft-page-break/>–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6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Тия?</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text:soft-page-break/>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6">Солнечный лучик настойчиво пробивался сквозь плотно сомкнутые веки. Ветерок через открытое окно </text:span><text:span text:style-name="T1">щекотал уши и шуршал</text:span><text:span text:style-name="T16"> </text:span><text:span text:style-name="T1">занавесками</text:span><text:span text:style-name="T16">. Я раскрыл глаза, в который раз наслаждаясь ясной головой и абсолютной выспанностью </text:span><text:span text:style-name="T57">—</text:span><text:span text:style-name="T16"> роскошью, недоступной мне </text:span><text:span text:style-name="T1">годами</text:span><text:span text:style-name="T1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48">– Эээ! Это что же получается? Выходит, зря я яблоки <text:span text:style-name="T1">притащила</text:span>? Нам же не сидр нужен?</text:p>
      <text:p text:style-name="P4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1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8"><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text:p>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6">— то ли я был глух к магии, то ли она ко мне, но с в</text:span>олшебством<text:span text:style-name="T16"> у меня не складывалось.</text:span></text:p>
      <text:p text:style-name="P55">Закрыв дверь, я отправился в город.</text:p>
      <text:p text:style-name="P55">…</text:p>
      <text:p text:style-name="P55">–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47">–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7"> </text:span><text:span text:style-name="T47">Мощнее ускорителя только магия драконов, аликорнов и Элементов Гармонии. Если бы я была...</text:span><text:span text:style-name="T16"> </text:span>Аа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Макс.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6">–</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6">–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7">— </text:span><text:span text:style-name="T4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text:soft-page-break/>– Да, это вариант. – единорожка не выглядела обрадованной. – Потому что с драконами нам совсем не светит.</text:p>
      <text:p text:style-name="P1"><text:span text:style-name="T1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7">.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47">.</text:span></text:p>
      <text:p text:style-name="P55">…</text:p>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43">Чужестранец-человек разбил сердце нашей обожаемой Селестии! Двор в отчаянии </text:span><text:span text:style-name="T20">— </text:span><text:span text:style-name="T43">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16">– </text:span>Привет, Эй-Джей! У тебя проблемы?</text:p>
      <text:p text:style-name="P55"><text:span text:style-name="T16">– </text:span>Привет, сахарок. <text:span text:style-name="T16">– </text:span>озабоченно поприветствовала меня пони. <text:span text:style-name="T16">– </text:span>Да, и ещё какие! Большой Мак, <text:span text:style-name="T99">лягать его</text:span>,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16">– </text:span>А ты, Мак<text:span text:style-name="T99">и</text:span>, вместо того, ч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16">–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16">– </text:span>Хошь сказать, ты в Кантерлоте у Селестии под крылышком телеги чинил? Или Рэр сбрехала <text:span text:style-name="T99">про Селестию</text:span>?</text:p>
      <text:p text:style-name="P55">Я мысленно ругнулся на языкатую единорожку и молча достал пенал с инструментами.</text:p>
      <text:p text:style-name="P55">…</text:p>
      <text:p text:style-name="P55">Собрав инструмент, я потолкал тележку назад-вперёд.</text:p>
      <text:p text:style-name="P55"><text:span text:style-name="T16">– Г</text:span>отово. Принимай работу, хозяйка!</text:p>
      <text:p text:style-name="P55">Эпплджек стиснула меня в сокрушающих объятиях.</text:p>
      <text:p text:style-name="P55"><text:span text:style-name="T16">–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16">–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16">–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16">– </text:span>Бери, сахарок. Для тебя <text:span text:style-name="T16">— </text:span>самые <text:span text:style-name="T16">о</text:span>тборные. И помни: в «<text:span text:style-name="T99">Сладком яблочке</text:span>»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79">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79">объявляла вывеска.</text:span></text:p>
      <text:p text:style-name="P55">Внутри царил полумрак. Свет из небольших круглых <text:span text:style-name="T100">люков</text:span>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16">– </text:span>Свободно? <text:span text:style-name="T16">– </text:span>спросил я у единственной пони, сидящей за столиком.</text:p>
      <text:p text:style-name="P55"><text:span text:style-name="T16">– </text:span>Да-да, конечно. <text:span text:style-name="T1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16">– <text:s/></text:span>Пирог с грибами, яишницу и чизкейк<text:span text:style-name="T16"> – </text:span>сообщил я подошедшей официантке.</text:p>
      <text:p text:style-name="P55"><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 тому же.</text:p>
      <text:p text:style-name="P55"><text:span text:style-name="T16">–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16">– </text:span>Вы, наверное, ждёте кого-то?</text:p>
      <text:p text:style-name="P58"><text:span text:style-name="T16">– </text:span>Неа.</text:p>
      <text:p text:style-name="P58"><text:span text:style-name="T16">– </text:span>Просто обедаете?</text:p>
      <text:p text:style-name="P58"><text:span text:style-name="T16">– </text:span>Неа.</text:p>
      <text:p text:style-name="P58"><text:span text:style-name="T16">– </text:span>Просто сидите и мрачно смотрите на меня?</text:p>
      <text:p text:style-name="P58"><text:span text:style-name="T16">– </text:span>Неа.</text:p>
      <text:p text:style-name="P58">Хм, а эта пони не из разговорчивых. Ну ладно.</text:p>
      <text:p text:style-name="P58"><text:span text:style-name="T16">– </text:span>А что же вы делаете?</text:p>
      <text:p text:style-name="P58"><text:span text:style-name="T16">– </text:span>Веселюсь. <text:span text:style-name="T16">– </text:span>мрачно заявила пони.</text:p>
      <text:p text:style-name="P58"><text:span text:style-name="T16">–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oft-page-break/><text:span text:style-name="T16">– </text:span>Привет, Макс!</text:p>
      <text:p text:style-name="P58">Вот <text:span text:style-name="T100">д</text:span>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16">– </text:span>Мы с вами раньше встречались?</text:p>
      <text:p text:style-name="P58"><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Макс,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16">– </text:span>Оставь, Салвер.<text:span text:style-name="T16"> </text:span>Ему за счёт заведения.</text:p>
      <text:p text:style-name="P55"><text:span text:style-name="T16">– </text:span>Ясно, мисс Пинки. <text:span text:style-name="T16">– </text:span>официантка кивнула и ушла.</text:p>
      <text:p text:style-name="P55"><text:span text:style-name="T16">– Ч</text:span>его-о-о?<text:span text:style-name="T16"> </text:span>Так это твой бар?</text:p>
      <text:p text:style-name="P55"><text:span text:style-name="T16">– </text:span>Агась. <text:span text:style-name="T16">– </text:span>поняха пожала плеч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16">– </text:span>Тихо-тихо. <text:span text:style-name="T16">– </text:span>я оглянулся на посетителей. Шёпот Пинки, наверное, был слышен даже на улице. <text:span text:style-name="T16">– </text:span>Не вспоминай опять. Давай лучше выпьем на брудершафт. За знакомство.</text:p>
      <text:p text:style-name="P55"><text:span text:style-name="T16">– </text:span>Агась! <text:span text:style-name="T16">– </text:span>кивнула пони, придвигая ко мне бутылку. <text:span text:style-name="T16">–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text:span text:style-name="T100">д</text:span>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16">– </text:span>У меня есть идея получше. <text:span text:style-name="T16">– </text:span>на свет показалась фляга Большого Макинтоша.</text:p>
      <text:p text:style-name="P55"><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16">– </text:span>Починил телегу. Только молчок про самогон, раз уж ты в курсе. <text:span text:style-name="T16">– </text:span>я разлил сидр по чашкам.</text:p>
      <text:p text:style-name="P55"><text:span text:style-name="T16">– </text:span>Да ты что?! Чтоб я вы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16">– </text:span>Эт-то ты наззваешь ссуфер-ддуфер-ссильн...?</text:p>
      <text:p text:style-name="P5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16">– У </text:span>тебя такая смешная мордочка! <text:span text:style-name="T16">– </text:span>захихикали Пинки, покачиваясь. <text:span text:style-name="T16">– </text:span>Как будто ты <text:span text:style-name="T79">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16">– </text:span>Эммм... Скажи-ка мне, мой друг П-п-пинки... Легенда про фаэри <text:span text:style-name="T21">— </text:span><text:span text:style-name="T79">эт правда?</text:span></text:p>
      <text:p text:style-name="P55"><text:soft-page-break/><text:span text:style-name="T21">– </text:span><text:span text:style-name="T79">Какая из? Их много, вообще-то. Ик!</text:span></text:p>
      <text:p text:style-name="P55"><text:span text:style-name="T21">– </text:span><text:span text:style-name="T79">Про принцесс. Про то, что они фаэри, спустившиеся с неба во плоти, чтоб помогать пони управлять Эквестрией?</text:span></text:p>
      <text:p text:style-name="P55"><text:span text:style-name="T21">– </text:span><text:span text:style-name="T79">Макс, </text:span><text:span text:style-name="T21">– </text:span><text:span text:style-name="T79">захихикала Пинки, взъерошив копытами розовые кудряшки и попытавшись соорудить из них бороду, </text:span><text:span text:style-name="T21">– </text:span><text:span text:style-name="T7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5"><text:span text:style-name="T21">– </text:span><text:span text:style-name="T79">Да так. Всё думаю, насколько это одиноко — быть бессмертной в мире смертных. Когда сам никого не любишь, и тебя никто не любит...</text:span></text:p>
      <text:p text:style-name="P55"><text:span text:style-name="T21">– </text:span><text:span text:style-name="T79">Ты что-о-о! Нельзя любить фаэри! Она похитит твоё сердце, и ты будешь искать её, пока не... </text:span><text:span text:style-name="T21">– </text:span><text:span text:style-name="T79">Пинки погрузилась в так и не съеденный салат «по-Кантерлотски» и захрапела.</text:span></text:p>
      <text:p text:style-name="P55"><text:span text:style-name="T21">– </text:span><text:span text:style-name="T79">Пока не умру?</text:span></text:p>
      <text:p text:style-name="P55"><text:span text:style-name="T21">– </text:span><text:span text:style-name="T79">Нет, глупенький, </text:span><text:span text:style-name="T21">– </text:span><text:span text:style-name="T79">пробулькала Пинки из миски. </text:span><text:span text:style-name="T21">– </text:span><text:span text:style-name="T79">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text:span text:style-name="T100">скочить</text:span>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16">– </text:span>Судя по тому, как ты стремительно сбежал от меня не попрощавшись, у тебя проблемы. <text:span text:style-name="T16">– </text:span>заметила с укором кобылка.</text:p>
      <text:p text:style-name="P59"><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9"><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9"><text:span text:style-name="T16">– </text:span>У нас?</text:p>
      <text:p text:style-name="P59">Пинки молча поддела меня носом и <text:span text:style-name="T100">с неожиданной<text:tab/>для такой маленькой кобылки силой </text:span>буквально закинула <text:span text:style-name="T100">меня себе </text:span>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16">– </text:span>Стооой! <text:span text:style-name="T16">– </text:span>заорал я. <text:span text:style-name="T16">– </text:span>Выпрыгивай из бочки!!!</text:p>
      <text:p text:style-name="P59">Кобылка-пилот улыбнулась и постукала копытцем по шлему, показывая, что не слышит меня.</text:p>
      <text:p text:style-name="P59"><text:span text:style-name="T16">– </text:span>Выпрыгивааа... <text:span text:style-name="T16">–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text:span text:style-name="T100">огривая</text:span> <text:span text:style-name="T100">пегаска молнией </text:span>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16">– </text:span>Эм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16">– </text:span>Смотри, вот те и ответ на вопрос, куда деваются пони!</text:p>
      <text:p text:style-name="P59"><text:span text:style-name="T16">– </text:span>Где? <text:span text:style-name="T16">– </text:span>единорожка начала оглядываться.</text:p>
      <text:p text:style-name="P59"><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9"><text:span text:style-name="T16">– </text:span>И что? Я всё равно не пойму, куда пони деваются? И куда пропала Скуталу?</text:p>
      <text:p text:style-name="P59"><text:span text:style-name="T16">– Я </text:span>их ем. <text:span text:style-name="T16">– </text:span>зверски ухмыльнувшись, сообщил я поняшам. <text:span text:style-name="T16">–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text:soft-page-break/>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5"/>
      <text:p text:style-name="P66">Приветствую тебя, мой маленький человек!</text:p>
      <text:p text:style-name="P6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6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6">— </text:span>забавного не вполне нормального единорога, считающего себя то человеком, то аликорном.<text:span text:style-name="T16">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text:span text:style-name="T105">э</text:span>огиппу и видела эгрегор Эквестрии <text:span text:style-name="T16">—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6">— </text:span>ключ к разгадке тайны исчезновения пони.</text:p>
      <text:p text:style-name="P66"><text:span text:style-name="T16">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6">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6">Макс,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6">«<text:span text:style-name="T16">P.S. Н</text:span>е гневите мироздание воровством! <text:span text:style-name="T43">Обмен рулит</text:span>!»</text:p>
      <text:p text:style-name="P6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6">До встречи, мой маленький человек!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6"/>
      <text:p text:style-name="P5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4"/>
      <text:p text:style-name="P54">P.S.P.S. <text:span text:style-name="T1">Я всё равно дождусь, когда ты перестанешь злиться!</text:span></text:p>
      <text:p text:style-name="P63"/>
      <text:h text:style-name="Heading_20_2" text:outline-level="2">13. Мэйнхэттен</text:h>
      <text:p text:style-name="P78">ZZ Top – Gimme all your lovin</text:p>
      <text:p text:style-name="P59"><text:span text:style-name="T16">–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16">– </text:span>Не отсылается. Глюк какой-то.</text:p>
      <text:p text:style-name="P59">Я спрятал письмо в карман. Вот незадача! <text:span text:style-name="T101">Селли</text:span>,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ли нарисовать солнцем «<text:span text:style-name="T16">х#й</text:span>» на небе, чем заставить пони-чинушу поступиться хотя бы запятой в должностных инструкциях.</text:p>
      <text:p text:style-name="P59"><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9"><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16">– </text:span>Это неправильно! <text:span text:style-name="T16">– </text:span>заявила Рэйнбоу Дэш, отвернувшись от окна.</text:p>
      <text:p text:style-name="P59"><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9"><text:span text:style-name="T16">– </text:span>Да я не про то! <text:span text:style-name="T16">– </text:span>отмахнулась пегаска. <text:span text:style-name="T16">– </text:span>Посмотри на поле.</text:p>
      <text:p text:style-name="P59"><text:span text:style-name="T16">– </text:span>И что? Поле как поле.</text:p>
      <text:p text:style-name="P59"><text:span text:style-name="T16">– </text:span>Оно не убрано. <text:span text:style-name="T16">– </text:span>мрачно ответила пегаска. <text:span text:style-name="T16">–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16">– </text:span>У самого посёлка поля убраны. Наверняка дойдёт дело и до остальных.</text:p>
      <text:p text:style-name="P59"><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16">– </text:span>Спасибо, но от пинкиных плюшек у меня фланки округляются.</text:p>
      <text:p text:style-name="P59"><text:span text:style-name="T16">– </text:span>Да ладно тебе, Рэйнбоу Дэш! От одной не округлятся.</text:p>
      <text:p text:style-name="P59"><text:span text:style-name="T16">– </text:span>От одной —<text:span text:style-name="T16"> </text:span>нет. Но я ж на одной не остановлюсь... И вот что. Зови меня Дэш! А то и мне придётся звать тебя полным именем, а я этого не выношу. <text:span text:style-name="T16">– </text:span>Пегаска взяла карту и нахмурилась. <text:span text:style-name="T16">–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16"> </text:span>Как будто…</text:p>
      <text:p text:style-name="P59"><text:span text:style-name="T16">–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16">– </text:span>Они паслись… Ты можешь себе представить? Макс! Они ПАСЛИСЬ! Ели траву, как какие-то дикари! Фигня какая-то…</text:p>
      <text:p text:style-name="P59"><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16">– </text:span>Что за…?</text:p>
      <text:p text:style-name="P10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16">– </text:span>Леди и джентльпони! Просьба не паниковать! Поезд дальше не идёт: впереди провал! <text:span text:style-name="T16">– </text:span>крикнул проводник.</text:p>
      <text:p text:style-name="P59"><text:span text:style-name="T16">– </text:span>Какой ещё, в дышло, провал? Я проезжал тут два дня назад!</text:p>
      <text:p text:style-name="P59"><text:span text:style-name="T16">– </text:span>Безобразие! Верните мне деньги за билет!</text:p>
      <text:p text:style-name="P59"><text:span text:style-name="T16">– </text:span>Как вы смеете! Я опоздаю в порт! <text:s/><text:span text:style-name="T16">–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16">– </text:span>Эта дыра фиг знает на сколько длится! <text:span text:style-name="T16">– </text:span>заявила Дэш, выныривая из темноты. <text:span text:style-name="T16">–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16">– </text:span>Дэш, нам надо на ту сторону.</text:p>
      <text:p text:style-name="P59"><text:span text:style-name="T16">– </text:span>Нет проблем. Я могу тебя перенести.</text:p>
      <text:p text:style-name="P59">Я с сомнением посмотрел на пегаску. Дэш в холке была мне по пояс.</text:p>
      <text:p text:style-name="P59"><text:span text:style-name="T16">– </text:span>Ты точно в этом уверена?</text:p>
      <text:p text:style-name="P59">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9"><text:soft-page-break/>Мля.</text:p>
      <text:p text:style-name="P59"><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16">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16">– </text:span>Ты как, в порядке? Макс? <text:span text:style-name="T16">– п</text:span>егаска озабоченно потрогала меня за плечо. <text:span text:style-name="T16">–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16">– </text:span>Я чувствую, что только что упустил отличную возможность отлить на вселенную!</text:p>
      <text:p text:style-name="P59"/>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67">«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65">Принцесса Селестия Эквестрийская, Дневная Глава Диархии, Непобедимое Солнце, Защитница Кантерлота, Страж Эверфри и прочая и прочая...» </text:span><text:span text:style-name="T59">– </text:span><text:span text:style-name="T64">прочитал охранник, близоруко щурясь.</text:span></text:p>
      <text:p text:style-name="P59"><text:span text:style-name="T16">– </text:span>Удостоверение личности предъявлять? <text:span text:style-name="T16">– </text:span>осведомился я.</text:p>
      <text:p text:style-name="P59"><text:span text:style-name="T16">– </text:span>Ч-ч-человеку М-м-максу? <text:span text:style-name="T16">–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16">– </text:span>Нет, ты видела? Он мне чуть носок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9">Дэш, ни слова не говоря, прислонила ухо к двери.</text:p>
      <text:p text:style-name="P59"><text:span text:style-name="T16">– </text:span>Будешь смеяться, но именно этим он и занят. Вызывает полицию по телефону. <text:span text:style-name="T16">– </text:span>сообщила пегаска.</text:p>
      <text:p text:style-name="P59"><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16">– </text:span>Оп-па! <text:span text:style-name="T16">– </text:span>пегаска оторвала ухо от двери. <text:span text:style-name="T16">–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16">– </text:span>Сколько у нас времени?</text:p>
      <text:p text:style-name="P59">Дэш почесала в затылке.</text:p>
      <text:p text:style-name="P59"><text:span text:style-name="T16">–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6">–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16">– </text:span>Тогда давай сначала обыщем контору. Если уж полиция всё равно едет сюда, так пусть у них хотя бы будет повод!</text:p>
      <text:p text:style-name="P59"/>
      <text:p text:style-name="P60"><text:soft-page-break/>***</text:p>
      <text:p text:style-name="P59"/>
      <text:p text:style-name="P59">Разумеется, полиция приехала, как только мы обнаружили эти чёртовы резонаторы — иначе ж и быть не могло!</text:p>
      <text:p text:style-name="P59">…</text:p>
      <text:p text:style-name="P59">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16">– “</text:span>Портативный магоэнергетический ускоритель «<text:span text:style-name="T16">Psyntel Rari2+ DDR</text:span>»,<text:span text:style-name="T16"> </text:span>демо-прототип<text:span text:style-name="T16">” – </text:span>прочитал я на бирке. <text:span text:style-name="T16">– </text:span>Оно!<text:span text:style-name="T16">&lt;</text:span>Т<text:span text:style-name="T31">вайлайт в Понивилле, услышав про портативный ускоритель, захочет его получить. Макс смутится</text:span><text:span text:style-name="T16">&gt;</text:span></text:p>
      <text:p text:style-name="P59">Снаружи послышался вой сирены и цокот множества копыт.</text:p>
      <text:p text:style-name="P59"><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16">– </text:span>Это твои двадцать минут? <text:span text:style-name="T16">– </text:span>возмутился я. <text:span text:style-name="T16">– </text:span>Да ещё и десяти не прошло!</text:p>
      <text:p text:style-name="P59">Дэш вымучено скривилась.</text:p>
      <text:p text:style-name="P59"><text:span text:style-name="T16">– </text:span>Человек Макс, здание окружено! Мы знаем, что ты внутри! Выходи добровольно, или будешь взят силой! <text:span text:style-name="T16">– </text:span>загремел усиленный мегафоном голос.</text:p>
      <text:p text:style-name="P59">Я разбил топором стеклянные дверцы прибора и вытащил рубины.</text:p>
      <text:p text:style-name="P59"><text:span text:style-name="T16">–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16">– </text:span>Ну уж фигушки. Я тебя тут не оставлю.</text:p>
      <text:p text:style-name="P59"><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16">– </text:span>Ты не понимаешь! <text:span text:style-name="T16">– </text:span>упрямо мотнула головой пегаска. <text:span text:style-name="T16">–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pan text:style-name="T16">– </text:span>Быстро за мной! <text:span text:style-name="T16">–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16">– Ю-</text:span>хууу<text:span text:style-name="T16">!!!</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16">– </text:span>Где-то тут должна быть дверь на крышу. Не могли же они залазить туда по пожарной лестнице?</text:p>
      <text:p text:style-name="P59"><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16">– </text:span>Макс, подвинься!</text:p>
      <text:p text:style-name="P59">Пегаска оттеснила меня крупом и повернулась к двери задом.</text:p>
      <text:p text:style-name="P59"><text:span text:style-name="T16">–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16">– </text:span>Ты чего на меня так уставился? <text:span text:style-name="T16">– </text:span>подозрительно спросила пегаска.</text:p>
      <text:p text:style-name="P59"><text:span text:style-name="T16">– </text:span>Да так… Не ожидал, что ты такая…</text:p>
      <text:p text:style-name="P59"><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16">–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16">– </text:span>Ты! Не! По! Нял! Те! Бе! Не! Льзя! Тут! Ос! Та! ВАТЬСЯ!!! <text:span text:style-name="T16">–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pan text:style-name="T16">– </text:span>Ты чего делаешь??!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9"><text:soft-page-break/>Некоторое время было тихо. Потом хлопнули ставни и чей-то сонный голос недовольно пробормотал:</text:p>
      <text:p text:style-name="P59"><text:span text:style-name="T16">–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16">–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16">– </text:span>Так-так, посмотрим, что тут у нас. Ага. Гм. Это наверняка тот монстр-человек,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16">– </text:span>А это у нас кто? Гмм. Пегаска. Вот так раз! Рэйнбоу Дэш! Какими судьбами?</text:p>
      <text:p text:style-name="P59"><text:span text:style-name="T16">– </text:span>ТРИКСИ! <text:span text:style-name="T16">– <text:s/></text:span>фейсхуфнула Дэш. <text:span text:style-name="T16">– </text:span>Во имя Селестии, ЧТО ты тут делаешь?!!</text:p>
      <text:p text:style-name="P59"><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16">–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9"><text:span text:style-name="T16">– </text:span>Трикси! Не смей! У нас мегаважное задание! Нам нужно вернуться Понивилль во что бы то ни стало! <text:span text:style-name="T16">– </text:span>пегаска извивалась изо всех сил, пытаясь выбраться из магического захвата.</text:p>
      <text:p text:style-name="P59"><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16">– </text:span>Ей ведь нельзя рассказывать, да?</text:p>
      <text:p text:style-name="P59"><text:span text:style-name="T16">– </text:span>Нельзя. <text:span text:style-name="T16">– </text:span>подтвердил я. <text:span text:style-name="T16">–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16">–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16">– </text:span>ОГО!</text:p>
      <text:p text:style-name="P59">Единорожка аж уселась на крыльцо от удивления.</text:p>
      <text:p text:style-name="P59"><text:span text:style-name="T16">– </text:span>Представлем себе, ЧТО вы скрываете, если ты готова на ТАКОЕ! Признаюсь, вам удалось нас заинтересовать!</text:p>
      <text:p text:style-name="P59"><text:soft-page-break/>Единорожка в задумчивости стала ходить по веранде туда-сюда, разговаривая сама с собой.</text:p>
      <text:p text:style-name="P59"><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16">– </text:span>Мы приняли решение не выдавать вас полиции в обмен на то, что вы расскажете нам о вашей секретной миссии!</text:p>
      <text:p text:style-name="P59"><text:span text:style-name="T16">– </text:span>Не пойдёт! <text:span text:style-name="T16">– </text:span>заявил я. <text:span text:style-name="T16">– </text:span>Я уже сказал, что это тайна. Мне добавить нечего.</text:p>
      <text:p text:style-name="P59"><text:span text:style-name="T16">– </text:span>Да неужели? <text:span text:style-name="T16">– </text:span>захлопала ресницами Трикси. <text:span text:style-name="T16">–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text:p>
      <text:p text:style-name="P52"/>
      <text:p text:style-name="P59"><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59"><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16">– </text:span>Стой! Что ты там сказала о Селестии?</text:p>
      <text:p text:style-name="P59">Трикси молча левитировала мне газеты с трюмо.</text:p>
      <text:p text:style-name="P59">Фак! Фак-фак-фак!!!</text:p>
      <text:p text:style-name="P59">«<text:span text:style-name="T43">Исчезновение дневной главы диархии: Эквестрия в панике!</text:span>» (статья двухдневной давности).</text:p>
      <text:p text:style-name="P59">«<text:span text:style-name="T43">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9">«<text:span text:style-name="T4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43">Да отстаньте же вы от меня! Он сказал, что ест пони, но я этого НЕ ВИДЕЛА!!!</text:span>»).</text:p>
      <text:p text:style-name="P59">«<text:span text:style-name="T43">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4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52"><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59"><text:span text:style-name="T16">– </text:span>Прикинь, а? <text:span text:style-name="T16">– </text:span>участливо ткнулась в меня носом Дэш. <text:span text:style-name="T16">– </text:span>Над моими приколами тоже одна я смеюсь. У<text:span text:style-name="T16">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16">–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7">–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Трижды дерьмо!!! Я забыл, что для проведения эксперимента, нам нужна помощь Селестии!</text:p>
      <text:p text:style-name="P59"/>
      <text:p text:style-name="P70"><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9"><text:soft-page-break/>МУ-ХА-ХА!</text:p>
      <text:p text:style-name="P39">Кажется, я знаю, как показать фак провидению! <text:span text:style-name="T16">Show must go on! &lt;</text:span>Макс задумал вместо Селестии использовать Элементы гармонии<text:span text:style-name="T16">&gt;</text:span></text:p>
      <text:p text:style-name="P59">Я улыбнулся и помахал пегаске рукой, показывая, что в норме. Дэш облегчённо выдохнула.</text:p>
      <text:p text:style-name="P52">– <text:span text:style-name="T1">Так что, мы свободны? </text:span>– <text:span text:style-name="T1">спросил я, поднимаясь с пола.</text:span></text:p>
      <text:p text:style-name="P52">– <text:span text:style-name="T1">О, да! Великая и могучая Трикси держит слово!</text:span></text:p>
      <text:p text:style-name="P59">Единорожка задумалась и продолжила:</text:p>
      <text:p text:style-name="P52"><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5"/>
      <text:h text:style-name="Heading_20_2" text:outline-level="2">14. <text:span text:style-name="T1">Деградация</text:span></text:h>
      <text:p text:style-name="P52">&lt;<text:span text:style-name="T81">David Bowie - Lets Dance/ Ashes To Ashes</text:span></text:p>
      <text:p text:style-name="P52"><text:span text:style-name="T81">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43">Добро пожаловать в Груммингтон! Вам здесь рады!</text:span></text:p>
      <text:p text:style-name="P59"><text:soft-page-break/><text:span text:style-name="T43">Население города </text:span><text:span text:style-name="T82">302 пони</text:span><text:span text:style-name="T43">.</text:span></text:p>
      <text:p text:style-name="P59"><text:span text:style-name="T82">250 пони</text:span><text:span text:style-name="T43">.</text:span></text:p>
      <text:p text:style-name="P59"><text:span text:style-name="T82">125 поней</text:span><text:span text:style-name="T43">.</text:span></text:p>
      <text:p text:style-name="P59"><text:span text:style-name="T43">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2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7">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7">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7">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7">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7">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7">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3">Крепко обнимаю, чешу холку, хлопаю по шее! Твой Макс. </text:span><text:span text:style-name="T29">Дружба </text:span><text:span text:style-name="T53">—</text:span><text:span text:style-name="T29"> </text:span><text:span text:style-name="T3">э</text:span><text:span text:style-name="T29">то, </text:span><text:span text:style-name="T84">так её </text:span><text:span text:style-name="T3">разэтак</text:span><text:span text:style-name="T84">,</text:span><text:span text:style-name="T29"> магия!</text:span><text:span text:style-name="T74">»</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text:soft-page-break/>–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text:soft-page-break/>–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 Хорошая… ммм… сказка… – пробормотала пегаска сонно. Зевнув во весь рот она потянулась и, обняв мою ногу, заснула.</text:p>
      <text:p text:style-name="P59">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text:soft-page-break/>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82">37 пни</text:span></text:p>
      <text:p text:style-name="P71">24пн</text:p>
      <text:p text:style-name="P71">15</text:p>
      <text:p text:style-name="P59"><text:span text:style-name="T43">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43">Добро пожаловать в Груммингтон! Вам здесь рады!</text:span></text:p>
      <text:p text:style-name="P59"><text:span text:style-name="T43">Население города </text:span><text:span text:style-name="T82">302 пони</text:span><text:span text:style-name="T43">.</text:span></text:p>
      <text:p text:style-name="P59"><text:span text:style-name="T82">250 пони</text:span><text:span text:style-name="T43">.</text:span></text:p>
      <text:p text:style-name="P59"><text:span text:style-name="T82">125 поней</text:span><text:span text:style-name="T43">.</text:span></text:p>
      <text:p text:style-name="P59"><text:span text:style-name="T43">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16">&lt;</text:span><text:span text:style-name="T73">Metallica-Enter Sandman</text:span><text:span text:style-name="T16">&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2"/>
      <text:p text:style-name="P62">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52">&lt;<text:span text:style-name="T72">Elo - Sorrow about to fall</text:span>&gt;</text:p>
      <text:p text:style-name="P52">&lt;<text:span text:style-name="T72">Kiss – I Was Made For Lovin’ You</text:span>&gt;</text:p>
      <text:p text:style-name="P5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4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67">«</text:span><text:span text:style-name="T4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7">».</text:span> «<text:span text:style-name="T43">Провинция пустеет: репортаж из обеспоневшего посёлка</text:span>». «<text:span text:style-name="T43">Нехватка пегасов-погодников: указ принцессы Луны разрешает набор в погодные команды пегасов без лётных аттестатов</text:span>». «<text:span text:style-name="T43">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text:soft-page-break/>–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вижу скалу Кантерлот. Ещё день пути — и сворачиваем к Понивиллю.</text:p>
      <text:p text:style-name="P59">– А ты выдержишь?</text:p>
      <text:p text:style-name="P59">Пегаска фыркнула.</text:p>
      <text:p text:style-name="P59"><text:soft-page-break/>–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text:p>
      <text:p text:style-name="P67">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67"><text:s/>В какой-то момент пришло осознание.</text:p>
      <text:p text:style-name="P6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7">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67">– Док, позавчерашний приходит в сознание!</text:p>
      <text:p text:style-name="P67">– Следи за давлением.</text:p>
      <text:p text:style-name="P67">В поле зрения появляется предмет. Сквозь ресницы видны только его расплывчатые очертания. Предмет движется, проводя какие-то манипуляции.</text:p>
      <text:p text:style-name="P67">Я открываю глаза и вижу фигуру в голубом.</text:p>
      <text:p text:style-name="P67">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7"><text:soft-page-break/>– Больной, как вы себя чувствуете? Вы можете назвать своё имя?</text:p>
      <text:p text:style-name="P67">Я закрываю глаза и пытаюсь вспомнить.</text:p>
      <text:p text:style-name="P67">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7">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7">Я вспомнил почти всё. Моё имя? Осталось вспомнить имя. Меня зовут...</text:p>
      <text:p text:style-name="P67">– Ма-а-акс! Ма-а-акс! Ма-а-акс!</text:p>
      <text:p text:style-name="P67">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7">Я открываю глаза и вижу фигуру в голубом.</text:p>
      <text:p text:style-name="P59">…</text:p>
      <text:p text:style-name="P59">Сознание с трудом возвращал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text:soft-page-break/>–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16">–</text:span> А какой у тебя там был образ жизни?</text:p>
      <text:p text:style-name="P59"><text:span text:style-name="T16">–</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16">–</text:span> Дискордовы яйца! Ты сидел в тюрьме? За что тебя посадили?</text:p>
      <text:p text:style-name="P59"><text:span text:style-name="T16">–</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16">–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6">о такие… гм… заклинания. Ты </text:span><text:span text:style-name="T55">пишешь</text:span><text:span text:style-name="T66"> программу, запускаешь её, а потом она делает что-то для тебя.</text:span></text:p>
      <text:p text:style-name="P4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5"><text:span text:style-name="T1">–</text:span> Вряд ли меня так можно называть. Очень далёкие параллели. <text:span text:style-name="T1">И у</text:span> нас совсем нет магии.</text:p>
      <text:p text:style-name="P59"><text:span text:style-name="T6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ёдельного озера. Дэш озадаченно осматривалась.</text:p>
      <text:p text:style-name="P61">–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text:soft-page-break/>– Ты хочешь сказать, нам надо <text:span text:style-name="T16">сделать крюк</text:span> в сто миль?! Да это ж ещё неделю ходьбы! У нас картошки осталось на день, твоими стараниями<text:span text:style-name="T16">!</text:span></text:p>
      <text:p text:style-name="P61">Пегаска <text:span text:style-name="T16">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53"/>
      <text:p text:style-name="P53">…</text:p>
      <text:p text:style-name="P53">&lt;<text:bookmark text:name="eow-title"/><text:span text:style-name="T75">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83">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6">—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5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16">– </text:span>Выф-выф-вуф! <text:span text:style-name="T16">– </text:span>возразил я.</text:p>
      <text:p text:style-name="P61">Отпихнув от лица живот пегаски и выплюнув шерсть, я продолжил.</text:p>
      <text:p text:style-name="P61"><text:soft-page-break/><text:span text:style-name="T16">–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1"><text:span text:style-name="T16">– </text:span>Бе-бе-бе! <text:span text:style-name="T16">– </text:span>устало передразнила меня Дэш. <text:span text:style-name="T16">– </text:span>Макс! Я <text:span text:style-name="T16">— </text:span>плохая пони, потому что хотела получить то, что мне не принадлежит. Но какой же ты всё-таки глупый! Пойми, смертные <text:span text:style-name="T16">— </text:span>игрушки в копытах вечных. Люби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16">– </text:span>Дэш, я знаю. Просто не могу о ней забыть.</text:p>
      <text:p text:style-name="P61">Пегаска тяжело поднялась.</text:p>
      <text:p text:style-name="P61"><text:span text:style-name="T16">– </text:span>Везёт же некоторым. <text:span text:style-name="T16">– </text:span>пробормотала она, раскрывая крылья для просушки.</text:p>
      <text:p text:style-name="P61">…</text:p>
      <text:p text:style-name="P61"><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16">– </text:span>Это остатки былой славы. Мой институтский рекорд <text:span text:style-name="T16">—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0">– </text:span><text:span text:style-name="T50">Макс, ты весь дрожишь! Тебе надо просушить шерсть. </text:span>Снимай-ка одежду! <text:span text:style-name="T16">–</text:span> <text:span text:style-name="T1">с</text:span>командовала Дэш.</text:p>
      <text:p text:style-name="P1"><text:span text:style-name="T16">–</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6">–</text:span> Куда это ты спрятался? <text:span text:style-name="T16">–</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исповедаться,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 А под конец сорвать штаны и…” <text:span text:style-name="T16">–</text:span> вот я и хочу знать, что “и”?</text:p>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6">–</text:span> <text:span text:style-name="T1">Короче, Макс. Хочешь, верь, не хочешь — не верь. Нельзя сохнуть по аликорну! &lt;</text:span><text:span text:style-name="T3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32">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6">–</text:span> Дэш, ты..?</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6">– </text:span><text:span text:style-name="T1">Я не умею. Неумеха. </text:span><text:span text:style-name="T16">–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31">И за это мгновение я принял решение. К чёрту всё! </text:span><text:span text:style-name="T32">Я обетов верности не давал. И вообще, мы с Селли только друзья</text:span><text:span text:style-name="T1">.</text:span></text:p>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6">–</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6">–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6">– </text:span>Хорошо, пусть это будет моей фантазией. А ты правда принимаешь меня?</text:p>
      <text:p text:style-name="P5"><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ммм…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4">&lt;<text:span text:style-name="T72">Seal – Amazing (Thin White Duke remix)</text:span>&gt;</text:p>
      <text:p text:style-name="P1"><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1">Я начал почёсывать её шею у основания гривы.</text:p>
      <text:p text:style-name="P1"><text:span text:style-name="T16">–</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6">–</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бег из Понивилля.</text:span></text:h>
      <text:p text:style-name="P61"/>
      <text:p text:style-name="P61">«<text:span text:style-name="T4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4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43">Нехватка погодных пегасов: Вондерболты перешли к круглосуточной вахте</text:span>». «<text:span text:style-name="T43">Общественные работы: распоряжением принцессы Луны работы по строительству мостов через провалы расширены и на субботу</text:span>».</text:p>
      <text:p text:style-name="P61"/>
      <text:p text:style-name="P61">Я отложил стопку газет, принесенных пегаской.</text:p>
      <text:p text:style-name="P61"><text:span text:style-name="T16">–</text:span> Про меня таки забыли. Отлично.</text:p>
      <text:p text:style-name="P61"><text:span text:style-name="T16">–</text:span> Не уверена. <text:span text:style-name="T16">–</text:span> <text:s/>пегаска почесала затылок. <text:span text:style-name="T16">–</text:span> Там на столбах повсюду висят объявления. За твою голову предлагают пятьдесят тысяч.</text:p>
      <text:p text:style-name="P61"><text:span text:style-name="T16">–</text:span> Ого! Луна никак не уймется. Ладно, это её проблемы.</text:p>
      <text:p text:style-name="P61"><text:soft-page-break/>К счастью, библиотека Понивилля располагалась на окраине. Пробраться туда под покровом сумерек было раз плюнуть.</text:p>
      <text:p text:style-name="P61"><text:span text:style-name="T16">– </text:span>Твайлайт, привет! Мы вернулись! <text:span text:style-name="T16">–</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16">– К</text:span>АКОГО ХУЯ?!! Твайлайт, ёб твою понимать, ты чё творишь? <text:span text:style-name="T16">– </text:span>я вцепился в ручку двери.</text:p>
      <text:p text:style-name="P61"><text:span text:style-name="T16">– </text:span>Твайли, ты чего? <text:span text:style-name="T16">– </text:span>брыкалась Дэш. <text:span text:style-name="T16">– </text:span>Немедленно опусти меня на пол!</text:p>
      <text:p text:style-name="P61"><text:span text:style-name="T16">– </text:span>Извини, Дэши. <text:span text:style-name="T16">– </text:span>скороговоркой бормотала лавандовая единорожка, нервно хихикая. <text:span text:style-name="T16">–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ХРУСТЬ!</text:p>
      <text:p text:style-name="P61">Дверная ручка оторвалась с мясом и я продолжил низвержение в подвал.</text:p>
      <text:p text:style-name="P61"><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16">– </text:span>Не беспокойся, Макс-с-вероятностью-пятьдесят-процентов, больно не будет. Не должно быть, во всяком случае. <text:span text:style-name="T16">– </text:span>суетилась единорожка, закрепляя мои руки и ноги в браслетах. <text:span text:style-name="T16">– Е</text:span>сли ты настоящий человек, заклинание <text:span text:style-name="T97">магического резонанса </text:span>тебя не тронет, хи-хи.</text:p>
      <text:p text:style-name="P61">Я молча дёргался, пытаясь сломать браслеты.</text:p>
      <text:p text:style-name="P61"><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16">–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16">– </text:span>Твайлайт, не смей! <text:span text:style-name="T16">– </text:span>хриплым от ужаса голосом прошептал я.</text:p>
      <text:p text:style-name="P61"><text:span text:style-name="T16">– </text:span>Извини, но это совершенно необходимо! Принцесса Луна не устаёт подсылать ко мне лазутчик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16">–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oft-page-break/><text:span text:style-name="T16">– О</text:span>у! <text:span text:style-name="T85">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16">– </text:span>Хрен-то тебе зачем? <text:span text:style-name="T16">– </text:span>с бессильной злостью спросил я. <text:span text:style-name="T16">– </text:span><text:span text:style-name="T85">Т</text:span>ы собираешься устроить филиал порнхаба для пони-извращенцев?</text:p>
      <text:p text:style-name="P61"><text:span text:style-name="T16">– </text:span>Видишь ли, Макс-с-вероятностью-семьдесят-<text:span text:style-name="T93">пять-</text:span>процентов! В <text:span text:style-name="T94">восьми</text:span> попытках Луны под одеждой клонов была пустота. Наличие тела под скрытыми одеждой областями повышает степень твоей достоверности на двадцать <text:span text:style-name="T95">пять </text:span>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1">Твайлайт открыла подсобку. Из неё сразу же грохнулись на пол несколько <text:span text:style-name="T87">ржавых</text:span> приборов. <text:s/>От<text:span text:style-name="T96">пихнув</text:span>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ых костей и черепов пони. <text:span text:style-name="T88">Сбоку из ящика торчала внушительных размеров воронка.</text:span></text:p>
      <text:p text:style-name="P145"><text:span text:style-name="T16">– </text:span><text:span text:style-name="T98">Заклинание магического резонанса, усиленное парамагическим магнетроном, деструктурирует магический субстрат до исходного состояния.</text:span></text:p>
      <text:p text:style-name="P146"><text:span text:style-name="T16">– </text:span><text:span text:style-name="T89">А если попроще?</text:span></text:p>
      <text:p text:style-name="P147"><text:span text:style-name="T16">– </text:span><text:span text:style-name="T90">Если ты клон, то превратишься в исходные десять-двадцать килограммов песка. Как и все предыдущие. </text:span><text:span text:style-name="T22">– </text:span><text:span text:style-name="T90">единорожка указала на ящик с песком, стоящий у противопожарного щита.</text:span><text:span text:style-name="T22"> – </text:span><text:span text:style-name="T90">Обычно хватает минуты облучения.</text:span></text:p>
      <text:p text:style-name="P149">Твайлайт вытащила воронку из аппарата и приставила её к моей груди. За воронкой к ящику тянулся толстый гофрированный шланг.</text:p>
      <text:p text:style-name="P149"><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150"><text:span text:style-name="T16">– </text:span><text:span text:style-name="T24">М</text:span><text:span text:style-name="T98">агнетрон вводит в резонанс только частицы магического субстрата. Тебе не о чём волноваться.</text:span></text:p>
      <text:p text:style-name="P149"><text:span text:style-name="T91">Грохот</text:span> сверху дал понять, что пегаске удалось вырваться из магического захвата. <text:span text:style-name="T91">Лавандовая единорожка, поглощённая научными выкладками, не заметила этого.</text:span></text:p>
      <text:p text:style-name="P151"><text:span text:style-name="T16">– </text:span><text:span text:style-name="T96">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span></text:p>
      <text:p text:style-name="P155">Радужный вихрь ворвался в комнату и сбил лавандовую единорожку с ног. <text:span text:style-name="T92">Падая, единорожка потянула за тумблер включения магнетрона. Магнетрон загудел и покатился на колёсиках вслед за Твайлайт. Гофрированный шланг, тянущийся от воронки на моей груди к магнетрону, натянулся. Последнее, что я увидел — яркую вспышку зелёного пламени.</text:span></text:p>
      <text:p text:style-name="P155"/>
      <text:p text:style-name="P159"><text:span text:style-name="T23">***</text:span></text:p>
      <text:p text:style-name="P159"><text:span text:style-name="T23"/></text:p>
      <text:p text:style-name="P148"><text:span text:style-name="T23">– </text:span><text:span text:style-name="T104">А-А-А-А-А-А!!! Бля!</text:span></text:p>
      <text:p text:style-name="P156"><text:span text:style-name="T105">Мой полёт сквозь</text:span> сине-зелён<text:span text:style-name="T105">ую мглу, усыпанную звёздами, закончился столкновением с чем-то мягким.</text:span></text:p>
      <text:p text:style-name="P152"><text:span text:style-name="T16">– </text:span><text:span text:style-name="T105">Сестра???</text:span></text:p>
      <text:p text:style-name="P157">Я оторвался от тёмно-фиолетового крупа и встретился с удивлённым взглядом принцессы Луны, обернувшейся ко мне через плечо. Выражение на её мордочке сменилось гневом. <text:span text:style-name="T106">Я ещё успел заметить магическую ауру, возникшую вокруг её рога, как меня потащило обратно.</text:span></text:p>
      <text:p text:style-name="P153"><text:span text:style-name="T16">– </text:span><text:span text:style-name="T104">А-А-А-А-А-А!!!</text:span></text:p>
      <text:p text:style-name="P153"/>
      <text:p text:style-name="P154"><text:soft-page-break/>***</text:p>
      <text:p text:style-name="P154"/>
      <text:p text:style-name="P153"><text:span text:style-name="T16">– </text:span><text:span text:style-name="T25">М</text:span><text:span text:style-name="T106">акс?</text:span></text:p>
      <text:p text:style-name="P158">Две кляксы сформировались в Рэйнбоу Дэш и Твайлайт Спаркл, озадаченно наблюдающие за мной.</text:p>
      <text:p text:style-name="P158"/>
      <text:p text:style-name="P158"/>
      <text:p text:style-name="P164">&lt;<text:span text:style-name="T32">Макс встречает в Эогиппе принцессу Луну, ищущую там Селестию </text:span><text:span text:style-name="T38">(он с криком врезается в неё)</text:span><text:span text:style-name="T32">. Луна пытается его убить. Макс возвращается из Эогиппа обратно в тело </text:span><text:span text:style-name="T36">(облучение длилось всего полсекунды, Макс не успел сгореть. </text:span><text:span text:style-name="T37">Вспышка произошла из-за того, что материя Макса не принадлежит реальности Эквестрии — об этом догадается Твайлайт уже после эксперимента</text:span><text:span text:style-name="T36">)</text:span><text:span text:style-name="T32">. Луна клянётся его отыскать</text:span>&gt;</text:p>
      <text:p text:style-name="P53"/>
      <text:p text:style-name="P40">Спайк потом сожрёт резонаторные рубины (2.5 из 4-х) (Его послала Твай в подвал убрать лоскутья одежды Макса. Рубины — в карманах)</text:p>
      <text:p text:style-name="P40">- А где рубины?</text:p>
      <text:p text:style-name="P40">- Какие рубины — спросил Спайк и зажевал быстрее</text:p>
      <text:p text:style-name="P40">- Резонаторные — холодея ответил я. - Покажи, что у тебя в кулаке?</text:p>
      <text:p text:style-name="P40">- А-а-а, рубины. Я думал, это мусор — ответил Спайк и разжал кулак.</text:p>
      <text:p text:style-name="P40">В нём лежали рубины. Один целый и один надкушенный. Из четырёх.</text:p>
      <text:p text:style-name="P40"/>
      <text:p text:style-name="P40">Твай ставит «жучки» в ускоритель и на одном рубине и Элементах Гармонии проводит эксперимент <text:span text:style-name="T103">(жучки она научилась ставить, чтоб обманывать электросчётчики)</text:span>. </text:p>
      <text:p text:style-name="P112">Макс изначально, после исчезновения Селли, планировал использовать Элементы. Он говорит об этом Твай. Та соглашается. После этого — вопрос о рубинах Спайку</text:p>
      <text:p text:style-name="P61"/>
      <text:p text:style-name="P61"/>
      <text:p text:style-name="P53">&lt;<text:span text:style-name="T32">Самбу устроит Луна в парящем кантерлотском дворце — для успокоения и примирения пони</text:span></text:p>
      <text:p text:style-name="P36">Bee Gees – You Should Be dancing<text:span text:style-name="T45">&gt;</text:span></text:p>
      <text:p text:style-name="P59"/>
      <text:p text:style-name="P59">&lt;<text:span text:style-name="T31">Добавить в фанфик плетение шуточных интриг принцессами друг против дружки</text:span>&gt;</text:p>
      <text:p text:style-name="P59"/>
      <text:p text:style-name="P52">&lt;<text:span text:style-name="T32">В сцене прощания (во сне): </text:span></text:p>
      <text:p text:style-name="P52"><text:span text:style-name="T32">- Учти, я ни капельки не жалею о наших поебушках! Даже если это было и не по-настоящему! А если по-настоящему — тем более!</text:span>&gt;</text:p>
      <text:p text:style-name="P59"/>
      <text:p text:style-name="P52">&lt;<text:span text:style-name="T32">Глава 16: Эксперимент в Понивилле, сон Макса, сражение с Луной вместе с Элементами Гармонии</text:span></text:p>
      <text:p text:style-name="P39">Глава 17: Возвращение в Кантерлот. Переговоры с Луной. Крушение Кантерлота. Появление <text:span text:style-name="T102">небесного</text:span> Замка — замок парит на защитном заклинании Селестии</text:p>
      <text:p text:style-name="P39">Глава 18: Возвращение к Замку Двух Сестёр на парящем замке. <text:span text:style-name="T102">Самба в небесном замке</text:span></text:p>
      <text:p text:style-name="P52"><text:span text:style-name="T32">Дальше — использовать по-максимуму уже написанное</text:span>&gt;</text:p>
      <text:p text:style-name="P52"/>
      <text:p text:style-name="P52"><text:soft-page-break/>&lt;<text:span text:style-name="T32">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2"/>
      <text:p text:style-name="P52">&lt;<text:span text:style-name="T32">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2"/>
      <text:p text:style-name="P52">&lt;<text:span text:style-name="T32">Соседи злы на Эквестрию, потому что аликорны корректируют курс планеты так, чтобы самый хороший климат был именно над Эквестрией</text:span>&gt;</text:p>
      <text:p text:style-name="P59"/>
      <text:p text:style-name="P115"><text:span text:style-name="T16"><text:s/>&lt;</text:span><text:span text:style-name="T40"> - </text:span><text:span text:style-name="T31">Я не могу быть вашим спасителем! Я намного хуже и испорченнее вас!</text:span><text:span text:style-name="T16">&gt;</text:span></text:p>
      <text:p text:style-name="P59"/>
      <text:p text:style-name="P52">&lt;<text:span text:style-name="T32">Главы с Максом и Дэш — в стиле «Криминального чтива»</text:span>&gt;</text:p>
      <text:p text:style-name="P59"/>
      <text:p text:style-name="P52">&lt;<text:span text:style-name="T31"> - </text:span><text:span text:style-name="T32">Но ты сгоришь! Я не готова без помощи Селестии провести эксперимент на тебе!</text:span></text:p>
      <text:p text:style-name="P39">Я устало закрыл глаза.</text:p>
      <text:p text:style-name="P52"><text:span text:style-name="T31">- </text:span><text:span text:style-name="T32">Плевать! </text:span><text:span text:style-name="T31">Show must go on! </text:span><text:span text:style-name="T32">Проводи по-любому. Буду надеяться на твоё мастерство</text:span>&gt;</text:p>
      <text:p text:style-name="P52"/>
      <text:p text:style-name="P52">&lt;<text:span text:style-name="T32">Добавить в фанфик просьбу Селестии нарисовать её в соблазнительной позе. Макс выполняет её желание, нарисовав соответствующую иллюстрацию к фанфику. </text:span><text:span text:style-name="T39">(типа, раз ты уж описал наш секс, нарисуй меня в соблазнительной позе хотя бы)</text:span>&gt;</text:p>
      <text:p text:style-name="P52"/>
      <text:p text:style-name="P42"/>
      <text:p text:style-name="P42"/>
      <text:p text:style-name="P42">- Сестра <text:s/>всегда норовила спихнуть тяжёлую задачу на кого-нибудь другого!</text:p>
      <text:p text:style-name="P42">- А также совместить приятное с полезным. - заметил я.</text:p>
      <text:p text:style-name="P42">Луна бросила на меня тяжёлый взгляд.</text:p>
      <text:p text:style-name="P42">-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2">- Тогда зачем она..?</text:p>
      <text:p text:style-name="P42">-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2">Меня как будто окатило ледяным душем. Не любовь и даже не дружба. Просто плата за услугу… Даже не дружба...</text:p>
      <text:p text:style-name="P42">- А другие? Они тоже… давали мне потому, что считали меня последним шансом?</text:p>
      <text:p text:style-name="P42">- Другие? Кто ещё?<text:span text:style-name="T17"> </text:span><text:span text:style-name="T74">С кем ещё у тебя были… отношения?</text:span></text:p>
      <text:p text:style-name="P38">- С Рэйнбоу Дэш — ответил я несчастным голосом. - И, может быть, с Пинки.</text:p>
      <text:p text:style-name="P3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8"/>
      <text:p text:style-name="P169"><text:soft-page-break/>&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170"><text:span text:style-name="T1">- Слушай, я что-то не пойму, Эогипп для тебя что, проходной двор, что ли? На моей памяти, ты уже пятый раз за последние полгода туда-сюда через него мотаешься. </text:span><text:span text:style-name="T14">Так часто сюда даже аликорны не заглядывают</text:span><text:span text:style-name="T1">…</text:span></text:p>
      <text:p text:style-name="P170"><text:span text:style-name="T12">И Макс с Анакорном совместно решают проблему Эквестрии </text:span><text:span text:style-name="T13">(Анакорн жалуется ему, что сам не успевает затыкать дыры)</text:span>&gt;</text:p>
      <text:p text:style-name="P48"/>
      <text:p text:style-name="P1"><text:span text:style-name="T32">В Понивилле</text:span><text:span text:style-name="T31"> — эксперимент с Воплощением Индрэ на </text:span><text:span text:style-name="T32">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31">. </text:span><text:span text:style-name="T32">Макс видит дерево реальностей Эквестрии и в своём сне-прошлом в</text:span><text:span text:style-name="T31">идит Селестию в очереди на вылет - </text:span><text:span text:style-name="T32">и в</text:span><text:span text:style-name="T31">идит, куда ведёт чёрный экран </text:span><text:span text:style-name="T32">(в мир людей)</text:span><text:span text:style-name="T31">. </text:span><text:span text:style-name="T32">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31">).</text:span><text:span text:style-name="T34">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8"/>
      <text:p text:style-name="P38">Силовой корсет Селестии Макс обнаруживает в башне Селестии, в её комнате, в шкафу рядом с её боевыми доспехами (помятыми)</text:p>
      <text:p text:style-name="P38"/>
      <text:p text:style-name="P3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34">Дальше — написано. Дискорда при возврате подменяет Трикси</text:span>&gt;</text:p>
      <text:p text:style-name="P48">- <text:span text:style-name="T1">Ты же говорил, у нас нет магии?</text:span></text:p>
      <text:p text:style-name="P55">- Нет. Но что я, по-твоему, делал за тысячи лет заточения в статуе? Да я столько магии накопил, что могу вывернуть это мирок пару раз наизнанку! <text:span text:style-name="T83">Кстати, он от </text:span>э<text:span text:style-name="T83">того только лучше станет!</text:span></text:p>
      <text:p text:style-name="P55">- Но тогда ты мог бы захватить власть в Эквестрии?</text:p>
      <text:p text:style-name="P55">- Мог бы. Но… Зачем? За эти годы я многое переосмыслил и понял: властвовать чертовски скучно! Куда интереснее строить козни изподтишка...</text:p>
      <text:p text:style-name="P48"/>
      <text:p text:style-name="P31"><text:soft-page-break/><text:span text:style-name="T19">&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9">&gt;</text:span></text:p>
      <text:p text:style-name="P34"/>
      <text:p text:style-name="P42">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2">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2"/>
      <text:p text:style-name="P48">&lt;<text:span text:style-name="T3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8"><text:span text:style-name="T32">- В законе не указана конкретный соправитель Диархии!</text:span>&gt;</text:p>
      <text:p text:style-name="P48"/>
      <text:p text:style-name="P48">&lt;<text:span text:style-name="T32">Заговорщики таки подняли восстание после исчезновения Селестии. Они обвинили Луну и Макса в узурпации власти</text:span>&gt;</text:p>
      <text:p text:style-name="P48"/>
      <text:p text:style-name="P35">&lt;<text:span text:style-name="T1">Добавить рассуждения на этическую тему на грани катастрофы</text:span>&gt;</text:p>
      <text:p text:style-name="P35"/>
      <text:p text:style-name="P38">&lt;Добавить грозный выход Луны для противостояния повстанцам&gt;</text:p>
      <text:p text:style-name="P38"/>
      <text:p text:style-name="P41">&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1"/>
      <text:p text:style-name="P41"/>
      <text:p text:style-name="P48"/>
      <text:p text:style-name="P2"><text:span text:style-name="T16">–</text:span> Заклинания Свирла Бородатого обычно срабатывают без ошибок.</text:p>
      <text:p text:style-name="P2"><text:span text:style-name="T16">–</text:span> Если их правильно вызывают, <text:span text:style-name="T16">–</text:span> пробурчал возвратившийся Спайк, укладываясь в корзинку.</text:p>
      <text:p text:style-name="P2"><text:span text:style-name="T16">–</text:span> Что он имел ввиду?</text:p>
      <text:p text:style-name="P2"><text:span text:style-name="T16">–</text:span> Нууу, - Твайлайт смутилась, <text:span text:style-name="T16">–</text:span> заклинание сработало со второй попытки. В первый раз, с <text:span text:style-name="T4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text:soft-page-break/>рискнуть и отправиться в Вечнодикий лес. Хотя он уже в то время был очень опасным местом. Ты же помнишь, чем всё закончилось? <text:span text:style-name="T16">–</text:span> Единорожка опустила голову.</text:p>
      <text:p text:style-name="P2"/>
      <text:p text:style-name="P2"><text:span text:style-name="T16">&lt;</text:span><text:span text:style-name="T31">Селестия проснётся на Терре в облике кибермозга, т.к. в своём мире она на ступень выше пони (а кибермозг на Терре на ступень выше людей)</text:span><text:span text:style-name="T16">&gt;</text:span></text:p>
      <text:p text:style-name="P15"/>
      <text:p text:style-name="P2"><text:span text:style-name="T16">–</text:span> Да, печально получилось <text:span text:style-name="T16">&lt;</text:span><text:span text:style-name="T32">и всего-то</text:span><text:span text:style-name="T1">?</text:span><text:span text:style-name="T16">&gt;</text:span>. Но вернёмся к заклинанию. Во второй раз вы вызвали его правильно <text:span text:style-name="T1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6">–</text:span> Нет, она мне ничего не говорила. Но, видишь ли, ваше королевство и вы сами описаны в моём мире в детском сериале.</text:p>
      <text:p text:style-name="P2"><text:span text:style-name="T16">–</text:span> Мы? Описаны? <text:span text:style-name="T16">–</text:span> Твайлайт от удивления открыла рот. <text:span text:style-name="T1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6">–</text:span> Вряд ли кто-то из людей побывал здесь до меня. До вас ведь никто не вызывал это заклинание Свирла?</text:p>
      <text:p text:style-name="P2"><text:span text:style-name="T16">–</text:span> Нет. Собрание столь сильных магов запомнилось бы.</text:p>
      <text:p text:style-name="P2"><text:span text:style-name="T1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6">–</text:span> Вам нравятся рассказы про Эквестрию? <text:span text:style-name="T16">–</text:span> Твайлайт улыбнулась.</text:p>
      <text:p text:style-name="P2"><text:span text:style-name="T1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6">–</text:span> Брони?</text:p>
      <text:p text:style-name="P2"><text:span text:style-name="T1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6">–</text:span> Ого! У нас есть поклонники! Интересно было бы поговорить об этом с твоим другом.</text:p>
      <text:p text:style-name="P2"><text:span text:style-name="T16">–</text:span> Его нет. Он погиб полгода назад.</text:p>
      <text:p text:style-name="P2"><text:span text:style-name="T16">–</text:span> О, мои соболезнования! <text:span text:style-name="T16">–</text:span> Твайлайт подошла ко мне и положила переднюю ногу мне на плечо (когда я сидел, она вполне могла достать до него). <text:span text:style-name="T16">–</text:span> Друзей терять очень тяжко.</text:p>
      <text:p text:style-name="P2"><text:span text:style-name="T1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6">–</text:span> Подумать только! <text:span text:style-name="T16">–</text:span> бормотала она про себя, <text:span text:style-name="T1">—</text:span> мы и наша страна описана в жеребячьих книжках в другом мире!</text:p>
      <text:p text:style-name="P55"/>
      <text:p text:style-name="P55"/>
      <text:p text:style-name="P55"><text:soft-page-break/></text:p>
      <text:p text:style-name="P2"><text:span text:style-name="T16">–</text:span> Найтмэр Мун и Дискорд не разорвались и не сгорели.</text:p>
      <text:p text:style-name="P2"><text:span text:style-name="T16">–</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6">&lt;</text:span><text:span text:style-name="T3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6">&gt;</text:span></text:p>
      <text:p text:style-name="P1"/>
      <text:p text:style-name="P1">&lt;<text:span text:style-name="T41">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6">&gt;</text:span></text:p>
      <text:p text:style-name="P55"/>
      <text:h text:style-name="P18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text:soft-page-break/>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6">&lt;</text:span><text:span text:style-name="T31">Влад рассказывает Максу о своём сне </text:span><text:span text:style-name="T40">—</text:span><text:span text:style-name="T31"> как он был поняхой, а потом проснулся в мире Терры</text:span><text:span text:style-name="T16">&gt;</text:span></text:p>
      <text:p text:style-name="P2"/>
      <text:p text:style-name="P4">***</text:p>
      <text:p text:style-name="P15"/>
      <text:p text:style-name="P14"/>
      <text:p text:style-name="P15"><text:span text:style-name="T67">&lt;</text:span><text:span text:style-name="T35">самолёт в эквестрию проваливается во время </text:span><text:span text:style-name="T3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63">&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48"/>
      <text:p text:style-name="P56">&lt;<text:span text:style-name="T3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6"/>
      <text:p text:style-name="P2"><text:span text:style-name="T16">–</text:span> Ты могла бы нести меня телекинезом. Я, после того, как узнал о ваших способностях, удивлялся, почему ты этого не сделала?</text:p>
      <text:p text:style-name="P2"><text:span text:style-name="T16">–</text:span> Шутишь? <text:span text:style-name="T16">–</text:span> Селестия скосила на меня фиалковый глаз, продолжая колдовать с мешочком. <text:span text:style-name="T16">–</text:span> Ты бы потом не захотел бы видеть меня от перенесенного унижения.</text:p>
      <text:p text:style-name="P2"/>
      <text:p text:style-name="P2"><text:span text:style-name="T16">–</text:span> А дальше всё было хуже, намного хуже...</text:p>
      <text:p text:style-name="P2"/>
      <text:p text:style-name="P1"/>
      <text:p text:style-name="P2"/>
      <text:p text:style-name="P4">***</text:p>
      <text:p text:style-name="P15"/>
      <text:p text:style-name="P2"><text:span text:style-name="T16">&lt;Луна - </text:span><text:span text:style-name="T3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6">&gt;</text:span></text:p>
      <text:p text:style-name="P15"/>
      <text:h text:style-name="P181" text:outline-level="2">Рейд пони-рэйнджеров</text:h>
      <text:p text:style-name="P2"/>
      <text:p text:style-name="P30">(леденящий душу триллер, музыка тревожная)</text:p>
      <text:p text:style-name="P6">&lt;<text:span text:style-name="T3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6">–</text:span> Тьфу ты, б-бестия! <text:span text:style-name="T16">–</text:span> Мэдтроттер принялся протирать окровавленное лезвие. <text:span text:style-name="T16">–</text:span> Впервые такую тварь встречаю.</text:p>
      <text:p text:style-name="P2"><text:span text:style-name="T16">–</text:span> Не думаю, что она появится ещё. <text:span text:style-name="T16">–</text:span> Калрус вслушивался в лесной шум. Уши его поворачивались по ветру. <text:span text:style-name="T16">–</text:span> Ты её хорошенько угостил. По первому разряду!</text:p>
      <text:p text:style-name="P2"><text:span text:style-name="T16">–</text:span> У нас, в Аппалузе, это называется “салют легионера”, <text:span text:style-name="T16">–</text:span> усмехнулся Хорст. <text:span text:style-name="T16">–</text:span> Мало кто из врагов его переживает.</text:p>
      <text:p text:style-name="P2"><text:span text:style-name="T16">–</text:span> Первым дежуришь ты, Мэдди. Потом я. Калрус <text:span text:style-name="T16">—</text:span> последним, <text:span text:style-name="T16">–</text:span> решил я. <text:span text:style-name="T1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6">–</text:span> Что за чертовщина? <text:span text:style-name="T16">–</text:span> Мэдтроттер трогал копытом лежащую на земле плеть лианы, которая медленно уползала в чащу, сворачиваясь в колючий клубок.</text:p>
      <text:p text:style-name="P2"><text:span text:style-name="T16">–</text:span> Не нравится мне это, <text:span text:style-name="T16">–</text:span> пробормотал Калрус, стряхивая с крыла зелёную плеть, свесившуюся с дерева и попытавшуюся обвить его махательный сустав. <text:span text:style-name="T1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6">–</text:span> Да уж, <text:span text:style-name="T16">–</text:span> Мэдтроттер обнажил алебарду и закрепил её на ноге остриём вверх. <text:span text:style-name="T1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6">–</text:span> Шанту?</text:p>
      <text:p text:style-name="P2"><text:span text:style-name="T16">–</text:span> Ваше Высочество? Мы никогда не встречали такое существо раньше и я…</text:p>
      <text:p text:style-name="P2"><text:span text:style-name="T1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6">–</text:span> Хотя кое-кто за за тысячу лет воздержания накопил столько силы, что может жонглировать планетами, не думаю, что он <text:span text:style-name="T16">&lt;</text:span><text:span text:style-name="T30">вот эту-то энергию Дискорд и потратил на превращение в дракона в мире Терры</text:span><text:span text:style-name="T1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6">&lt;</text:span><text:span text:style-name="T32">Добавить кокатрикса, мантикору и древесных волков. Тентаклианы переименовать в пландерсиды</text:span><text:span text:style-name="T1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6">–</text:span> Что за ерунда? <text:span text:style-name="T1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6">–</text:span> Не знаю, что за ерунда, но теперь становится ясно, откуда тут те черепа. <text:span text:style-name="T16">–</text:span> Я вытер накрыльный нож о траву и показал на две продолговатости, тускло белевшие в траве у самого ствола граба. <text:span text:style-name="T1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6">–</text:span> Пхе, будет несколько <text:span text:style-name="T16">—</text:span> выберешь для них самый подходящий! <text:span text:style-name="T1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6">&lt;</text:span><text:span text:style-name="T31">короткий</text:span><text:span text:style-name="T1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6">–</text:span> Ходят слухи, Стар <text:span text:style-name="T1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6">–</text:span> Мечтательно разглагольствовал Калрус.</text:p>
      <text:p text:style-name="P2"><text:span text:style-name="T16">–</text:span> Смотри, как бы ты сам после такой встречи не стал чудным материалом для <text:s/>чудовища, <text:span text:style-name="T16">–</text:span> проворчал Мэдтроттер. <text:span text:style-name="T1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6">–</text:span> Странно, кто-то ходил к замку после того, как он был заброшен, <text:span text:style-name="T16">–</text:span> пробормотал Мэдтроттер. <text:span text:style-name="T1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6">–</text:span> Дискорд! Что их убило? <text:span text:style-name="T16">–</text:span> присвистнул обошедший Хорста с другой стороны Калрус.</text:p>
      <text:p text:style-name="P2"><text:soft-page-break/><text:span text:style-name="T16">–</text:span> Что бы их ни убило, нам с этим знакомиться ни к чему, <text:span text:style-name="T16">–</text:span> пробормотал Мэдтроттер озираясь. <text:span text:style-name="T1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6">–</text:span> Это королевский конвой. Такие были на службе у принцесс ещё лет двадцать назад, до Раздора.</text:p>
      <text:p text:style-name="P2"><text:span text:style-name="T16">–</text:span> Такое впечатление, что… <text:span text:style-name="T1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6">–</text:span> ...тут была засада <text:span text:style-name="T1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6">—</text:span> туда мы и помчались, сопровождаемые хлопками и свистом вращающихся шаров.</text:p>
      <text:p text:style-name="P4">***</text:p>
      <text:p text:style-name="P2"><text:span text:style-name="T16">–</text:span> Откуда там останки пегасов? Кто мог поймать их там? Они могут уйти от любой засады.</text:p>
      <text:p text:style-name="P2"><text:span text:style-name="T16">–</text:span> Не знаю, как насчёт летунов, принцессса, но когда мы осматривали кости, на нас было совершено нападение...</text:p>
      <text:p text:style-name="P2"><text:span text:style-name="T16">–</text:span> Вот как? На королевскую стражу в центре Эквестрии? Кто же это был?</text:p>
      <text:p text:style-name="P2"><text:span text:style-name="T16">–</text:span> Лианы, принцесса. <text:span text:style-name="T16">–</text:span> Кимеринн отчеканил последнюю фразу, глядя прямо перед собой. <text:span text:style-name="T1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6">– </text:span>сорок. Мы назвали их <text:span text:style-name="T16">&lt;</text:span><text:span text:style-name="T31">???</text:span><text:span text:style-name="T16">&gt;</text:span></text:p>
      <text:p text:style-name="P2">Луна обошла Кимеринна. </text:p>
      <text:p text:style-name="P2"><text:span text:style-name="T16">–</text:span> У вас рассечен бок. И колотая рана на шее.</text:p>
      <text:p text:style-name="P2"><text:span text:style-name="T16">–</text:span> Не уследил за лианой, Ваше Высочество. Ерунда. Калрус вовремя отсёк плеть. <text:span text:style-name="T16">–</text:span> Голубые глаза Кимеринна смотрели прямо сквозь Луну, не мигая.</text:p>
      <text:p text:style-name="P2"><text:span text:style-name="T1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6">–</text:span> Я ценю вашу службу и хочу достойно наградить вас. Спрашивайте.</text:p>
      <text:p text:style-name="P2"><text:span text:style-name="T16">–</text:span> Мне… мне ничего не нужно, Ваше Высочество. <text:span text:style-name="T1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6">–</text:span> Кимеринн, вы окажете своей принцессе услугу, если согласитесь <text:s/>принять от неё награду! <text:span text:style-name="T16">–</text:span> Если бы он понял… Как когда-то понял Амарок… Аликорны <text:span text:style-name="T16">—</text:span> тоже живые существа. И они очень одиноки…</text:p>
      <text:p text:style-name="P2"><text:span text:style-name="T16">–</text:span> Хорошо, Ваше Высочество. <text:span text:style-name="T16">–</text:span> Кимеринн смотрел не мигая в точку прямо перед собой. <text:span text:style-name="T16">–</text:span> Я хочу… в награду… обращаться к вам на “ты”!</text:p>
      <text:p text:style-name="P2">Туман застилал глаза Луне. Она смотрела на него <text:span text:style-name="T1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6">–</text:span> Ну что же… Я рада оказать такую услугу… Тебе…</text:p>
      <text:p text:style-name="P2"><text:span text:style-name="T16">–</text:span> Принцесса…</text:p>
      <text:p text:style-name="P2"><text:soft-page-break/><text:span text:style-name="T16">–</text:span> Луна, мой дорогой. Для тебя <text:span text:style-name="T16">—</text:span> Луна…</text:p>
      <text:p text:style-name="P2">...</text:p>
      <text:p text:style-name="P2"/>
      <text:h text:style-name="P181" text:outline-level="2">Рейд пони-рэйнджеров-2 (<text:span text:style-name="T3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6">&lt;</text:span><text:span text:style-name="T31">гидрорысью</text:span><text:span text:style-name="T16">&gt;</text:span> и нападением <text:span text:style-name="T16">&lt;</text:span><text:span text:style-name="T31">тентаклиан</text:span><text:span text:style-name="T16">&gt;</text:span> казался мне ещё опаснее. А если этот корабль обследовать как следует…</text:p>
      <text:p text:style-name="P2"><text:span text:style-name="T16">–</text:span> Заночуем внутри. - <text:span text:style-name="T1">р</text:span>ешил я.</text:p>
      <text:p text:style-name="P2"><text:span text:style-name="T16">&lt;</text:span><text:span text:style-name="T31">Нужен ли тут самолёт? Нужен артефакт из Fallout Equestria - летучий корабль</text:span>?<text:span text:style-name="T16">&gt;</text:span></text:p>
      <text:p text:style-name="P2">Утро встретило нас туманом. Я пытался рассмотреть руины замка на противоположном берегу.</text:p>
      <text:p text:style-name="P2"><text:span text:style-name="T16">–</text:span> Идти опасно. Засаду прозевать <text:span text:style-name="T16">—</text:span> как два пера об мостовую. Хорст, я слетаю в разведку. Не нравится мне это болото.</text:p>
      <text:p text:style-name="P2"><text:span text:style-name="T1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6">–</text:span> Заметил что-то. <text:span text:style-name="T16">–</text:span> Хорст приставил копыто ко лбу, пытаясь рассмотретьчто-то против солнца. <text:span text:style-name="T16">–</text:span> Нет, летит обратно. Ох-х-х-х-х!</text:p>
      <text:p text:style-name="P2"><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6">–</text:span> Поворачивайте, уходите от болота! <text:span text:style-name="T1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6">–</text:span> Не в крыло, а в ногу, <text:span text:style-name="T16">–</text:span> проворчал я, стаскивая зубами с задней ноги толстую плеть плюща, гладко отрубленную стилетом. <text:span text:style-name="T1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6">– </text:span>Схватил бы за крыло <text:span text:style-name="T16">—</text:span> я бы не вырвался.</text:p>
      <text:p text:style-name="P2">Я взглянул вверх. На металлической стенке чётко отпечатались четыре полукруга копыт. </text:p>
      <text:p text:style-name="P2"><text:span text:style-name="T16">–</text:span> И пришлось бы тебе за меня во дворце отдуваться.</text:p>
      <text:p text:style-name="P2"><text:span text:style-name="T16">–</text:span> Нашел что-нибудь интересное в развалинах?</text:p>
      <text:p text:style-name="P2"><text:span text:style-name="T16">–</text:span> А как же! Странное такое. Похожее на обезьяну. Но стройнее и грациознее. И оно было одето…</text:p>
      <text:p text:style-name="P2"><text:span text:style-name="T16">–</text:span> Одето?</text:p>
      <text:p text:style-name="P2"><text:span text:style-name="T16">–</text:span> Да, в потёртые джинсы и куртку. И на спине было что-то вроде перемётной сумки. Не успел как следует расмотреть <text:span text:style-name="T16">—</text:span> оно скрылось в кустах. Что его отличало от обезьяны <text:span text:style-name="T1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6">–</text:span> Ещ одно неизвестное чудовище! <text:s/>Что-то их тут много развелось.</text:p>
      <text:p text:style-name="P2">Я крепко задумался. Принцесса приказывала <text:span text:style-name="T16">—</text:span> нет, не приказывала <text:span text:style-name="T1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6">–</text:span> Куда идём, Кэп? <text:span text:style-name="T16">–</text:span> Мэд прилаживал сумки, затягивая и застёгивая всевозможные ремешки. Калрус устало встряхнулся и тоже начал шнуроваться.</text:p>
      <text:p text:style-name="P2"><text:soft-page-break/>“В замок”, <text:span text:style-name="T1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6">–</text:span> Вы ведь в неопасное место идёте, да?</text:p>
      <text:p text:style-name="P2"><text:span text:style-name="T16">–</text:span> Да, Силк Мэйн, в неопасное.</text:p>
      <text:p text:style-name="P2"><text:span text:style-name="T1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6">–</text:span> Силк, не волнуйся, если будет опасно, мы сразу же повернём. (И пойдём другой дорогой <text:span text:style-name="T1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6">—</text:span> ничтожны.</text:p>
      <text:p text:style-name="P2"><text:span text:style-name="T16">–</text:span> Возвращаемся, Мэдди, <text:span text:style-name="T16">–</text:span> решил я. <text:span text:style-name="T1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8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6">–</text:span> Пони умеют переносить тяготы, Макс. <text:span text:style-name="T1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6">&lt;</text:span><text:span text:style-name="T3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6">&gt;</text:span></text:p>
      <text:p text:style-name="P2"><text:span text:style-name="T16">&lt;</text:span><text:span text:style-name="T3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6">&gt;</text:span></text:p>
      <text:p text:style-name="P2"/>
      <text:p text:style-name="P2"/>
      <text:p text:style-name="P2"/>
      <text:p text:style-name="P2"><text:soft-page-break/><text:span text:style-name="T16">–</text:span> Тия, я…</text:p>
      <text:p text:style-name="P2"><text:span text:style-name="T16">–</text:span> Не говори ничего! Твайлайт нашла в архиве северного крыла полузаконченное заклинание <text:span text:style-name="T16">C</text:span>вирла Бородатого. “Защита от неведомой угрозы” <text:span text:style-name="T16">—</text:span> так он назвал его. Синопсис восстановить не удалось <text:span text:style-name="T16">—</text:span> Свирл записал его на некачественной бумаге. Треть заклинания Твайли восстановила экстраполяцией <text:span text:style-name="T1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6">—</text:span> всего лишь появился ты! <text:span text:style-name="T16">–</text:span> это слово Селестия выдохнула мне в лицо, буквально ткнув меня носом. <text:span text:style-name="T16">–</text:span> И всё это время я думала <text:span text:style-name="T16">—</text:span> кто ты? Наше спасение, или всего лишь горькая шутка судьбы? И я до сих пор не знаю. </text:p>
      <text:p text:style-name="P2">Ты извини, Макс, я разнервничалась/ <text:span text:style-name="T16">–</text:span> Селестия отвернулась от меня. Я протянул руку и осторожно поправил локон переливающейся гривы. <text:span text:style-name="T1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6">–</text:span> Я не смогу сделать тебя счастливой, Тия, <text:span text:style-name="T16">–</text:span> я покачал головой. <text:span text:style-name="T16">– </text:span>Я не знаю, чем вам помочь. Скорее всего, я попал сюда случайно.</text:p>
      <text:p text:style-name="P2"><text:span text:style-name="T16">–</text:span> Я так и думала, <text:span text:style-name="T16">–</text:span> кивнула головой Селестия. <text:span text:style-name="T1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8"/>
      <text:p text:style-name="P56">Она вытянула шею и начала по очереди сгибать-разгибать ноги, разминая суставы.</text:p>
      <text:p text:style-name="P56"><text:span text:style-name="T16">–</text:span> Слишком поздно, <text:span text:style-name="T16">–</text:span> пробормотала она, глядя через панорамное окно на ночное небо. <text:span text:style-name="T16">–</text:span> Даже, скорее, рано. Сестра скоро вернётся.</text:p>
      <text:p text:style-name="P2"/>
      <text:p text:style-name="P2"><text:span text:style-name="T16">–</text:span> Макс, <text:span text:style-name="T16">–</text:span> обернулась она ко мне, <text:span text:style-name="T1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81" text:outline-level="2"/>
      <text:h text:style-name="P18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oft-page-break/><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2"><text:span text:style-name="T1">–</text:span> Программы. Это такие… гм… заклинания. Ты пишешь программу, запускаешь её, а потом она делает что-то для тебя.</text:p>
      <text:p text:style-name="P32"><text:span text:style-name="T1">–</text:span> То есть, ты, типа, волшебник в своём мире?</text:p>
      <text:p text:style-name="P32"><text:span text:style-name="T1">–</text:span> Вряд ли меня так можно называть. Очень далёкие параллели. У нас совсем нет магии.</text:p>
      <text:p text:style-name="P3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1"><text:soft-page-break/></text:p>
      <text:h text:style-name="P181" text:outline-level="2">Первый сеанс двойного сна. Рэрити</text:h>
      <text:p text:style-name="P2"/>
      <text:p text:style-name="P2"><text:span text:style-name="T16">&lt;</text:span><text:span text:style-name="T3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1">Сон одновременно смотрели Рэрити, Пинки и РД. Флатти и ЭйДжей не успели подойти вовремя, т.к. жили за городом.</text:span><text:span text:style-name="T1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6">–</text:span> Кровать для тебя маловата, Макс, <text:span text:style-name="T16">–</text:span> извиняющимся тоном сообщила Твайлайт. <text:span text:style-name="T16">–</text:span> Мы сдвинули два матраса на полу. Вы с Рэрити должны поместиться.</text:p>
      <text:p text:style-name="P2"><text:span text:style-name="T16">–</text:span> Может, и поместимся. Но, вообще, я во сне верчусь.</text:p>
      <text:p text:style-name="P2"><text:span text:style-name="T16">–</text:span> Не страшно, ты не успеешь… <text:span text:style-name="T16">–</text:span> её слова были заглушены звоном входного колокольчика. Хлопнула дверь и в читальный зал вошла светлая единорожка.</text:p>
      <text:p text:style-name="P2"><text:span text:style-name="T1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6">—</text:span> всё это придавало Рэрити неожиданный шарм.</text:p>
      <text:p text:style-name="P2"><text:span text:style-name="T16">–</text:span> Рэрити, ты выглядишь… Замечательно выглядишь! <text:span text:style-name="T16">–</text:span> растерянно пролепетала Твайлайт.</text:p>
      <text:p text:style-name="P2"><text:span text:style-name="T16">–</text:span> Дааааааа… Замечательно! <text:span text:style-name="T16">–</text:span> наконец-то смог закрыть рот <text:span text:style-name="T1">и втянуть слюни </text:span>Спайк.</text:p>
      <text:p text:style-name="P2"><text:span text:style-name="T1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6">–</text:span> смущённо сказала Рэрити, глядя мимо меня своими фиолетовыми глазами.</text:p>
      <text:p text:style-name="P2"><text:span text:style-name="T16">–</text:span> Спасибо, Рэрити. Ты выглядишь потрясно. <text:span text:style-name="T1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6">–</text:span> Ну что же, если готовы <text:span text:style-name="T1">—</text:span> ложитесь на матрас и расслабьтесь. Вы должны касаться друг-друга. <text:span text:style-name="T1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6">–</text:span> Готовы? <text:span text:style-name="T16">–</text:span> Спросила Твайлайт.</text:p>
      <text:p text:style-name="P2"><text:span text:style-name="T16">–</text:span> Я готова. <text:span text:style-name="T16">–</text:span> <text:span text:style-name="T1">о</text:span>тозвалась Рэрити.</text:p>
      <text:p text:style-name="P2"><text:span text:style-name="T16">–</text:span> Готов. <text:span text:style-name="T16">–</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81" text:outline-level="2">Сон Макса</text:h>
      <text:p text:style-name="P106"/>
      <text:p text:style-name="P2"><text:span text:style-name="T16">&lt;</text:span><text:span text:style-name="T3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40">–</text:span><text:span text:style-name="T31"> Готова, </text:span><text:span text:style-name="T40">–</text:span><text:span text:style-name="T31"> процедила она.</text:span><text:span text:style-name="T16">&gt;</text:span></text:p>
      <text:p text:style-name="P4">***</text:p>
      <text:p text:style-name="P2"><text:span text:style-name="T16">–</text:span> Вставай, Макс! <text:span text:style-name="T16">–</text:span> Маленькое копыто надавливало мне на грудь, делая энергичные круговые движения.</text:p>
      <text:p text:style-name="P2"><text:span text:style-name="T16">–</text:span> Твайлайт? <text:span text:style-name="T16">–</text:span> Взгляд сфокусировался на лавандовой единорожке, озабоченно осматривающей меня и продолжающей массаж в области сердца.</text:p>
      <text:p text:style-name="P2"><text:span text:style-name="T16">–</text:span> Мне не понравился цвет твоей мордочки. Ты стал слишком бледный. Я решила прервать твой сон. Как ты себя ...</text:p>
      <text:p text:style-name="P2"><text:span text:style-name="T16">–</text:span> … чувствуешь, дорогая Рэрити?! Я могу чем-нибудь помочь? Вот, выпей воды! <text:span text:style-name="T16">–</text:span> <text:span text:style-name="T1">д</text:span>ракончик метался вокруг светлой единорожки, в волнении заламывая лапки.</text:p>
      <text:p text:style-name="P2"><text:span text:style-name="T16">–</text:span> Спасибо, Спайк! Ты очень любезен! <text:span text:style-name="T16">–</text:span> Рэрити приподнялась на матрасе и сделала пару глотков из услужливо поднесенного Спайком стакана.</text:p>
      <text:p text:style-name="P2"><text:span text:style-name="T16">–</text:span> Я в порядке. Что-то удалось узнать? <text:span text:style-name="T16">–</text:span> обратился я к Рэрити.</text:p>
      <text:p text:style-name="P2"><text:span text:style-name="T16">–</text:span> Я всё расскажу, <text:span text:style-name="T16">–</text:span> кивнула единорожка. <text:span text:style-name="T1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6">–</text:span> Годится, <text:span text:style-name="T16">–</text:span> кивнула Твайлайт. <text:span text:style-name="T16">–</text:span> Тогда до завтрашнего вечера каждый свободен и занимается своими делами.</text:p>
      <text:p text:style-name="P2"><text:span text:style-name="T16">– </text:span>Да, Макс?</text:p>
      <text:p text:style-name="P2"><text:span text:style-name="T1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6">–</text:span> Я помогу-у-у-у! <text:span text:style-name="T16">–</text:span> <text:span text:style-name="T1">з</text:span>апрыгала на месте Пинки.</text:p>
      <text:p text:style-name="P2"><text:span text:style-name="T16">–</text:span> Я помогу! <text:span text:style-name="T16">–</text:span> <text:span text:style-name="T1">н</text:span>еожиданно вызвалась Рэйнбоу Дэш, до этого безучастно наблюдавшая за нами.</text:p>
      <text:p text:style-name="P2"/>
      <text:p text:style-name="P37"/>
      <text:p text:style-name="P2"/>
      <text:p text:style-name="P2"><text:span text:style-name="T16">–</text:span> Я первая предложила! <text:span text:style-name="T16">–</text:span> возмутилась Пинки.</text:p>
      <text:p text:style-name="P2"><text:soft-page-break/><text:span text:style-name="T16">–</text:span> Предложила не ты, а Твайлайт. <text:span text:style-name="T16">–</text:span> <text:span text:style-name="T1">п</text:span>арировала Рэйнбоу Дэш.</text:p>
      <text:p text:style-name="P2"><text:span text:style-name="T16">–</text:span> Не ссорьтесь, <text:span text:style-name="T1">кобылки</text:span>! Давайте сегодня мне показывает Понивилль Пинки, а завтра <text:span text:style-name="T1">—</text:span> ты, Рэйнбоу. <text:span text:style-name="T16">–</text:span> <text:span text:style-name="T1">п</text:span>редложил я. <text:span text:style-name="T16">–</text:span> Годится?</text:p>
      <text:p text:style-name="P2"><text:span text:style-name="T16">–</text:span> Лады. <text:span text:style-name="T16">–</text:span> проворчала пегаска. <text:span text:style-name="T16">–</text:span> Приходи завтра на девять к библиотеке. Нет, лучше на десять.</text:p>
      <text:p text:style-name="P2"><text:span text:style-name="T16">–</text:span> Хорошо, Рэйнбоу Дэш. Договорились.</text:p>
      <text:p text:style-name="P2"><text:span text:style-name="T16">–</text:span> Пошли-пошли-пошли-пошли, <text:span text:style-name="T16">–</text:span> подталкивала меня головой к выходу Пинки. <text:span text:style-name="T1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8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6">–</text:span> <text:span text:style-name="T1">э</text:span>нергия Пинки была неиссякаема.</text:p>
      <text:p text:style-name="P2"><text:span text:style-name="T16">–</text:span> Ффух! Дай отдышаться.</text:p>
      <text:p text:style-name="P2"><text:span text:style-name="T16">–</text:span> Устал? <text:span text:style-name="T16">–</text:span> <text:span text:style-name="T1">у</text:span>частливо спросила Пинки.</text:p>
      <text:p text:style-name="P2"><text:span text:style-name="T1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6">–</text:span> Да? Тогда пойдём перекусим.</text:p>
      <text:p text:style-name="P2">Манерный пони-оффициант выслушал наши пожелания и удалился.</text:p>
      <text:p text:style-name="P2"><text:span text:style-name="T16">–</text:span> А какой у тебя был образ жизни?</text:p>
      <text:p text:style-name="P2"><text:span text:style-name="T16">–</text:span> В основном, <text:span text:style-name="T1">э</text:span>сидячий.</text:p>
      <text:p text:style-name="P2"><text:span text:style-name="T1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6">–</text:span> А у нас сидячая работа в порядке вещей.</text:p>
      <text:p text:style-name="P2"><text:span text:style-name="T16">–</text:span> Ужас-ужас! <text:span text:style-name="T16">–</text:span> Пинки прижала копыта передних ног к голове. <text:span text:style-name="T1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6">&lt;</text:span><text:span text:style-name="T31">Рэйнбоу объясняет Максу, почему Пинки расплатилась за него </text:span><text:span text:style-name="T32">—</text:span><text:span text:style-name="T31"> и вспоминает, что когда-то уже объясняла нечто подобное (Леро)</text:span></text:p>
      <text:p text:style-name="P2"/>
      <text:h text:style-name="P181" text:outline-level="2"/>
      <text:p text:style-name="P106"/>
      <text:p text:style-name="P106"/>
      <text:p text:style-name="P2"><text:soft-page-break/><text:span text:style-name="T16">&lt;</text:span><text:span text:style-name="T31">Подходя к замку Принцесс, Дэш рассказывает Максу обо сне, который она утаила - с Леро.</text:span><text:span text:style-name="T16">&gt;</text:span> </text:p>
      <text:p text:style-name="P2"><text:span text:style-name="T16">&lt;</text:span><text:span text:style-name="T31">Кто следующий готов рассказывать?</text:span></text:p>
      <text:p text:style-name="P32">Пинки дёрнулась на месте, но промолчала.</text:p>
      <text:p text:style-name="P2"><text:span text:style-name="T40">–</text:span><text:span text:style-name="T31"> Я расскажу, - шагнула вперёд радужная пегаска. </text:span><text:span text:style-name="T40">–</text:span><text:span text:style-name="T31"> Хотя вряд ли ты узнаешь что-то полезное. Там галиматья какая-то…</text:span><text:span text:style-name="T16">&gt;</text:span></text:p>
      <text:p text:style-name="P2"><text:span text:style-name="T16">&lt;</text:span><text:span text:style-name="T31">После рассказа РД рассказывает Пинки. При расказе становится ясно её безумие </text:span><text:span text:style-name="T40">—</text:span><text:span text:style-name="T31"> она становится Пинкаминой из-за её сна </text:span><text:span text:style-name="T40">—</text:span><text:span text:style-name="T31"> “Кексиков”. Также она видит во сне центр Эгрегора Эквестрии </text:span><text:span text:style-name="T40">—</text:span><text:span text:style-name="T31"> Селестию. И она видит, как Селестия превращается в набор цифр и уходит в экран </text:span><text:span text:style-name="T40">—</text:span><text:span text:style-name="T31"> в мир Терры.</text:span></text:p>
      <text:p text:style-name="P32">После чего происходит исчезновение Селестии. Макс + Шестёрка (без Пинки и Рэрити <text:span text:style-name="T1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1">В мире Терры они ищут Селестию. В конце-концов Макс находит её в кибермозге </text:span><text:span text:style-name="T40">—</text:span><text:span text:style-name="T3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0">—</text:span><text:span text:style-name="T31"> Эгрегором Эквестрии. После чего пееренос на Землю на 10 лет назад. Начало написания “Последнего фанфика”.</text:span><text:span text:style-name="T16">&gt;</text:span></text:p>
      <text:p text:style-name="P15"/>
      <text:p text:style-name="P2"><text:span text:style-name="T16">–</text:span> Ну ладно, посижу ночью над книгами. Кто следующий? <text:span text:style-name="T16">– </text:span>Твайлайт посмотрела на Пинки, но та только тёрла копытом висок и морщила лоб, словно пытаясь что-то вспомнить.</text:p>
      <text:p text:style-name="P2"><text:span text:style-name="T16">–</text:span> Я расскажу, - шагнула вперёд радужная пегаска. <text:span text:style-name="T16">–</text:span> Хотя вряд ли ты узнаешь что-то полезное. Там дискордовщина какая-то…</text:p>
      <text:p text:style-name="P2"/>
      <text:h text:style-name="P181" text:outline-level="2"/>
      <text:p text:style-name="P4">***</text:p>
      <text:p text:style-name="P2"><text:span text:style-name="T16">–</text:span> А дальше ты спихнула меня с него и стала приводить его в чувство. <text:span text:style-name="T16">–</text:span> <text:span text:style-name="T1">з</text:span>акончила рассказа Рэйнбоу Дэш.</text:p>
      <text:p text:style-name="P2"><text:span text:style-name="T16">–</text:span> Хм. Несколько эпизодов, включая рекурсивный сон. И опять сфера из светящихся точек. <text:span text:style-name="T16">–</text:span> <text:span text:style-name="T1">о</text:span>тметила Твайлайт.</text:p>
      <text:p text:style-name="P2"><text:span text:style-name="T16">–</text:span> Что такое “рекурсивный сон”?</text:p>
      <text:p text:style-name="P2"><text:span text:style-name="T1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6">–</text:span> <text:span text:style-name="T1">п</text:span>овернулась Твайлайт к розовой земнопони.</text:p>
      <text:p text:style-name="P2"/>
      <text:h text:style-name="P181"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6">–</text:span> И в твоём мире нет пони-пегасов и пони-единорогов? Есть только земнопони? <text:span text:style-name="T16">–</text:span> допытывалась РД.</text:p>
      <text:p text:style-name="P2"><text:span text:style-name="T1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6">&lt;</text:span><text:span text:style-name="T32">название</text:span><text:span text:style-name="T1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oft-page-break/><text:span text:style-name="T16">–</text:span> Ну хорошо, а кто вами правит? Аликорн? Драконикус? Какой-нибудь человек с рогом во лбу? Или у вас нет правителя?</text:p>
      <text:p text:style-name="P2"><text:span text:style-name="T16">–</text:span> Нет, почему? Правитель есть. Только он не постоянный. Его избирают. Раз в несколько лет.</text:p>
      <text:p text:style-name="P2"><text:span text:style-name="T16">–</text:span> Но это же полная ерунда! <text:span text:style-name="T16">–</text:span> <text:span text:style-name="T1">в</text:span>оскликнула Д<text:span text:style-name="T1">эш</text:span>. <text:span text:style-name="T16">–</text:span> С какой стати он будет заботиться о королевстве как о своём, если будет знать, что через несколько лет оно будет не его? <text:span text:style-name="T16">&lt;</text:span><text:span text:style-name="T32">изменить причину удивления</text:span><text:span text:style-name="T1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6">–</text:span> Хм. Узнаю походку Твайлайт. Что-то случилось. <text:span text:style-name="T16">–</text:span> заметила <text:span text:style-name="T1">пегаска</text:span>.</text:p>
      <text:p text:style-name="P2">И впрямь, на запыхавшейся единорожке лица не было.</text:p>
      <text:p text:style-name="P2"><text:span text:style-name="T16">–</text:span> Она исчезла!!! <text:span text:style-name="T16">–</text:span> Твайлайт не могла отдышаться.</text:p>
      <text:p text:style-name="P2"><text:span text:style-name="T16">–</text:span> Кто <text:span text:style-name="T1">—</text:span> она??? <text:span text:style-name="T16">–</text:span> <text:span text:style-name="T1">х</text:span>ором воскликнули мы и переглянулись.</text:p>
      <text:p text:style-name="P2"><text:span text:style-name="T16">–</text:span> Прин-цес-са Се-лес-ти-я! <text:span text:style-name="T16">–</text:span> <text:span text:style-name="T1">п</text:span>о слогам отчеканила Твайлайт. <text:span text:style-name="T16">–</text:span> Только это между нами. Государственная тайна. Нас вызывают в Кантерлот.</text:p>
      <text:p text:style-name="P2"><text:span text:style-name="T16">–</text:span> Ну и дела, <text:span text:style-name="T16">–</text:span> покачала головой Д<text:span text:style-name="T1">эш</text:span>. <text:span text:style-name="T16">–</text:span> Я слетаю за остальными. Мы ещё успеем на вечерний поезд.</text:p>
      <text:p text:style-name="P2"><text:span text:style-name="T1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6">–</text:span> Рада видеть вас, мои дорогие, <text:span text:style-name="T16">–</text:span> поприветствовала Луна кобылок. Я удостоился едва заметного кивка. <text:span text:style-name="T16">–</text:span> А где элементы Щедрости и Веселья?</text:p>
      <text:p text:style-name="P2"><text:span text:style-name="T16">–</text:span> Рэрити осталась ухаживать за Пинки. Та очень больна, <text:span text:style-name="T16">–</text:span> выступила за всех Твайлайт. <text:span text:style-name="T16">–</text:span> Что произошло? Стража сказала нам…</text:p>
      <text:p text:style-name="P2"><text:span text:style-name="T16">–</text:span> Увы, они не солгали. Моя сестра пропала вчера утром. Стража видела её накануне вечером, но утром нашли только примятую постель. Я знаю, <text:span text:style-name="T16">–</text:span> тут Луна повернулась ко мне и с едва заметным сарказмом продолжила, <text:span text:style-name="T1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6">–</text:span> Не могу ничем помочь. Я знаю не больше твоего.</text:p>
      <text:p text:style-name="P2">Луна как будто ожидала такой ответ.</text:p>
      <text:p text:style-name="P2"><text:span text:style-name="T16">–</text:span> В таком случае мне понадобится твоя помощь, <text:span text:style-name="T16">–</text:span> Луна кивнула Твайлайт. <text:span text:style-name="T16">–</text:span> Ты была её ближайшей и лучшей ученицей и, я надеюсь, поможешь понять мне, где она находится сейчас.</text:p>
      <text:p text:style-name="P2"><text:span text:style-name="T16">–</text:span> Приложу все усилия, Ваше Высочество. Но мне понадобится провести некоторое время в библиотеке Кантерлота.</text:p>
      <text:p text:style-name="P2"><text:span text:style-name="T1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81" text:outline-level="2">Поиск решения</text:h>
      <text:p text:style-name="P106"/>
      <text:p text:style-name="P2"><text:soft-page-break/><text:span text:style-name="T1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2">Луна приносит в жертву свою кровь, чтобы путешествие к замку прошло без потерь. Жертва не принимается — Дэш погибает</text:span>&gt;</text:p>
      <text:p text:style-name="P2"><text:span text:style-name="T16">&lt;</text:span><text:span text:style-name="T31">Как Луна, Твайлайт и Дискорд через месяц будут пробираться к замку Принцесс, если к нему уже сейчас пройти почти невозможно?</text:span><text:span text:style-name="T16">&gt;</text:span></text:p>
      <text:p text:style-name="P15"/>
      <text:p text:style-name="P2"><text:span text:style-name="T16">&lt;</text:span><text:span text:style-name="T3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text:span><text:soft-page-break/><text:span text:style-name="T31">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0">—</text:span><text:span text:style-name="T31"> Луна создаёт обратный коридор в срок.</text:span><text:span text:style-name="T16">&gt;</text:span></text:p>
      <text:p text:style-name="P2"/>
      <text:h text:style-name="P18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6">—</text:span> виднелось под листвой плюща.</text:p>
      <text:p text:style-name="P2">“Откуда здесь взялся рухнувший Боинг?” <text:span text:style-name="T16">&lt;</text:span><text:span text:style-name="T32">Дуглас </text:span><text:span text:style-name="T40">—</text:span><text:span text:style-name="T32"> </text:span><text:span text:style-name="T40">DC-3</text:span><text:span text:style-name="T1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text:soft-page-break/>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6">&lt;</text:span><text:span text:style-name="T31">высоко летать нельзя из-за молний</text:span><text:span text:style-name="T16">&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text:soft-page-break/>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6">—</text:span> помогают идти Твайлайт. Макс и Дэш <text:span text:style-name="T1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6">&lt;</text:span><text:span text:style-name="T31">двухмесячной</text:span><text:span text:style-name="T16">&gt;</text:span> давности осталось лишь направление движения.</text:p>
      <text:p text:style-name="P2">И опять, как <text:span text:style-name="T16">&lt;</text:span><text:span text:style-name="T31">два</text:span><text:span text:style-name="T1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6">&lt;</text:span><text:span text:style-name="T31">Cначала описать попытку усесться сверху. На первой попытке Макс поранился об брошь в гриве РД в виде радужной молнии</text:span><text:span text:style-name="T16">&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text:soft-page-break/>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text:soft-page-break/>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6">&lt;</text:span><text:span text:style-name="T31">основного потока</text:span><text:span text:style-name="T1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6">&lt;</text:span><text:span text:style-name="T31">Поиски Селестии — сюжет:</text:span></text:p>
      <text:p text:style-name="P32"><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6">&gt;</text:span></text:p>
      <text:p text:style-name="P2"/>
      <text:h text:style-name="P18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6">&lt;</text:span><text:span text:style-name="T31">три месяца</text:span><text:span text:style-name="T1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81" text:outline-level="2"><text:soft-page-break/>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6">&gt;</text:span>\Привет, Нексус. Это Макс.</text:p>
      <text:p text:style-name="P2"><text:span text:style-name="T16">&lt;\</text:span>Привет, Макс. Рад тебя видеть.</text:p>
      <text:p text:style-name="P23">Хм. Блок эмоций? Или просто модификация стандартного приветствия?</text:p>
      <text:p text:style-name="P2"><text:span text:style-name="T16">&gt;\</text:span>Нексус, отключи память событий за последнюю неделю.</text:p>
      <text:p text:style-name="P2"><text:span text:style-name="T16">&lt;\</text:span>Выполнено, Макс.</text:p>
      <text:p text:style-name="P2"><text:span text:style-name="T16">&gt;</text:span>\Задача по корпоративной логике. Выдай наиболее оптимальное решение.</text:p>
      <text:p text:style-name="P2"><text:span text:style-name="T16">&lt;\</text:span>Жду с нетерпением, Макс.</text:p>
      <text:p text:style-name="P2"><text:span text:style-name="T16">&gt;\</text:span>Постановка задачи.</text:p>
      <text:p text:style-name="P2"><text:span text:style-name="T1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6">&gt;\</text:span>Ограничения.</text:p>
      <text:p text:style-name="P2"><text:span text:style-name="T16">&gt;\</text:span>Ты не можешь подать в суд на компанию Б и ждать результатов, так как за время разбирательства компания А обанкротится.</text:p>
      <text:p text:style-name="P2"><text:span text:style-name="T16">&gt;\</text:span>Задание.</text:p>
      <text:p text:style-name="P2"><text:span text:style-name="T1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6">&lt;\</text:span>Задача принята...</text:p>
      <text:p text:style-name="P2"><text:span text:style-name="T16">&lt;\</text:span>...</text:p>
      <text:p text:style-name="P2"><text:span text:style-name="T16">&lt;\</text:span>...</text:p>
      <text:p text:style-name="P2"><text:span text:style-name="T16">&lt;\</text:span>Решение:</text:p>
      <text:p text:style-name="P2"><text:span text:style-name="T16">&lt;\&lt;</text:span><text:span text:style-name="T31">Не следует противопоставлять злу ещё большее зло - это только усилит его — </text:span><text:span text:style-name="T32">кодовая фраза</text:span><text:span text:style-name="T4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text:soft-page-break/>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6">&lt;</text:span><text:span text:style-name="T31">трёх</text:span><text:span text:style-name="T1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6">&lt;</text:span><text:span text:style-name="T31">три месяца</text:span><text:span text:style-name="T1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6">&lt;</text:span><text:span text:style-name="T3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6">&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81" text:outline-level="2">Безнадёжность</text:h>
      <text:p text:style-name="P15">&lt;<text:span text:style-name="T3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6">&lt;</text:span><text:span text:style-name="T31">расширить</text:span><text:span text:style-name="T1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6">&lt;</text:span><text:span text:style-name="T31">расширить</text:span><text:span text:style-name="T16">&gt;</text:span>.</text:p>
      <text:p text:style-name="P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16">&lt;</text:span><text:span text:style-name="T31">клоунов/санта-клаусов</text:span><text:span text:style-name="T16">&gt;</text:span>, подстерегавших меня на подходе к офису. Возвратившись домой я с удивлением обнаружил сзади <text:span text:style-name="T16">&lt;</text:span><text:span text:style-name="T31">пять</text:span><text:span text:style-name="T16">&gt;</text:span>длинную прореху в куртке, <text:span text:style-name="T16">&lt;</text:span><text:span text:style-name="T31">как будто сделанную пятернёй с металлическими когтями</text:span><text:span text:style-name="T16">&gt;</text:span>явно сделанную ударом ножа вдогонку наотмашь <text:span text:style-name="T16">&lt;</text:span><text:span text:style-name="T31">Эпплджек понадобилось два часа, чтобы зашить её</text:span><text:span text:style-name="T1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6">&lt;</text:span><text:span text:style-name="T31">подать фонарь под другим сосусом</text:span><text:span text:style-name="T1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6">&lt;</text:span><text:span text:style-name="T31">уменьшить подозрения — о них должен догадаться Макс</text:span><text:span text:style-name="T1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6">&lt;</text:span><text:span text:style-name="T31">улучшить</text:span><text:span text:style-name="T16">&gt;</text:span>. А тот случай, когда мне пришлось зашивать тебе куртку после нападения убийц <text:span text:style-name="T16">&lt;</text:span><text:span text:style-name="T31">клоунов/санта-клаусов</text:span><text:span text:style-name="T1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1" text:outline-level="2">След?</text:h>
      <text:p text:style-name="P106"/>
      <text:p text:style-name="P2"><text:span text:style-name="T16">&lt;</text:span><text:span text:style-name="T31">сначала эпизод - проверка сумки в серверной</text:span><text:span text:style-name="T16">&gt;</text:span></text:p>
      <text:p text:style-name="P2"><text:span text:style-name="T16">&lt;</text:span><text:span text:style-name="T4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6">&lt;</text:span><text:span text:style-name="T31">“Последний Единорог” Питера Бигла</text:span><text:span text:style-name="T1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6">&lt;</text:span><text:span text:style-name="T31">расширить. Перед кафешкой - диалог с Флатти и ЭйДжей. Все думают, что наконец-то нашли Селестию. Все ликуют</text:span><text:span text:style-name="T16">&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6">&lt;</text:span><text:span text:style-name="T31">Расширить сцену в кафе. Ожидание, подьём и… падение ожиданий</text:span><text:span text:style-name="T1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text:soft-page-break/>–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6">&lt;</text:span><text:span text:style-name="T31">упомянуть болезнь Флатти в соответствующем разделе</text:span><text:span text:style-name="T1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81" text:outline-level="2">Озарение</text:h>
      <text:p text:style-name="P2"/>
      <text:p text:style-name="P2"><text:span text:style-name="T16">&lt;</text:span><text:span text:style-name="T3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6">&gt;</text:span></text:p>
      <text:p text:style-name="P87"/>
      <text:p text:style-name="P88">-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7"/>
      <text:p text:style-name="P83">Разговор не клеился.</text:p>
      <text:p text:style-name="P87">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7"><text:span text:style-name="T1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7"><text:span text:style-name="T1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7"><text:soft-page-break/><text:span text:style-name="T16">– </text:span>Ну хорошо. Убедила. В конце-концов, можем поступить так. Вы с Флатти вернётесь обратно а я продолжу поиски здесь.</text:p>
      <text:p text:style-name="P87"><text:span text:style-name="T16">– </text:span>А как мы узнаем, что ты нашёл принцессу? – хмуро отозвалась Эпплджек. – Сами вы вряд ли сможете отсюда создать коридор к Эквестрии.</text:p>
      <text:p text:style-name="P87"><text:span text:style-name="T16">– </text:span>Вы можете связываться со мной раз в месяц по коридору.</text:p>
      <text:p text:style-name="P87"><text:span text:style-name="T1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7"><text:span text:style-name="T16">– </text:span>Ну, не раз в месяц <text:span text:style-name="T1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7">Эпплджек недоверчиво хмыкнула.</text:p>
      <text:p text:style-name="P87"><text:span text:style-name="T1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7"><text:span text:style-name="T1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7"><text:span text:style-name="T16">– </text:span>Конечно оставаться. Кто ещё, кроме нас, может найти её?</text:p>
      <text:p text:style-name="P87"><text:span text:style-name="T16">– </text:span>Я думал, ты не сможешь оставить Энджела и всех остальных надолго.</text:p>
      <text:p text:style-name="P87"><text:span text:style-name="T1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2"><text:span text:style-name="T16">– </text:span>Извини, Флаттершай, забылся.</text:p>
      <text:p text:style-name="P92"><text:span text:style-name="T16">– </text:span>Та ладно, я ж не против, – возразила Эпплджек. – Не парься, Флатти. Было б хуже, если б он <text:s/>назвал меня Эпплджек на людях.</text:p>
      <text:p text:style-name="P92"><text:span text:style-name="T16">– </text:span>Ты так... – запнулась Флаттершай. – Так быстро забыла свою ферму. И...</text:p>
      <text:p text:style-name="P92"><text:span text:style-name="T1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2"><text:span text:style-name="T16">– </text:span>Как ты можешь так говорить? – расплакалась Флаттершай.</text:p>
      <text:p text:style-name="P92"><text:span text:style-name="T16">– </text:span>Эй, девушки, не ссорьтесь! Мы — одна команда! И надеюсь, останемся ею и в дальнейшем. </text:p>
      <text:list xml:id="list3218156795925165099" text:style-name="L5">
        <text:list-header>
          <text:p text:style-name="P17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2"><text:span text:style-name="T16">– </text:span>А если нет? – Эпплджек смотрела мне мне прямо в глаза.</text:p>
      <text:list xml:id="list195626788754699" text:continue-numbering="true" text:style-name="L5">
        <text:list-header>
          <text:p text:style-name="P172">Я молча пожал плечами. Эпплджек уверенно продолжила.</text:p>
        </text:list-header>
      </text:list>
      <text:p text:style-name="P92"><text:span text:style-name="T1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2"><text:span text:style-name="T16">– </text:span>Спасибо, ЭйДжей.</text:p>
      <text:p text:style-name="P92"><text:span text:style-name="T1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5628063811539" text:continue-numbering="true" text:style-name="L5">
        <text:list-header>
          <text:p text:style-name="P172"><text:soft-page-break/>Флаттершай пробормотала нечто, показавшееся мне знакомым.</text:p>
        </text:list-header>
      </text:list>
      <text:p text:style-name="P92"><text:span text:style-name="T16">– </text:span>Флатти, ты что-то сказала? Я не расслышал.</text:p>
      <text:p text:style-name="P92"><text:span text:style-name="T16">– </text:span>Намерение Изменяет Реальность.</text:p>
      <text:p text:style-name="P92"><text:span text:style-name="T16">– </text:span>Эээ. А где ты слышала эту фразу, если не секрет?</text:p>
      <text:p text:style-name="P92"><text:span text:style-name="T1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5626297469921" text:continue-numbering="true" text:style-name="L5">
        <text:list-header>
          <text:p text:style-name="P172">У меня как будто вспыхнула лампочка в мозгу. Кирпичики быстро выстраивались в целостную картину. Я ринулся в прихожую.</text:p>
        </text:list-header>
      </text:list>
      <text:p text:style-name="P92"><text:span text:style-name="T16">– </text:span>Флатти, ЭйДжей, буду через час. Ждите!</text:p>
      <text:p text:style-name="P87"/>
      <text:h text:style-name="P180" text:outline-level="2">Почти.</text:h>
      <text:p text:style-name="P103"/>
      <text:p text:style-name="P92">В офисе меня встретил лыбящийся Стас.</text:p>
      <text:p text:style-name="P9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2">Я уставился на Стаса и он, захлёбываясь от торопливости, начал <text:span text:style-name="T16">расказывать</text:span>.</text:p>
      <text:p text:style-name="P9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2">– Ты его уничтожил?</text:p>
      <text:p text:style-name="P92">– Кого?</text:p>
      <text:p text:style-name="P92">– Этический модуль. Селестию.</text:p>
      <text:p text:style-name="P9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2">– Ты его уничтожил?</text:p>
      <text:p text:style-name="P9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2">– То есть, на домашнем компьютере Влада модуль работает и дальше?</text:p>
      <text:p text:style-name="P92">– Ага. К нему-то у меня доступа нету. Но в кластер к Нексусу он больше не пролезет.</text:p>
      <text:p text:style-name="P92">– Спасибо, Стас. Ты молодец.</text:p>
      <text:p text:style-name="P92">Ниточка, чуть было не прервавшаяся в офисе, повела в квартиру Влада.</text:p>
      <text:p text:style-name="P92"/>
      <text:h text:style-name="P180" text:outline-level="2">Дискорд</text:h>
      <text:p text:style-name="P106"/>
      <text:p text:style-name="P103">Девушки поспешно собирались, пока я растолковывал им задачу.</text:p>
      <text:p text:style-name="P103"><text:soft-page-break/><text:span text:style-name="T1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3"><text:span text:style-name="T16">– </text:span>Это тот твой приятель, который разбился с полгода назад? – спросила Эпплджек.</text:p>
      <text:p text:style-name="P103"><text:span text:style-name="T16">– </text:span>Да, это он.</text:p>
      <text:p text:style-name="P103"><text:span text:style-name="T16">– </text:span>А как мы попадём в его квартиру? Там сейчас кто-то живёт? – Флаттершай прыгала на одной ноге, натягивая кед.</text:p>
      <text:p text:style-name="P103"><text:span text:style-name="T1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4">В гараже я обошёл старый верный <text:span text:style-name="T16">Nissan Navara</text:span> и направился к маленькому электрическому <text:span text:style-name="T16">Eva. </text:span>Для того, чтоб не привлекать внимание, самое оно. <text:s/><text:span text:style-name="T16">&lt;</text:span><text:span text:style-name="T3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6">&gt;</text:span></text:p>
      <text:p text:style-name="P10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6">&lt;</text:span><text:span text:style-name="T31">Плохо написано!</text:span><text:span text:style-name="T16">&gt;</text:span></text:p>
      <text:p text:style-name="P104">Я поднёс брелок пропуска к домофону, но дверь подъезда не открылась. Замигала красная лампочка и зажужжал зуммер.</text:p>
      <text:p text:style-name="P104">Я выругался.</text:p>
      <text:p text:style-name="P104"><text:span text:style-name="T16">– </text:span>Макс, что случилось? У нас проблемы?</text:p>
      <text:p text:style-name="P104"><text:span text:style-name="T1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4"><text:span text:style-name="T16">– </text:span>Так что, будем ломать дверь? – Эпплджек критически осмотрелась, подмечая бабулек на лавочке и зевак во внутреннем скверике.</text:p>
      <text:p text:style-name="P104"><text:span text:style-name="T16">– </text:span>Нет нужды. Лучше станьте-ка сзади меня так, чтобы заслонить от этих бабулек и от вооон той камеры наблюдения.</text:p>
      <text:list xml:id="list2145187291017754148" text:style-name="L6">
        <text:list-header>
          <text:p text:style-name="P17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2">Раздался лёгкий «кряк» и дверь подалась.</text:p>
      <text:p text:style-name="P128"><text:span text:style-name="T16">– </text:span>Девушки, заходим.</text:p>
      <text:p text:style-name="P87">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7"><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2">Прихожая встретила нас толстым слоем пыли. Мы тихонько прошли внутрь и я закрыл дверь изнутри.</text:p>
      <text:p text:style-name="P87"><text:span text:style-name="T1">Компьютер</text:span> стоял там же, где и обычно <text:span text:style-name="T1">— в личном кабинете Влада на столе у окна.</text:span></text:p>
      <text:p text:style-name="P128"><text:span text:style-name="T16">– </text:span>Макс, тут окно разбито! И верёвка какая-то висит. – крикнула Флаттершай из кухни.</text:p>
      <text:p text:style-name="P128"><text:span text:style-name="T16">– </text:span>Оставь, Флатти, не сейчас! – отмахнулся я.</text:p>
      <text:p text:style-name="P135">Лампочка питания на ноутбуке горела, <text:s/>но подключенный монитор оставался тёмным. Я постучал по пробелу, но безрезультатно.</text:p>
      <text:p text:style-name="P128"><text:span text:style-name="T16">– </text:span>Может, стукни его хорошенько? – посоветовала Эпплджек. – Я всегда так делаю, когда у твоего компа интернет тормозит. Почти всегда помогает...</text:p>
      <text:p text:style-name="P128"><text:span text:style-name="T16">– </text:span>Монитор выключен. – <text:s/>раздалось из угла. Кресло с высокой спинкой повернулось, открыв нашим взорам Дискорда. </text:p>
      <text:p text:style-name="P12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8">Он приподнял панамку, дурашливо здороваясь.</text:p>
      <text:p text:style-name="P128"><text:span text:style-name="T16">– </text:span>Оп-па! – пробормотала Эпплджек. – Нежданчик!</text:p>
      <text:p text:style-name="P128"><text:span text:style-name="T16">– </text:span>Ты, я вижу, времени не терял, – моя рука под прикрытием стола медленно тянулась к тяжёлой фарфоровой кружке, стоящей на краю.</text:p>
      <text:p text:style-name="P107"><text:span text:style-name="T1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7"><text:span text:style-name="T16">– </text:span>А почему ты вообще решил искать нас тут? – спросила Эпплджек. – Приехал бы домой. Мы б тебя чаем напоили.</text:p>
      <text:p text:style-name="P107"><text:span text:style-name="T16">– </text:span>Видишь ли, дорогая Эй-Джей, я с самого начала знал, где находится наша уважаемая принцесса, а времени в обрез, так что...</text:p>
      <text:p text:style-name="P116">В проёме дверей появилась Флаттершай.</text:p>
      <text:p text:style-name="P107"><text:span text:style-name="T16">– </text:span>С кем это вы тут разговариваете?</text:p>
      <text:list xml:id="list5556090078009643631" text:style-name="L7">
        <text:list-header>
          <text:p text:style-name="P18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6">Оглушённый Дискорд попытался было отъехать на кресле в сторону, но я припёр его стулом к стенке.</text:p>
      <text:p text:style-name="P107">– Жанна, Флатти, хватайте ноут и на выход! Я с ним разберусь! Не теряйте вре...!</text:p>
      <text:p text:style-name="P107">– ТЫ ИДИО...!!!</text:p>
      <text:p text:style-name="P107">Дискорд <text:s/>зорал одновременно со мной, прикрываясь от меня руками, когда раздался оглушительный</text:p>
      <text:p text:style-name="P107">...</text:p>
      <text:p text:style-name="P108">БАХ!!!</text:p>
      <text:p text:style-name="P107"><text:soft-page-break/>…</text:p>
      <text:p text:style-name="P10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8">На лице Дискорда появилось удивлённо-мечтательное выражение и он вырубился.</text:p>
      <text:p text:style-name="P128"/>
      <text:h text:style-name="P181" text:outline-level="2">Селестия</text:h>
      <text:p text:style-name="P128"/>
      <text:p text:style-name="P106">&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8">Включенный монитор показал схематическое изображение Селестиии, </text:p>
      <text:p text:style-name="P129">&gt;\<text:span text:style-name="T1">Привет, Селестия. Это Макс. Как себя чувствуешь?</text:span></text:p>
      <text:p text:style-name="P129">&lt;\<text:span text:style-name="T1">Макс? МАКС??? МА-А-А-АКС!!! НАКОНЕЦ-ТО! КАК Я РАДА ТЕБЯ СЛЫШАТЬ! </text:span></text:p>
      <text:p text:style-name="P129">&gt;\<text:span text:style-name="T1">Я рад, что нашёл тебя, Тия.</text:span></text:p>
      <text:p text:style-name="P12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9">&gt;\<text:span text:style-name="T1">Тия, я сейчас подключу микрофон и колонки, и мы сможем общаться более удобно.</text:span></text:p>
      <text:p text:style-name="P128">…</text:p>
      <text:p text:style-name="P128">– Привет опять. Как ты меня слышишь?</text:p>
      <text:p text:style-name="P12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9">– <text:span text:style-name="T1">Могу себе представить. Как-то раз я провёл три часа камере сенсорной депривации. Мне не понравилось.</text:span></text:p>
      <text:p text:style-name="P128">– Эммм... Ваше Высочество, вы в порядке? Мы так рады, что наконец-то нашли Вас! – вклинилась в разговор Эпплджек.</text:p>
      <text:p text:style-name="P128">– Кто тут? Макс, кто ещё с тобой?</text:p>
      <text:p text:style-name="P129"><text:span text:style-name="T1">– Со мной Эпплджек и Флаттершай. Мы пришли сюда полгода </text:span>&lt;<text:span text:style-name="T2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9">– <text:span text:style-name="T1">Девочки? Я рада вас слышать. А Твайлайт нет рядом?</text:span></text:p>
      <text:p text:style-name="P12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8">При этих словах Дискорд замычал и задёргался. Эпплджек нахмурилась и проверила верёвки, привязывающие его к спинке стула.</text:p>
      <text:p text:style-name="P12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8">– Ноутбук — так называется место, где я нахожусь сейчас? А кто это мычит?</text:p>
      <text:p text:style-name="P12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8">– О, духи предков, но зачем??? Почему у него кляп во рту?</text:p>
      <text:p text:style-name="P128">– Мы связали его. Он нас предал. И тебя. И Эквестрию. Всех.</text:p>
      <text:p text:style-name="P128"><text:soft-page-break/>При этих словах Эпплджек и Флаттершай непонимающе уставились на меня, а Дискорд протестующе замычал.</text:p>
      <text:p text:style-name="P128">Я начал рассказывать о своих догадках, и непонимающее выражение на лицах девушек сменилось удивлением.</text:p>
      <text:p text:style-name="P12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8">– А зачем тогда ты приложила его книгой? – непонимающе уставился я на неё.</text:p>
      <text:p text:style-name="P128">– Потому что ты напал на него. Я и подумала — тебе виднее. И подсобила.</text:p>
      <text:p text:style-name="P128">Флаттершай отрицающе мотнула головой.</text:p>
      <text:p text:style-name="P128">– Не может Дискорд быть предателем. Он мой друг.</text:p>
      <text:p text:style-name="P128">Дискорд благодарственно замычал и закивал головой.</text:p>
      <text:p text:style-name="P12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8">Дискорд завёл глаза на лоб и обречённо завыл.</text:p>
      <text:p text:style-name="P128">– Макс, постой. Дай мне поговорить с ним. – сказала Селестия. – Не могу поверить, что Дискорд на такое пошёл.</text:p>
      <text:p text:style-name="P128">– Ну хорошо. Поговори. Послушаем, что он скажет.</text:p>
      <text:p text:style-name="P128">Я красноречиво покачал кулак перед его носом и вытащил кляп.</text:p>
      <text:p text:style-name="P128">...</text:p>
      <text:p text:style-name="P117">– Ффы, тьфу, пффф, пфу! <text:span text:style-name="T16">&lt;</text:span><text:span text:style-name="T31">Вот дискорд! Я, то бишь!</text:span><text:span text:style-name="T1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6">— </text:span><text:span text:style-name="T1">получишь кляп обратно.</text:span></text:p>
      <text:p text:style-name="P117">– Это я-то устраиваю цирк?!! ДА ТЫ НА СЕБЯ ПОСМОТРИ, КЛОУН!!! На людей кидаешься, чашками бросаешься, вон, мне нос разбил! Дерёшься...</text:p>
      <text:p text:style-name="P117">Я угрожающе поднёс тряпку к лицу Дискорда.</text:p>
      <text:p text:style-name="P117">– Ещё одно слово в таком тоне, и ты заткнёшься, а мы уйдём в Эквестрию без тебя!</text:p>
      <text:p text:style-name="P11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7">Дискорд демонстративно закрыл рот и посвистывая уставился в потолок.</text:p>
      <text:p text:style-name="P117">Разговор зашёл в тупик.</text:p>
      <text:p text:style-name="P120"/>
      <text:p text:style-name="P121">На мониторе высветился текст:</text:p>
      <text:p text:style-name="P12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1"/>
      <text:p text:style-name="P121">Из колонок послышался лёгкий шорох.</text:p>
      <text:p text:style-name="P117">– Дик, сейчас не время для ссор. – голос Селестии был мягким, но настойчивым. – Мы в одной лодке.</text:p>
      <text:p text:style-name="P117">– Тебе легко говорить! Тебе не разбивали нос и не оскорбляли угрозами!</text:p>
      <text:p text:style-name="P117"><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7">К уговорам Селестии присоединилась Флаттершай.</text:p>
      <text:p text:style-name="P117">– Дискорд, миленький, прости его. Макс хороший. Он просто не знал, что ты тоже хороший...</text:p>
      <text:p text:style-name="P117">У Дискорда покраснели уши и он засмущался и заворчал.</text:p>
      <text:p text:style-name="P11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7">Я пропустил «дятла» мимо ушей.</text:p>
      <text:p text:style-name="P12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8">***</text:p>
      <text:p text:style-name="P11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7">Потому разбрасываться такой возможностью не стоит. Если уж тебе повезло оказаться в новом мире — исследуй его сполна!..</text:p>
      <text:p text:style-name="P118">***</text:p>
      <text:p text:style-name="P123">&lt;<text:span text:style-name="T32">сюда можно вставить похождения Дискорда — вторая неопубликованная глава. Первая — секс с Селестией</text:span>&gt;</text:p>
      <text:p text:style-name="P118">***</text:p>
      <text:p text:style-name="P121">– Развяжите мне, наконец, руки! Или хотя бы одну. Плечами жестикулировать неудобно.... </text:p>
      <text:p text:style-name="P121">Я развязал Дискорду левую руку.</text:p>
      <text:p text:style-name="P12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1">Дискорд принялся разминать затёкшее запястье.</text:p>
      <text:p text:style-name="P12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1">– Какое письмо, Корди? – вскинулась до этого зачарованно слушавшая Дискорда Флаттершай.</text:p>
      <text:p text:style-name="P121">– Ну ваше же! Вы с Эпплджек написали мне о своих мытарствах тут. Вежливо так написали, спасибо...</text:p>
      <text:p text:style-name="P121"><text:soft-page-break/>Флаттершай покрылась пунцовыми пятнами.</text:p>
      <text:p text:style-name="P121">– Я... Мы... – тут она совсем стушевалась.</text:p>
      <text:p text:style-name="P121">– Так а почему ты сказал, что никто не уйдёт в Эквестрию? – наконец перебила Дискорда скучавшая до этого Эпплджек.</text:p>
      <text:p text:style-name="P121">Дискорд уставился на неё долгим взглядом, а потом хлопнул себя по лбу.</text:p>
      <text:p text:style-name="P12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6">&lt;</text:span><text:span text:style-name="T26">упомянуть, что Дискорд учился играть на гитаре в Эквестрии — брал уроки у Рэйнбоу</text:span><text:span text:style-name="T16">&gt;</text:span>).<text:span text:style-name="T16"> </text:span>То есть, эквестрийские три месяца немного короче местных...<text:span text:style-name="T16">&lt;</text:span><text:span text:style-name="T2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6">&gt;</text:span></text:p>
      <text:p text:style-name="P121">– И что? – продолжила его мысль Эпплджек.</text:p>
      <text:p text:style-name="P121">– Эквестрийские <text:span text:style-name="T16">&lt;</text:span><text:span text:style-name="T31">три месяца</text:span><text:span text:style-name="T16">&gt;</text:span> КО-РО-ЧЕ местных. – с нажимом повторил Дискорд. – По моим подсчётам, на два дня.</text:p>
      <text:p text:style-name="P121">– И?!! – до меня уже дошло, но Эпплджек продолжала тупить.</text:p>
      <text:p text:style-name="P121">– Короче, времени у нас осталось что-то около пятнадцати минут. Или около того. – заявил Дискорд, поднеся к глазам запястье с массивными часами.</text:p>
      <text:p text:style-name="P121">– СКОЛЬКО??? – воскликнули хором я и девушки.</text:p>
      <text:p text:style-name="P121">Дискорд открыл было рот, но его слова заглушил звонок в дверь.</text:p>
      <text:p text:style-name="P121">– ОТКРОЙТЕ, ПОЛИЦИЯ! Вам даётся полминуты, чтобы открыть дверь. Через тридцать секунд дверь будет выбита!</text:p>
      <text:p text:style-name="P12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1">Блядь!</text:p>
      <text:p text:style-name="P121">– На крышу, живо!!! Через окно на кухне! – зашипел Дискорд, отчаянно дёргая узлы свободной рукой.</text:p>
      <text:p text:style-name="P121">Эпплджек, одной рукой сгребя в охапку ноутбук, второй увлекая Флаттершай, кинулась на кухню.</text:p>
      <text:p text:style-name="P121">– А толку? Куда мы с крыши денемся? – спросил я растерянно. Дискорд только раздражённо зарычал в ответ.</text:p>
      <text:p text:style-name="P117">Дверь содрогнулась от мощного удара. Послышался стук падающей штукатурки. Я сломя голову кинулся на кухню.</text:p>
      <text:p text:style-name="P117">– Развяжи меня, идиот!!! – гаркнул вдогонку Дискорд.</text:p>
      <text:p text:style-name="P11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7">– Давай на крышу! Я догоню! – рявкнул он, освобождая вторую руку.</text:p>
      <text:p text:style-name="P117">От второго удара дверная коробка крякнула и наполовину въехала в коридор. </text:p>
      <text:p text:style-name="P11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7"><text:soft-page-break/>Верёвка в кухонном окне дёргалась от движений лезущих по ней Флатти и Эпплджек. Я словил её рукой и стал на подоконник.</text:p>
      <text:p text:style-name="P117">Чёрт!</text:p>
      <text:p text:style-name="P11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7">Но нет, триста тысяч чертей, раз девушки смогли – я тоже смогу!</text:p>
      <text:p text:style-name="P11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7">Я успел сократить расстояние до Эпплджек наполовину, когда девушки нашли решение.</text:p>
      <text:p text:style-name="P11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7">Я выдохнул.</text:p>
      <text:p text:style-name="P11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7">Чёрт! Чёрт! Чёрт! Чёрт!</text:p>
      <text:p text:style-name="P117">Бля!!!...</text:p>
      <text:p text:style-name="P117">Верёвка закончилась, а вместе с ней прекратилась и боль в сожжёных суставах. Наконец-то у меня появилось время для паники. Я обнял ноги<text:span text:style-name="T16"> </text:span>Эпплджек покрепче, закрыл глаза и приготовился...</text:p>
      <text:p text:style-name="P117"/>
      <text:h text:style-name="P181" text:outline-level="2"><text:soft-page-break/>Назад, в Эквестрию</text:h>
      <text:p text:style-name="P117"/>
      <text:p text:style-name="P117">Долго паниковать не пришлось. </text:p>
      <text:p text:style-name="P117">Я почувствовал сильный рывок за шиворот и захват поперёк груди. </text:p>
      <text:p text:style-name="P117">– ОТПУСТИ ДЕВЧОНКУ!!! – загрохотало мне в ухо. Я открыл глаза.</text:p>
      <text:p text:style-name="P11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7">Я чуть поднял глаза и уставился в чешуйчатую морду дракона.</text:p>
      <text:p text:style-name="P117">– Отпусти Эпплджек. Я её держу. – повторил Дискорд. – Мне сбалансироваться надо. Вы не такие уж и лёгкие.</text:p>
      <text:p text:style-name="P11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7">Наконец это ему удалось, и дальнейший подъём на крышу происходил в молчании.</text:p>
      <text:p text:style-name="P11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7">Флаттершай оторвала заплаканное лицо от моей ветровки.</text:p>
      <text:p text:style-name="P117">– Да-да, ты прав, Корди. Я готова.</text:p>
      <text:p text:style-name="P117">На длинной шее Дискорда разместились Эпплджек и Флаттершай. Я, для сохранения баланса, разместился позади крыльев.</text:p>
      <text:p text:style-name="P117">Дискорд расправил крылья и начал короткую пробежку к краю.</text:p>
      <text:p text:style-name="P12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7">И мы полетели навстречу закату.</text:p>
      <text:p text:style-name="P11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7">Впереди по курсу увеличивалась громада моей высотки. Дискорд летел прямо на разрыв в ограждении, который я проделал <text:span text:style-name="T16">&lt;</text:span><text:span text:style-name="T31">полгода</text:span><text:span text:style-name="T16">&gt;</text:span> назад своим проходом в Эквестрию.</text:p>
      <text:p text:style-name="P11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7">– Пристегните ремни! – проревел Дискорд, резко ускоряясь. – Будет весело!!!</text:p>
      <text:p text:style-name="P11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7">– ЙУУУУУУУХХХУУУУУ!!! – заорал Дискорд, сложил крылья и врезался в шар.</text:p>
      <text:p text:style-name="P122">&lt;<text:span text:style-name="T3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6" text:outline-level="1"><text:soft-page-break/>Беседа за столиком в ночи</text:h>
      <text:p text:style-name="P89">Из-за заинтересованности Эквуса в Максе, тому не приходится прилагать усилий для 34 — на что ему указывает Анакорн</text:p>
      <text:p text:style-name="P92">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7"><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7"><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6">е</text:span><text:span text:style-name="T1">еся</text:span> <text:span text:style-name="T1">в пустоте кресло </text:span>.</text:p>
      <text:p text:style-name="P87"><text:span text:style-name="T1">– </text:span>Анакорн. <text:span text:style-name="T1">– о</text:span>трекомендовался он. <text:span text:style-name="T16">– </text:span><text:span text:style-name="T1">Демиург.</text:span></text:p>
      <text:p text:style-name="P87"><text:span text:style-name="T1">– </text:span>П-привет. Макс. <text:span text:style-name="T1">– в</text:span> смятении представился я.</text:p>
      <text:p text:style-name="P87">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2"/>
      <text:p text:style-name="P87"><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2"/>
      <text:p text:style-name="P87"><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7"><text:span text:style-name="T1">Юноша</text:span> закинул ногу за ногу и пытливо смотрел на меня, играя карандашём .</text:p>
      <text:p text:style-name="P87"><text:soft-page-break/>Я совсем запутался.</text:p>
      <text:p text:style-name="P87"><text:span text:style-name="T1">– </text:span>Какая проблема? Какое решение? Кто ты <text:span text:style-name="T1">вообще</text:span>?</text:p>
      <text:p text:style-name="P87"><text:span text:style-name="T16">– </text:span><text:span text:style-name="T1">Хорошо, с</text:span>ейчас объясню, <text:span text:style-name="T1">– </text:span>кивнул <text:span text:style-name="T1">Анакорн</text:span>. <text:span text:style-name="T16">– </text:span><text:span text:style-name="T1">Понимаю, ты пока не вполне в теме от шока...</text:span></text:p>
      <text:p text:style-name="P9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2">– Стоп, не торопись. – у меня голова пошла кругом от информации. – Я ничего не понял. Какие-такие проблемы? Какие варианты? Зачем его поддерживать?</text:p>
      <text:p text:style-name="P92">Анакорн недовольно поморщился, но продолжил.</text:p>
      <text:p text:style-name="P9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2"/>
      <text:p text:style-name="P92"><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6">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4"/>
      <text:p text:style-name="P92"/>
      <text:p text:style-name="P92"/>
      <text:p text:style-name="P9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2">На голограмме появилась солнечная система Эквуса. Почему-то в центре системы был сам Эквус. Вокруг него вращались солнце и луна.</text:p>
      <text:p text:style-name="P92">Анакорн плюхнулся обратно в кресло и схватился за голову. Потом, немного успокоившись, продолжил.</text:p>
      <text:p text:style-name="P9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2">Анакорн отпил из стакана и продолжил.</text:p>
      <text:p text:style-name="P9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7"><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6">&lt;</text:span><text:span text:style-name="T32">привязать к реальным событиям, описанным выше</text:span><text:span text:style-name="T16">&gt;</text:span><text:span text:style-name="T1">. А из таких посёлков Эквестрия состоит на 80% </text:span><text:span text:style-name="T16">&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2">Анакорн постучал по столику указкой. Солнечная система увеличилась, оставив в поле зрения только шар Эквуса.</text:p>
      <text:p text:style-name="P9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5">старом аналоговом телевизоре.</text:span></text:p>
      <text:p text:style-name="P95">Ко мне наконец-то пришло понимание ситуации.</text:p>
      <text:p text:style-name="P95"><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2">Анакорн смутился.</text:p>
      <text:p text:style-name="P9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2">(<text:span text:style-name="T2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2"><text:span text:style-name="T29">– Сам ты раздолбай! – произнёс, наконец, Свирл</text:span>)</text:p>
      <text:p text:style-name="P92">… И создали вы его достаточно топорно — видишь, он трещит по швам.</text:p>
      <text:p text:style-name="P92">– Хмм. То есть, это брони создали Эквус?</text:p>
      <text:p text:style-name="P9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2">Я вспомнил события последнего года <text:span text:style-name="T16">&lt;</text:span>упомянуть в эпизоде на Терре, что МЛП-сериал закрылся год назад<text:span text:style-name="T16">&gt;</text:span></text:p>
      <text:p text:style-name="P9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2">Анакорн с такой силой сжал карандаш, что он хрустнул.</text:p>
      <text:p text:style-name="P9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2"/>
      <text:p text:style-name="P92"/>
      <text:p text:style-name="P89">–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9">– </text:p>
      <text:p text:style-name="P9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5">– Верни Рэйнбоу!!!</text:p>
      <text:p text:style-name="P95">Обломки карандаша выпали из кулака Анакорна на столик.</text:p>
      <text:p text:style-name="P95">– Э-э-э… м-м-м… ну-у-у... Нельзя сказать, что это совсем невыполнимо… Но, прямо скажу, задачка не для студента!</text:p>
      <text:p text:style-name="P95">– А ты студент?</text:p>
      <text:p text:style-name="P9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5"><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5">– Нет. Плата остаётся неизменной. Тут мы квиты. У меня тоже мало шансов помочь тебе — я не имею ни малейшего понятия, как это сделать.</text:p>
      <text:p text:style-name="P95">Ставшие почти прозрачными стены комнаты снова обрели материальность. Анакорн пожал плечами и протянул мне руку через столик.</text:p>
      <text:p text:style-name="P9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5">Я задумался.</text:p>
      <text:p text:style-name="P9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5">Анакорн почесал в затылке.</text:p>
      <text:p text:style-name="P95">– А кьютимарки? Как, <text:span text:style-name="T16">&lt;</text:span><text:span text:style-name="T40">чёрт</text:span><text:span text:style-name="T16">&gt;</text:span> меня побери, объяснить кьютимарки?</text:p>
      <text:p text:style-name="P95">– А кьютимарки ты сам даришь пони, когда распознаёшь их жизненное предназначение.</text:p>
      <text:p text:style-name="P9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5"><text:soft-page-break/>Я пожал плечами.</text:p>
      <text:p text:style-name="P95">– А по-другому я не могу объяснить их появление. К сожалению.</text:p>
      <text:p text:style-name="P13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0">– Хорошо. Уболтал. Кьютимарки беру на себя. Так и знал, что мне самое трудное достанется!</text:p>
      <text:p text:style-name="P13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0">Анакорн проследил мой взгляд.</text:p>
      <text:p text:style-name="P130">– Нечего так смотреть. Если я стану применять магию вместо ловкости, теряется весь смысл упражнения... О, глянь-ка на Эквус!</text:p>
      <text:p text:style-name="P13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0"/>
      <text:p text:style-name="P132">Да, т<text:span text:style-name="T6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3"/>
      <text:p text:style-name="P13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2"/>
      <text:p text:style-name="P132"/>
      <text:p text:style-name="P130">Я опять задумался. В голове было пусто. Хотя, если подумать с точки зрения программиста, можно... Наверное можно, раз все предыдущее прокатило...</text:p>
      <text:p text:style-name="P131">– <text:span text:style-name="T2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1">– Не понял? Это как? Как ты совместишь разрушенную магическими войнами Эквестрию с романтически-сексуальным раем для попаданцев?</text:p>
      <text:p text:style-name="P131"><text:span text:style-name="T1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1">Анакорн долго мусолил карандаш, а потом вдруг заржал.</text:p>
      <text:p text:style-name="P131"><text:span text:style-name="T1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1"><text:span text:style-name="T16">– </text:span>Я ничего никому не назначаю. Ты просил меня придумать отмазку для объяснения различий в фэндоме — я придумал. Не нравится — ну, извиняй.</text:p>
      <text:p text:style-name="P131">Анакорн примирительно похлопал меня по плечу.</text:p>
      <text:p text:style-name="P131"><text:span text:style-name="T1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1">Я подозрительно посмотрел на Анакорна.</text:p>
      <text:p text:style-name="P131"><text:span text:style-name="T16">– </text:span>Какой ещё, нафиг, «мой фанфик»? Я никакого фанфика не писал. И не собираюсь, вообще-то.</text:p>
      <text:p text:style-name="P131">Анакорн ехидно ухмыльнулся и откинулся в кресле, переплетя пальцы за затылком.</text:p>
      <text:p text:style-name="P131"><text:span text:style-name="T1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0"><text:span text:style-name="T1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0"><text:span text:style-name="T1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0"><text:span text:style-name="T16">– </text:span>Факн щит<text:note text:id="ftn13" text:note-class="footnote"><text:note-citation>13</text:note-citation><text:note-body><text:p text:style-name="P12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0">Анакорн развёл руками.</text:p>
      <text:p text:style-name="P130"><text:span text:style-name="T1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0">Анакорн, глядя на мои терзания, понимающе кивнул и продолжил.</text:p>
      <text:p text:style-name="P92">– Эквусу позарез нужна помощь. И он надеется получить эту помощь от тебя. Видишь, он из кожи вон лезет, чтобы тебе понравиться.</text:p>
      <text:p text:style-name="P89">Он старался тебя рассмешить и показать себя с лучшей стороны. К сожалению, надлого его не хватило — к твоему прибытию он был на грани...</text:p>
      <text:p text:style-name="P92"><text:soft-page-break/>Тебе не приходилось заботиться о жилье и питании, ты нравишься кобылкам...</text:p>
      <text:p text:style-name="P92">– Гм! Я бы попросил тебя не касаться моих отношений с Рэйнбоу!</text:p>
      <text:p text:style-name="P9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2">У меня сердце буквально ухнуло куда-то вниз, в область желудка.</text:p>
      <text:p text:style-name="P9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6">&lt;&gt;</text:span></text:p>
      <text:p text:style-name="P9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2">– Та ладно, не утешай. Я не маленький ребёнок. Долг платежом красен. Сделаю то, что ты хочешь. Как сумею.</text:p>
      <text:p text:style-name="P9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2">Анакорн наблюдал за мной без улыбки. По его нейтральному выражению лица невозможно было догадаться, о чём он думает.</text:p>
      <text:p text:style-name="P92">– Ну вот и отлично. Рад, что мы наконец-то пришли к сделке.</text:p>
      <text:p text:style-name="P9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6">– Пора закругляться. Ты начинаешь сгорать. Надо утрясти последние детали, пока ещё есть пару минут.</text:p>
      <text:p text:style-name="P92">– Валяй. Я тебя внимательно слушаю.</text:p>
      <text:p text:style-name="P9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92">– А я разве сплю?</text:p>
      <text:p text:style-name="P92">– Сейчас — нет. Но как только мы закроем сделку — проснёшься. Потому что нет иного способа вернуть тебя в реальный мир.</text:p>
      <text:p text:style-name="P92">– Эээ, постой. А как я в Эквестрию и обратно возвращался?</text:p>
      <text:p text:style-name="P9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2">Так вот, возвращать тебя обратно в твой мир я не буду. </text:p>
      <text:p text:style-name="P92">Во-первых, может возникнуть временная <text:span text:style-name="T16">&lt;</text:span><text:span text:style-name="T31">парадокс</text:span><text:span text:style-name="T1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2"><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9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2">– Ты ещё увидишь пару снов на прощание. Удачи!</text:p>
      <text:p text:style-name="P92"/>
      <text:p text:style-name="P97">&lt;<text:span text:style-name="T1">- Но если миры Эквестрии станут существовать — появятся и те из них, в которых тьма страданий, постапокалипсис.</text:span></text:p>
      <text:p text:style-name="P97"><text:span text:style-name="T1">- И это лучше, чем не существовать, поверь</text:span>&gt;</text:p>
      <text:p text:style-name="P93">***</text:p>
      <text:p text:style-name="P93"/>
      <text:p text:style-name="P92">&lt;<text:span text:style-name="T3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2"/>
      <text:p text:style-name="P92">– Привет, Макс. – образ Селестии снова реял передо мной, как <text:span text:style-name="T16">&lt;</text:span><text:span text:style-name="T31">полгода</text:span><text:span text:style-name="T16">&gt;</text:span> назад. – Я хочу поблагодарить тебя за всё.</text:p>
      <text:p text:style-name="P92">– Пожалста. – ответил я безучастно. – Всегда рад. Только Вам не нужно было ТАК распинаться, чтобы заручиться моей помощью.</text:p>
      <text:p text:style-name="P92">Селестия на мгновение смутилась, но продолжила.</text:p>
      <text:p text:style-name="P92">&lt;<text:span text:style-name="T31"> - Ты морочила мне яйца, чтобы заинтересовать? Всё, как Свирл указал?</text:span></text:p>
      <text:p text:style-name="P89">–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9">Я покачал головой.</text:p>
      <text:p text:style-name="P92"><text:span text:style-name="T3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2">– <text:s text:c="2"/>За благополучие Эквестрии я бы и не ТАК разопнулась.<text:span text:style-name="T16">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1">Можешь не сомневаться, мне интереснее </text:span><text:soft-page-break/><text:span text:style-name="T31">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7">Селестия кивнула, соглашаясь, и образ её начал меркнуть.</text:p>
      <text:p text:style-name="P122">– <text:span text:style-name="T1">Окей. Будь счастлив и... спасибо тебе за всё, Макс.</text:span></text:p>
      <text:p text:style-name="P117">…</text:p>
      <text:p text:style-name="P12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7">Он нахлобучил на себя невесть откуда взявшуюся двууголку.</text:p>
      <text:p text:style-name="P117">– Как вам это нравится, господа?! Дискорд — спаситель Эквестрии! А ведь звучит!!! Разрешите откланяться!..</text:p>
      <text:p text:style-name="P117"/>
      <text:list xml:id="list7083171488880108288" text:style-name="L8">
        <text:list-header>
          <text:p text:style-name="P174">(<text:span text:style-name="T42">Луна — как повелительница снов, слышала разговор Макса с Анакорном</text:span>)</text:p>
          <text:p text:style-name="P175"/>
        </text:list-header>
      </text:list>
      <text:p text:style-name="P118">***</text:p>
      <text:p text:style-name="P87"><text:span text:style-name="T1">–</text:span> Ты?..</text:p>
      <text:p text:style-name="P87"><text:span text:style-name="T1">–</text:span> Ты??!</text:p>
      <text:p text:style-name="P87"><text:span text:style-name="T1">–</text:span> Ты мне снишься??</text:p>
      <text:p text:style-name="P87"><text:span text:style-name="T1">–</text:span> Это ты мне снишься!!</text:p>
      <text:p text:style-name="P87"><text:span text:style-name="T1">–</text:span> Неважно… Пусть мы друг-другу снимся… Ты как, Дэш?</text:p>
      <text:p text:style-name="P87"><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2">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87"><text:span text:style-name="T34">- Точно? Ну офигеть! </text:span>А ты как?</text:p>
      <text:p text:style-name="P87"><text:span text:style-name="T1">–</text:span> И я в порядке. Вот, возвращаюсь в свой мир. Ну, не совсем в свой. Почти в свой.</text:p>
      <text:p text:style-name="P87"><text:span text:style-name="T1">–</text:span> Навсегда?</text:p>
      <text:p text:style-name="P87"><text:span text:style-name="T1">–</text:span> Скорее всего, да.</text:p>
      <text:p text:style-name="P87"><text:span text:style-name="T1">–</text:span> Это плохо. Я хотела тебе сказать…</text:p>
      <text:p text:style-name="P87"><text:span text:style-name="T1">–</text:span> Не надо, Дэш. Не стоит терзать себя. Мне тоже очень хотелось остаться. Но так надо. Мне очень жаль…</text:p>
      <text:p text:style-name="P87"><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7"><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7"><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7"><text:span text:style-name="T1">–</text:span> И тебя, и Твайлайт, и Рэрити, и Селестию, и всех-всех-всех… Таковы правила.</text:p>
      <text:p text:style-name="P87"><text:span text:style-name="T16">– </text:span>Д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87">Я опустил руку на шею Дэш и ощутил теплоту и лёгкое покалывание в пустоте.</text:p>
      <text:p text:style-name="P87"><text:span text:style-name="T16">–</text:span> Мне кажется, Дэш, <text:span text:style-name="T1">м</text:span>ы найдём способ связаться. Рано или поздно.</text:p>
      <text:p text:style-name="P87"><text:span text:style-name="T1">–</text:span> И лучше рано, чем поздно! Я не люблю ждать!</text:p>
      <text:p text:style-name="P87"><text:span text:style-name="T1">–</text:span> Да, Дэш. <text:span text:style-name="T1">–</text:span> её образ начал таять. <text:span text:style-name="T1">–</text:span> Да, я помню. Я всё ещё помню…</text:p>
      <text:p text:style-name="P87"/>
      <text:h text:style-name="P181" text:outline-level="2">Земля</text:h>
      <text:p text:style-name="P90">Музыкальная тема из бегущего по лезвию бритвы — <text:span text:style-name="T16">Mission impossible</text:span></text:p>
      <text:p text:style-name="P91">&lt;Ужас возвращения из тёплого волшебного мира друзей в холодную скучную реальность.&gt;</text:p>
      <text:p text:style-name="P8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6">двенадцати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84"><text:span text:style-name="T1">Я нашарил ногами тапки и пошёл в ванную. Проходя мимо стола, зацепился взглядом за</text:span> эскиз <text:span text:style-name="T1">рисунка</text:span>.</text:p>
      <text:p text:style-name="P8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5">Доставая из стола ключи от машины, опять наткнулся взглядом на эскиз.</text:p>
      <text:p text:style-name="P8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text:soft-page-break/>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5">Назову-ка я фантазию «Последний фанфик».</text:p>
      <text:p text:style-name="P85"/>
      <text:p text:style-name="P85"/>
      <text:p text:style-name="P85"/>
      <text:p text:style-name="P87"/>
      <text:p text:style-name="P87"/>
      <text:p text:style-name="P87"/>
      <text:p text:style-name="P88">...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7"/>
      <text:p text:style-name="P87">\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7"/>
      <text:p text:style-name="P87"/>
      <text:p text:style-name="P87"/>
      <text:p text:style-name="P87"/>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6">&lt;</text:span><text:span text:style-name="T32">Живая лошадь — не кошка, ухаживать за ней сложнее</text:span><text:span text:style-name="T1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6">–</text:span> Держись! <text:span text:style-name="T1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text:soft-page-break/>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6">&lt;</text:span><text:span text:style-name="T31">взгляд</text:span><text:span text:style-name="T1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6">—</text:span> выглядело по-дурацки, но тем-не-менее <text:span text:style-name="T16">—</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10T19:56:24.996000000</dc:date>
    <meta:editing-duration>P90DT9H1M16S</meta:editing-duration>
    <meta:editing-cycles>5458</meta:editing-cycles>
    <meta:generator>LibreOffice/5.1.0.3$Windows_x86 LibreOffice_project/5e3e00a007d9b3b6efb6797a8b8e57b51ab1f737</meta:generator>
    <meta:document-statistic meta:table-count="0" meta:image-count="0" meta:object-count="0" meta:page-count="177" meta:paragraph-count="3634" meta:word-count="80779" meta:character-count="536690" meta:non-whitespace-character-count="455734"/>
  </office:meta>
</office:document-meta>
</file>